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table-cell-properties style:vertical-align="automatic" fo:background-color="#337AB7"/>
      <style:text-properties fo:color="#FFFFFF" fo:font-weight="bold" style:font-weight-asian="bold" style:font-weight-complex="bold"/>
    </style:style>
    <style:style style:name="ce3" style:family="table-cell" style:parent-style-name="Default" style:data-style-name="N0">
      <style:table-cell-properties style:vertical-align="automatic" fo:background-color="#337AB7"/>
      <style:text-properties fo:color="#FFFFFF" fo:font-weight="bold" style:font-weight-asian="bold" style:font-weight-complex="bold"/>
    </style:style>
    <style:style style:name="ce4" style:family="table-cell" style:parent-style-name="Default" style:data-style-name="N0">
      <style:table-cell-properties style:vertical-align="automatic" fo:wrap-option="wrap" fo:background-color="#337AB7"/>
      <style:text-properties fo:color="#FFFFFF" fo:font-weight="bold" style:font-weight-asian="bold" style:font-weight-complex="bold"/>
    </style:style>
    <style:style style:name="ce5" style:family="table-cell" style:parent-style-name="Default" style:data-style-name="N37">
      <style:table-cell-properties style:vertical-align="automatic" fo:background-color="#337AB7"/>
      <style:text-properties fo:color="#FFFFFF" fo:font-weight="bold" style:font-weight-asian="bold" style:font-weight-complex="bold"/>
    </style:style>
    <style:style style:name="ce6" style:family="table-cell" style:parent-style-name="Default" style:data-style-name="N30">
      <style:table-cell-properties style:vertical-align="automatic" fo:wrap-option="wrap" fo:background-color="#CC0000" style:repeat-content="false"/>
      <style:paragraph-properties fo:text-align="start" fo:margin-left="0cm"/>
      <style:text-properties fo:color="#FFFFFF" fo:font-weight="bold" style:font-weight-asian="bold" style:font-weight-complex="bold"/>
    </style:style>
    <style:style style:name="ce7" style:family="table-cell" style:parent-style-name="Default" style:data-style-name="N30">
      <style:table-cell-properties style:vertical-align="automatic" fo:wrap-option="wrap" fo:background-color="#CC0000"/>
      <style:text-properties fo:color="#FFFFFF" fo:font-weight="bold" style:font-weight-asian="bold" style:font-weight-complex="bold"/>
    </style:style>
    <style:style style:name="ce8" style:family="table-cell" style:parent-style-name="Default" style:data-style-name="N30">
      <style:table-cell-properties style:vertical-align="automatic"/>
      <style:text-properties fo:color="#337AB7"/>
    </style:style>
    <style:style style:name="ce9" style:family="table-cell" style:parent-style-name="Default" style:data-style-name="N0">
      <style:table-cell-properties fo:border="thin solid #DDDDDD" style:vertical-align="automatic"/>
      <style:text-properties fo:color="#337AB7" style:text-underline-style="solid" style:text-underline-type="single"/>
    </style:style>
    <style:style style:name="ce10" style:family="table-cell" style:parent-style-name="Default" style:data-style-name="N0">
      <style:table-cell-properties fo:border="thin solid #DDDDDD" style:vertical-align="automatic" fo:wrap-option="wrap" fo:background-color="#EEEEEE"/>
      <style:text-properties fo:color="#333333"/>
    </style:style>
    <style:style style:name="ce11" style:family="table-cell" style:parent-style-name="Default" style:data-style-name="N19">
      <style:table-cell-properties fo:border="thin solid #DDDDDD" style:vertical-align="automatic" fo:background-color="#EEEEEE"/>
      <style:text-properties fo:color="#333333"/>
    </style:style>
    <style:style style:name="ce12" style:family="table-cell" style:parent-style-name="Default" style:data-style-name="N37">
      <style:table-cell-properties fo:border="thin solid #DDDDDD" style:vertical-align="automatic" fo:background-color="#EEEEEE"/>
      <style:text-properties fo:color="#333333"/>
    </style:style>
    <style:style style:name="ce13" style:family="table-cell" style:parent-style-name="Default" style:data-style-name="N30">
      <style:table-cell-properties style:vertical-align="automatic" fo:background-color="#EEEEEE" style:repeat-content="false"/>
      <style:paragraph-properties fo:text-align="center"/>
      <style:text-properties fo:color="#333333"/>
    </style:style>
    <style:style style:name="ce14" style:family="table-cell" style:parent-style-name="Default" style:data-style-name="N30">
      <style:table-cell-properties style:vertical-align="automatic" fo:wrap-option="wrap" fo:background-color="#EEEEEE"/>
      <style:text-properties fo:color="#333333"/>
    </style:style>
    <style:style style:name="ce15" style:family="table-cell" style:parent-style-name="Default" style:data-style-name="N30">
      <style:table-cell-properties fo:border="thin solid #DDDDDD" style:vertical-align="automatic" fo:wrap-option="wrap" fo:background-color="#EEEEEE"/>
      <style:text-properties fo:color="#333333"/>
    </style:style>
    <style:style style:name="ce16" style:family="table-cell" style:parent-style-name="Default" style:data-style-name="N30">
      <style:table-cell-properties style:vertical-align="automatic" fo:wrap-option="wrap" fo:background-color="#EEEEEE" style:repeat-content="false"/>
      <style:paragraph-properties fo:text-align="start" fo:margin-left="0cm"/>
      <style:text-properties fo:color="#333333"/>
    </style:style>
    <style:style style:name="ce17" style:family="table-cell" style:parent-style-name="Default" style:data-style-name="N30">
      <style:table-cell-properties style:vertical-align="automatic" fo:wrap-option="wrap"/>
      <style:text-properties fo:color="#337AB7"/>
    </style:style>
    <style:style style:name="ce18" style:family="table-cell" style:parent-style-name="Default" style:data-style-name="N0">
      <style:table-cell-properties fo:border="thin solid #DDDDDD" style:vertical-align="automatic" fo:wrap-option="wrap"/>
      <style:text-properties fo:color="#337AB7" style:text-underline-style="solid" style:text-underline-type="single"/>
    </style:style>
    <style:style style:name="ce19" style:family="table-cell" style:parent-style-name="Default" style:data-style-name="N19">
      <style:table-cell-properties fo:border="thin solid #DDDDDD" style:vertical-align="automatic" fo:wrap-option="wrap" fo:background-color="#EEEEEE"/>
      <style:text-properties fo:color="#333333"/>
    </style:style>
    <style:style style:name="ce20" style:family="table-cell" style:parent-style-name="Default" style:data-style-name="N37">
      <style:table-cell-properties fo:border="thin solid #DDDDDD" style:vertical-align="automatic" fo:wrap-option="wrap" fo:background-color="#EEEEEE"/>
      <style:text-properties fo:color="#333333"/>
    </style:style>
    <style:style style:name="ce21" style:family="table-cell" style:parent-style-name="Default" style:data-style-name="N0">
      <style:table-cell-properties style:vertical-align="automatic"/>
      <style:text-properties fo:color="#337AB7"/>
    </style:style>
    <style:style style:name="ce22" style:family="table-cell" style:parent-style-name="Default" style:data-style-name="N0">
      <style:table-cell-properties style:vertical-align="automatic" fo:wrap-option="wrap" fo:background-color="#EEEEEE"/>
      <style:text-properties fo:color="#333333"/>
    </style:style>
    <style:style style:name="ce23" style:family="table-cell" style:parent-style-name="Default" style:data-style-name="N19">
      <style:table-cell-properties style:vertical-align="automatic" fo:background-color="#EEEEEE"/>
      <style:text-properties fo:color="#333333"/>
    </style:style>
    <style:style style:name="ce24" style:family="table-cell" style:parent-style-name="Default" style:data-style-name="N37">
      <style:table-cell-properties style:vertical-align="automatic" fo:background-color="#EEEEEE"/>
      <style:text-properties fo:color="#333333"/>
    </style:style>
    <style:style style:name="ce25" style:family="table-cell" style:parent-style-name="Default" style:data-style-name="N0">
      <style:table-cell-properties style:vertical-align="automatic"/>
      <style:text-properties fo:color="#337AB7" style:text-underline-style="solid" style:text-underline-type="single"/>
    </style:style>
    <style:style style:name="ce26" style:family="table-cell" style:parent-style-name="Default" style:data-style-name="N0">
      <style:table-cell-properties fo:border="thin solid #DDDDDD" style:vertical-align="automatic" fo:wrap-option="wrap"/>
      <style:text-properties fo:color="#0000FF" style:text-underline-style="solid" style:text-underline-type="single"/>
    </style:style>
    <style:style style:name="ce27" style:family="table-cell" style:parent-style-name="Default" style:data-style-name="N36">
      <style:table-cell-properties style:vertical-align="automatic" fo:background-color="#EEEEEE"/>
      <style:text-properties fo:color="#333333"/>
    </style:style>
    <style:style style:name="ce28" style:family="table-cell" style:parent-style-name="Default" style:data-style-name="N30">
      <style:table-cell-properties fo:border="thin solid #DDDDDD" style:vertical-align="automatic" fo:wrap-option="wrap"/>
      <style:text-properties fo:color="#337AB7" style:text-underline-style="solid" style:text-underline-type="single"/>
    </style:style>
    <style:style style:name="ce29" style:family="table-cell" style:parent-style-name="Default" style:data-style-name="N30">
      <style:table-cell-properties style:vertical-align="automatic" fo:wrap-option="wrap" fo:background-color="#EEEEEE" style:repeat-content="false"/>
      <style:paragraph-properties fo:text-align="center"/>
      <style:text-properties fo:color="#333333"/>
    </style:style>
    <style:style style:name="ce30" style:family="table-cell" style:parent-style-name="Default" style:data-style-name="N0">
      <style:table-cell-properties style:vertical-align="automatic" fo:wrap-option="wrap"/>
    </style:style>
    <style:style style:name="ce31" style:family="table-cell" style:parent-style-name="Default" style:data-style-name="N0">
      <style:table-cell-properties style:vertical-align="automatic"/>
      <style:text-properties fo:color="#23527C" style:text-underline-style="solid" style:text-underline-type="single"/>
    </style:style>
    <style:style style:name="ce32" style:family="table-cell" style:parent-style-name="Default" style:data-style-name="N36">
      <style:table-cell-properties fo:border="thin solid #DDDDDD" style:vertical-align="automatic" fo:wrap-option="wrap" fo:background-color="#EEEEEE"/>
      <style:text-properties fo:color="#333333"/>
    </style:style>
    <style:style style:name="ce33" style:family="table-cell" style:parent-style-name="Default" style:data-style-name="N30">
      <style:table-cell-properties style:vertical-align="automatic" fo:background-color="#EEEEEE" style:repeat-content="false"/>
      <style:paragraph-properties fo:text-align="start" fo:margin-left="0cm"/>
      <style:text-properties fo:color="#333333"/>
    </style:style>
    <style:style style:name="ce34" style:family="table-cell" style:parent-style-name="Default" style:data-style-name="N0">
      <style:table-cell-properties style:vertical-align="automatic" fo:background-color="#EEEEEE"/>
      <style:text-properties fo:color="#333333"/>
    </style:style>
    <style:style style:name="ce35" style:family="table-cell" style:parent-style-name="Default" style:data-style-name="N0">
      <style:table-cell-properties fo:border="thin solid #DDDDDD" style:vertical-align="automatic" fo:background-color="#EEEEEE"/>
      <style:text-properties fo:color="#333333"/>
    </style:style>
    <style:style style:name="ce36" style:family="table-cell" style:parent-style-name="Default" style:data-style-name="N36">
      <style:table-cell-properties fo:border="thin solid #DDDDDD" style:vertical-align="automatic" fo:background-color="#EEEEEE"/>
      <style:text-properties fo:color="#333333"/>
    </style:style>
    <style:style style:name="ce37" style:family="table-cell" style:parent-style-name="Default" style:data-style-name="N30">
      <style:table-cell-properties style:vertical-align="automatic" fo:wrap-option="wrap"/>
    </style:style>
    <style:style style:name="ce38" style:family="table-cell" style:parent-style-name="Default" style:data-style-name="N30"/>
    <style:style style:name="ce39" style:family="table-cell" style:parent-style-name="Default" style:data-style-name="N37"/>
    <style:style style:name="ce40" style:family="table-cell" style:parent-style-name="Default" style:data-style-name="N0">
      <style:table-cell-properties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48166666666667cm"/>
    </style:style>
    <style:style style:name="co2" style:family="table-column">
      <style:table-column-properties fo:break-before="auto" style:column-width="4.048125cm"/>
    </style:style>
    <style:style style:name="co3" style:family="table-column">
      <style:table-column-properties fo:break-before="auto" style:column-width="8.51958333333333cm"/>
    </style:style>
    <style:style style:name="co4" style:family="table-column">
      <style:table-column-properties fo:break-before="auto" style:column-width="10.795cm"/>
    </style:style>
    <style:style style:name="co5" style:family="table-column">
      <style:table-column-properties fo:break-before="auto" style:column-width="2.48708333333333cm"/>
    </style:style>
    <style:style style:name="co6" style:family="table-column">
      <style:table-column-properties fo:break-before="auto" style:column-width="4.86833333333333cm"/>
    </style:style>
    <style:style style:name="co7" style:family="table-column">
      <style:table-column-properties fo:break-before="auto" style:column-width="3.14854166666667cm"/>
    </style:style>
    <style:style style:name="co8" style:family="table-column">
      <style:table-column-properties fo:break-before="auto" style:column-width="3.730625cm"/>
    </style:style>
    <style:style style:name="co9" style:family="table-column">
      <style:table-column-properties fo:break-before="auto" style:column-width="5.000625cm"/>
    </style:style>
    <style:style style:name="co10" style:family="table-column">
      <style:table-column-properties fo:break-before="auto" style:column-width="5.92666666666667cm"/>
    </style:style>
    <style:style style:name="co11" style:family="table-column">
      <style:table-column-properties fo:break-before="auto" style:column-width="4.33916666666667cm"/>
    </style:style>
    <style:style style:name="co12" style:family="table-column">
      <style:table-column-properties fo:break-before="auto" style:column-width="1.905cm"/>
    </style:style>
    <style:style style:name="ro1" style:family="table-row">
      <style:table-row-properties style:row-height="30pt" style:use-optimal-row-height="true" fo:break-before="auto"/>
    </style:style>
    <style:style style:name="ro2" style:family="table-row">
      <style:table-row-properties style:row-height="71.25pt" style:use-optimal-row-height="true" fo:break-before="auto"/>
    </style:style>
    <style:style style:name="ro3" style:family="table-row">
      <style:table-row-properties style:row-height="171pt" style:use-optimal-row-height="true" fo:break-before="auto"/>
    </style:style>
    <style:style style:name="ro4" style:family="table-row">
      <style:table-row-properties style:row-height="128.25pt" style:use-optimal-row-height="tru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99.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42.75pt" style:use-optimal-row-height="true" fo:break-before="auto"/>
    </style:style>
    <style:style style:name="ro10" style:family="table-row">
      <style:table-row-properties style:row-height="199.5pt" style:use-optimal-row-height="true" fo:break-before="auto"/>
    </style:style>
    <style:style style:name="ro11" style:family="table-row">
      <style:table-row-properties style:row-height="156.75pt" style:use-optimal-row-height="true" fo:break-before="auto"/>
    </style:style>
    <style:style style:name="ro12" style:family="table-row">
      <style:table-row-properties style:row-height="185.25pt" style:use-optimal-row-height="true" fo:break-before="auto"/>
    </style:style>
    <style:style style:name="ro13" style:family="table-row">
      <style:table-row-properties style:row-height="114pt" style:use-optimal-row-height="true" fo:break-before="auto"/>
    </style:style>
    <style:style style:name="ro14" style:family="table-row">
      <style:table-row-properties style:row-height="14.25pt" style:use-optimal-row-height="true" fo:break-before="auto"/>
    </style:style>
    <style:style style:name="ro15" style:family="table-row">
      <style:table-row-properties style:row-height="15.7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ntratos_e_convênio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5" table:default-cell-style-name="ce1"/>
        <table:table-column table:style-name="co7" table:number-columns-repeated="2" table:default-cell-style-name="ce1"/>
        <table:table-column table:style-name="co8" table:default-cell-style-name="ce1"/>
        <table:table-column table:style-name="co9" table:number-columns-repeated="2" table:default-cell-style-name="ce1"/>
        <table:table-column table:style-name="co10" table:number-columns-repeated="2" table:default-cell-style-name="ce1"/>
        <table:table-column table:style-name="co11" table:number-columns-repeated="2" table:default-cell-style-name="ce1"/>
        <table:table-column table:style-name="co5" table:number-columns-repeated="1003" table:default-cell-style-name="ce1"/>
        <table:table-column table:style-name="co12" table:number-columns-repeated="15364" table:default-cell-style-name="ce1"/>
        <table:table-row table:style-name="ro1">
          <table:table-cell office:value-type="string" table:style-name="ce2">
            <text:p>Id</text:p>
          </table:table-cell>
          <table:table-cell office:value-type="string" table:style-name="ce3">
            <text:p>Contrato</text:p>
          </table:table-cell>
          <table:table-cell office:value-type="string" table:style-name="ce4">
            <text:p>Fornecedor</text:p>
          </table:table-cell>
          <table:table-cell office:value-type="string" table:style-name="ce4">
            <text:p>Objeto</text:p>
          </table:table-cell>
          <table:table-cell office:value-type="string" table:style-name="ce3">
            <text:p>VigInicial</text:p>
          </table:table-cell>
          <table:table-cell office:value-type="string" table:style-name="ce3">
            <text:p>VigFinal</text:p>
          </table:table-cell>
          <table:table-cell office:value-type="string" table:style-name="ce5">
            <text:p>Valor</text:p>
          </table:table-cell>
          <table:table-cell office:value-type="string" table:style-name="ce2">
            <text:p>Firmado em</text:p>
          </table:table-cell>
          <table:table-cell office:value-type="string" table:style-name="ce6">
            <text:p>Natureza</text:p>
          </table:table-cell>
          <table:table-cell office:value-type="string" table:style-name="ce6">
            <text:p>CNPJ</text:p>
          </table:table-cell>
          <table:table-cell office:value-type="string" table:style-name="ce6">
            <text:p>Tipo</text:p>
          </table:table-cell>
          <table:table-cell office:value-type="string" table:style-name="ce7">
            <text:p>Gestor do contrato</text:p>
          </table:table-cell>
          <table:table-cell office:value-type="string" table:style-name="ce7">
            <text:p>Depto do gestor</text:p>
          </table:table-cell>
          <table:table-cell office:value-type="string" table:style-name="ce7">
            <text:p>Fiscal técnico do contrato</text:p>
          </table:table-cell>
          <table:table-cell office:value-type="string" table:style-name="ce7">
            <text:p>Depto fiscal técnico</text:p>
          </table:table-cell>
          <table:table-cell office:value-type="string" table:style-name="ce7">
            <text:p>Fiscal adm do contrato</text:p>
          </table:table-cell>
          <table:table-cell office:value-type="string" table:style-name="ce7">
            <text:p>Depto Fiscal adm</text:p>
          </table:table-cell>
          <table:table-cell table:number-columns-repeated="16367"/>
        </table:table-row>
        <table:table-row table:style-name="ro2">
          <table:table-cell office:value-type="string" table:style-name="ce8">
            <text:p>01</text:p>
          </table:table-cell>
          <table:table-cell office:value-type="string" table:style-name="ce9">
            <text:p><text:a xlink:href="https://www.prefeitura.sp.gov.br/cidade/secretarias/upload/transportes/SPTrans/contratos-convenios-parcerias/jan2023/CONTRATO%20-%20IPNET%20-%202022-0704-01-00.pdf">2022/0704-01-00</text:a></text:p>
          </table:table-cell>
          <table:table-cell office:value-type="string" table:style-name="ce10">
            <text:p>IPNET SERVIÇOS EM NUVEM E DESENVOLVIMENTO DE SISTEMAS LTDA.</text:p>
          </table:table-cell>
          <table:table-cell office:value-type="string" table:style-name="ce10">
            <text:p>PRESTAÇÃO DE SERVIÇOS DE MENSAGERIA E COMUNICAÇÃO UNIFICADA BASEADA EM COMPUTAÇÃO EM NUVEM (CLOUD COMPUTING)</text:p>
          </table:table-cell>
          <table:table-cell office:value-type="date" office:date-value="2022-12-29T00:00:00" table:style-name="ce11">
            <text:p>29/12/2022</text:p>
          </table:table-cell>
          <table:table-cell office:value-type="date" office:date-value="2025-12-28T00:00:00" table:style-name="ce11">
            <text:p>28/12/2025</text:p>
          </table:table-cell>
          <table:table-cell office:value-type="currency" office:value="5519600" table:style-name="ce12">
            <text:p>R$ 5.519.600,00</text:p>
          </table:table-cell>
          <table:table-cell office:value-type="string" table:style-name="ce13">
            <text:p>2022</text:p>
          </table:table-cell>
          <table:table-cell office:value-type="string" table:style-name="ce14">
            <text:p>Contrato</text:p>
          </table:table-cell>
          <table:table-cell office:value-type="string" table:style-name="ce15">
            <text:p>32578382000121</text:p>
          </table:table-cell>
          <table:table-cell office:value-type="string" table:style-name="ce16">
            <text:p>Licença de software</text:p>
          </table:table-cell>
          <table:table-cell office:value-type="string" table:style-name="ce16">
            <text:p>Heitor Arantes Farres</text:p>
          </table:table-cell>
          <table:table-cell office:value-type="string" table:style-name="ce16">
            <text:p>Gerência de Infraestrutura de Tecnologia da Informação e Comunicação (DG/STI/GIT)</text:p>
          </table:table-cell>
          <table:table-cell office:value-type="string" table:style-name="ce16">
            <text:p>Alexandre Mello dos Santos</text:p>
          </table:table-cell>
          <table:table-cell office:value-type="string" table:style-name="ce16">
            <text:p>Gerência de Infraestrutura de Tecnologia da Informação e Comunicação (DG/STI/GIT)</text:p>
          </table:table-cell>
          <table:table-cell office:value-type="string" table:style-name="ce16">
            <text:p>Mauricio de Moraes</text:p>
          </table:table-cell>
          <table:table-cell table:style-name="ce16"/>
          <table:table-cell table:number-columns-repeated="16367"/>
        </table:table-row>
        <table:table-row table:style-name="ro3">
          <table:table-cell office:value-type="string" table:style-name="ce8">
            <text:p>02</text:p>
          </table:table-cell>
          <table:table-cell office:value-type="string" table:style-name="ce9">
            <text:p><text:a xlink:href="https://www.prefeitura.sp.gov.br/cidade/secretarias/upload/transportes/SPTrans/contratos-convenios-parcerias/jan2023/CONTRATO-TIVIT-2022-0690-01-00.pdf">2022/0690-01-00</text:a></text:p>
          </table:table-cell>
          <table:table-cell office:value-type="string" table:style-name="ce10">
            <text:p>TIVIT TERCEIRIZAÇÃO DE PROCESSOS, SERVICÇOES E TECNOLOGIA S/A</text:p>
          </table:table-cell>
          <table:table-cell office:value-type="string" table:style-name="ce10">
            <text:p>PRESTAÇÃO DE SERVIÇOS TÉCNICOS INTEGRADOS DE INFRAESTRUTURA DE PROCESSAMENTO, ARMAZENAMENTO E COMUNICAÇÃO DE DADOS, EM DOIS AMBIENTES DE ALTA DISPONIBILIDADE E MISSÃO CRÍTICA (DATA CENTERS), INCLUINDO SEGURANÇA, ESCALABILIDADE, GESTÃO E MONITORAMENTO DA OPERAÇÃO EM REGIME ININTERRUPTO, LICENÇAS DE SOFTWARES DE MERCADO, SUPORTE TÉCNICO DEDICADO DE PROFISSIONAIS ESPECIALIZADOS, PARA SUSTENTAÇÃO DO SISTEMA DE BILHETAGEM ELETRÔNICA (BILHETE ÚNICO) DO MUNICÍPIO DE SÃO PAULO</text:p>
          </table:table-cell>
          <table:table-cell office:value-type="date" office:date-value="2022-12-15T00:00:00" table:style-name="ce11">
            <text:p>15/12/2022</text:p>
          </table:table-cell>
          <table:table-cell office:value-type="date" office:date-value="2023-06-12T00:00:00" table:style-name="ce11">
            <text:p>12/06/2023</text:p>
          </table:table-cell>
          <table:table-cell office:value-type="currency" office:value="11936425.5" table:style-name="ce12">
            <text:p>R$ 11.936.425,50</text:p>
          </table:table-cell>
          <table:table-cell office:value-type="string" table:style-name="ce13">
            <text:p>2022</text:p>
          </table:table-cell>
          <table:table-cell office:value-type="string" table:style-name="ce14">
            <text:p>Contrato</text:p>
          </table:table-cell>
          <table:table-cell office:value-type="string" table:style-name="ce15">
            <text:p>07073027000153</text:p>
          </table:table-cell>
          <table:table-cell office:value-type="string" table:style-name="ce16">
            <text:p>Infraestrutura e gestão de data centers</text:p>
          </table:table-cell>
          <table:table-cell office:value-type="string" table:style-name="ce16">
            <text:p>Mauricio Lima Ferreira</text:p>
          </table:table-cell>
          <table:table-cell office:value-type="string" table:style-name="ce16">
            <text:p>Superintendência de Tecnologia da Informação (DG/STI)</text:p>
          </table:table-cell>
          <table:table-cell office:value-type="string" table:style-name="ce16">
            <text:p>Guilherme Farinácio de Carvalho</text:p>
          </table:table-cell>
          <table:table-cell office:value-type="string" table:style-name="ce16">
            <text:p>.</text:p>
          </table:table-cell>
          <table:table-cell office:value-type="string" table:style-name="ce16">
            <text:p>Vladimir Martins</text:p>
          </table:table-cell>
          <table:table-cell office:value-type="string" table:style-name="ce16">
            <text:p>.</text:p>
          </table:table-cell>
          <table:table-cell table:number-columns-repeated="16367"/>
        </table:table-row>
        <table:table-row table:style-name="ro2">
          <table:table-cell office:value-type="string" table:style-name="ce8">
            <text:p>03</text:p>
          </table:table-cell>
          <table:table-cell office:value-type="string" table:style-name="ce9">
            <text:p><text:a xlink:href="https://www.prefeitura.sp.gov.br/cidade/secretarias/upload/transportes/SPTrans/contratos-convenios-parcerias/jan2023/CONTRATO-VALID-2022-0581-01-00.pdf">2022/0581-01-00</text:a></text:p>
          </table:table-cell>
          <table:table-cell office:value-type="string" table:style-name="ce10">
            <text:p>VALID SOLUÇÕES S/A</text:p>
          </table:table-cell>
          <table:table-cell office:value-type="string" table:style-name="ce10">
            <text:p>AQUISIÇÃO DE CARTÕES COM CIRCUITO INTEGRADO SEM CONTATO “CONTACTLESS SMART CARD”, COM MEMÓRIA DE 4K, SEM EXPLORAÇÃO ECONÔMICA DE ESPAÇOS PUBLICITÁRIOS NO VERSO DOS CARTÕES, PARA SEREM UTILIZADOS NO SISTEMA BILHETE ÚNICO</text:p>
          </table:table-cell>
          <table:table-cell office:value-type="date" office:date-value="2022-12-12T00:00:00" table:style-name="ce11">
            <text:p>12/12/2022</text:p>
          </table:table-cell>
          <table:table-cell office:value-type="date" office:date-value="2024-03-11T00:00:00" table:style-name="ce11">
            <text:p>11/03/2024</text:p>
          </table:table-cell>
          <table:table-cell office:value-type="currency" office:value="16440000" table:style-name="ce12">
            <text:p>R$ 16.440.000,00</text:p>
          </table:table-cell>
          <table:table-cell office:value-type="string" table:style-name="ce13">
            <text:p>2022</text:p>
          </table:table-cell>
          <table:table-cell office:value-type="string" table:style-name="ce14">
            <text:p>Contrato</text:p>
          </table:table-cell>
          <table:table-cell office:value-type="string" table:style-name="ce15">
            <text:p>33113309000147</text:p>
          </table:table-cell>
          <table:table-cell office:value-type="string" table:style-name="ce16">
            <text:p>Hardware</text:p>
          </table:table-cell>
          <table:table-cell office:value-type="string" table:style-name="ce16">
            <text:p>Mariana Santoro Di Sessa Machado</text:p>
          </table:table-cell>
          <table:table-cell office:value-type="string" table:style-name="ce16">
            <text:p>Gerência de Inteligência de Negócio (DG/SAC/GIG)</text:p>
          </table:table-cell>
          <table:table-cell office:value-type="string" table:style-name="ce16">
            <text:p>Lioncio de Faria</text:p>
          </table:table-cell>
          <table:table-cell office:value-type="string" table:style-name="ce16">
            <text:p>.</text:p>
          </table:table-cell>
          <table:table-cell office:value-type="string" table:style-name="ce16">
            <text:p>Silvania Catharino</text:p>
          </table:table-cell>
          <table:table-cell office:value-type="string" table:style-name="ce16">
            <text:p>.</text:p>
          </table:table-cell>
          <table:table-cell table:number-columns-repeated="16367"/>
        </table:table-row>
        <table:table-row table:style-name="ro4">
          <table:table-cell office:value-type="string" table:style-name="ce8">
            <text:p>04</text:p>
          </table:table-cell>
          <table:table-cell office:value-type="string" table:style-name="ce9">
            <text:p><text:a xlink:href="https://www.prefeitura.sp.gov.br/cidade/secretarias/upload/transportes/SPTrans/contratos-convenios-parcerias/CONTRATO_KRYPTUS_2022-0281-01-00.pdf">2022/0281-01-00</text:a></text:p>
          </table:table-cell>
          <table:table-cell office:value-type="string" table:style-name="ce10">
            <text:p>KRYPTUS SEGURANÇA DA INFORMAÇÃO S/A</text:p>
          </table:table-cell>
          <table:table-cell office:value-type="string" table:style-name="ce10">
            <text:p>CONTRATO Nº- OBJETO: PRESTAÇÃO DE SERVIÇOS GERENCIADOS DE SEGURANÇA DA INFORMAÇÃO, COMPREENDENDO O MONITORAMENTO DE COMPORTAMENTOS QUE APRESENTEM RISCO E VULNERABILIDADES EM REGIME 24X7, SUPORTAR A SPTRANS NO DIRECIONAMENTO DO TRATAMENTO DE INCIDENTES DE SEGURANÇA, TREINAMENTO DA EQUIPE E SUPORTE A IMPLANTAÇÃO DE BOAS PRÁTICAS, CONFORME ESPECIFICAÇÕES TÉCNICAS</text:p>
          </table:table-cell>
          <table:table-cell office:value-type="date" office:date-value="2022-11-01T00:00:00" table:style-name="ce11">
            <text:p>01/11/2022</text:p>
          </table:table-cell>
          <table:table-cell office:value-type="date" office:date-value="2027-10-31T00:00:00" table:style-name="ce11">
            <text:p>31/10/2027</text:p>
          </table:table-cell>
          <table:table-cell office:value-type="currency" office:value="23600000" table:style-name="ce12">
            <text:p>R$ 23.600.000,00</text:p>
          </table:table-cell>
          <table:table-cell office:value-type="string" table:style-name="ce13">
            <text:p>2022</text:p>
          </table:table-cell>
          <table:table-cell office:value-type="string" table:style-name="ce14">
            <text:p>Contrato</text:p>
          </table:table-cell>
          <table:table-cell office:value-type="string" table:style-name="ce15">
            <text:p>05761098000113</text:p>
          </table:table-cell>
          <table:table-cell office:value-type="string" table:style-name="ce10">
            <text:p>Segurança da informação</text:p>
          </table:table-cell>
          <table:table-cell office:value-type="string" table:style-name="ce16">
            <text:p>Mauricio Lima Ferreira</text:p>
          </table:table-cell>
          <table:table-cell office:value-type="string" table:style-name="ce16">
            <text:p>Superintendência de Tecnologia da Informação (DG/STI)</text:p>
          </table:table-cell>
          <table:table-cell office:value-type="string" table:style-name="ce16">
            <text:p>Heitor Arantes Farres</text:p>
          </table:table-cell>
          <table:table-cell table:style-name="ce16"/>
          <table:table-cell office:value-type="string" table:style-name="ce16">
            <text:p>Mauricio de Moraes</text:p>
          </table:table-cell>
          <table:table-cell office:value-type="string" table:style-name="ce10">
            <text:p>Assessoria de Governança de Tecnologia da Informação e Comunicação (STI/AGT)</text:p>
          </table:table-cell>
          <table:table-cell table:number-columns-repeated="16367"/>
        </table:table-row>
        <table:table-row table:style-name="ro5">
          <table:table-cell office:value-type="string" table:style-name="ce8">
            <text:p>05</text:p>
          </table:table-cell>
          <table:table-cell office:value-type="string" table:style-name="ce9">
            <text:p><text:a xlink:href="https://www.prefeitura.sp.gov.br/cidade/secretarias/upload/transportes/SPTrans/contratos-convenios-parcerias/CONTRATO_ALLCOMNET_2022-0537-01.pdf">2022/0537-01-0</text:a></text:p>
          </table:table-cell>
          <table:table-cell office:value-type="string" table:style-name="ce10">
            <text:p>ALLCOMNET TECNOLOGIA E SISTEMAS LTDA.</text:p>
          </table:table-cell>
          <table:table-cell office:value-type="string" table:style-name="ce10">
            <text:p>CONTRATO N0 DE RENOVAÇÃO DE LICENCIAMENTO E SUPORTE TÉCNICO DE SUBSCRIÇÃO DE SEGURANÇA PARA NGFW PARA A SOLUÇÃO DE FIREWALL DATACENTER DA SPTRANS, CONFORME ESPECIFICAÇÕES CONSTANTES DO TERMO DE REFERÊNCIA</text:p>
          </table:table-cell>
          <table:table-cell office:value-type="date" office:date-value="2022-10-11T00:00:00" table:style-name="ce11">
            <text:p>11/10/2022</text:p>
          </table:table-cell>
          <table:table-cell office:value-type="date" office:date-value="2024-12-09T00:00:00" table:style-name="ce11">
            <text:p>09/12/2024</text:p>
          </table:table-cell>
          <table:table-cell office:value-type="currency" office:value="453140" table:style-name="ce12">
            <text:p>R$ 453.140,00</text:p>
          </table:table-cell>
          <table:table-cell office:value-type="string" table:style-name="ce13">
            <text:p>2022</text:p>
          </table:table-cell>
          <table:table-cell office:value-type="string" table:style-name="ce14">
            <text:p>Contrato</text:p>
          </table:table-cell>
          <table:table-cell office:value-type="string" table:style-name="ce15">
            <text:p>04424094000187</text:p>
          </table:table-cell>
          <table:table-cell office:value-type="string" table:style-name="ce10">
            <text:p>Segurança da informação</text:p>
          </table:table-cell>
          <table:table-cell office:value-type="string" table:style-name="ce16">
            <text:p>Heitor Arantes Farres</text:p>
          </table:table-cell>
          <table:table-cell office:value-type="string" table:style-name="ce16">
            <text:p>Superintendência de Tecnologia da Informação (DG/STI)</text:p>
          </table:table-cell>
          <table:table-cell office:value-type="string" table:style-name="ce16">
            <text:p>Não há</text:p>
          </table:table-cell>
          <table:table-cell office:value-type="string" table:style-name="ce16">
            <text:p>.</text:p>
          </table:table-cell>
          <table:table-cell office:value-type="string" table:style-name="ce16">
            <text:p>Não há</text:p>
          </table:table-cell>
          <table:table-cell office:value-type="string" table:style-name="ce16">
            <text:p>.</text:p>
          </table:table-cell>
          <table:table-cell table:number-columns-repeated="16367"/>
        </table:table-row>
        <table:table-row table:style-name="ro2">
          <table:table-cell office:value-type="string" table:style-name="ce17">
            <text:p>06</text:p>
          </table:table-cell>
          <table:table-cell office:value-type="string" table:style-name="ce18">
            <text:p><text:a xlink:href="https://www.prefeitura.sp.gov.br/cidade/secretarias/upload/transportes/SPTrans/contratos-convenios-parcerias/CONTRATO_FOCO_2022-0448-01-00.pdf">2022/0448-01-00</text:a></text:p>
          </table:table-cell>
          <table:table-cell office:value-type="string" table:style-name="ce10">
            <text:p>FOCO OPINIÃO E MERCADO EIRELLI EPP</text:p>
          </table:table-cell>
          <table:table-cell office:value-type="string" table:style-name="ce10">
            <text:p>REALIZAÇÃO DA COLETA DE DADOS POR TELEFONE PARA A PESQUISA DE SATISFAÇÃO DOS USUÁRIOS DO SISTEMA DE TRANSPORTE COLETIVO URBANO DE PASSAGEIROS DO MUNICÍPIO DE SÃO PAULO - LOTES I E II</text:p>
          </table:table-cell>
          <table:table-cell office:value-type="date" office:date-value="2022-09-14T00:00:00" table:style-name="ce19">
            <text:p>14/09/2022</text:p>
          </table:table-cell>
          <table:table-cell office:value-type="date" office:date-value="2023-01-13T00:00:00" table:style-name="ce19">
            <text:p>13/01/2023</text:p>
          </table:table-cell>
          <table:table-cell office:value-type="currency" office:value="159500" table:style-name="ce20">
            <text:p>R$ 159.500,00</text:p>
          </table:table-cell>
          <table:table-cell office:value-type="string" table:style-name="ce13">
            <text:p>2022</text:p>
          </table:table-cell>
          <table:table-cell office:value-type="string" table:style-name="ce14">
            <text:p>Contrato</text:p>
          </table:table-cell>
          <table:table-cell office:value-type="string" table:style-name="ce15">
            <text:p>8255393000196</text:p>
          </table:table-cell>
          <table:table-cell office:value-type="string" table:style-name="ce10">
            <text:p>Pesquisa</text:p>
          </table:table-cell>
          <table:table-cell office:value-type="string" table:style-name="ce10">
            <text:p>Christina Maria De Marchiori Borges</text:p>
          </table:table-cell>
          <table:table-cell office:value-type="string" table:style-name="ce10">
            <text:p>Assessoria de Pesquisa (DT/SPA/APE)</text:p>
          </table:table-cell>
          <table:table-cell office:value-type="string" table:style-name="ce10">
            <text:p>Paulo Alberto Bossi</text:p>
          </table:table-cell>
          <table:table-cell office:value-type="string" table:style-name="ce10">
            <text:p>.</text:p>
          </table:table-cell>
          <table:table-cell office:value-type="string" table:style-name="ce10">
            <text:p>Fabiana Arcanjo do Carmo</text:p>
          </table:table-cell>
          <table:table-cell table:style-name="ce10"/>
          <table:table-cell table:number-columns-repeated="16367"/>
        </table:table-row>
        <table:table-row table:style-name="ro6">
          <table:table-cell office:value-type="string" table:style-name="ce17">
            <text:p>07</text:p>
          </table:table-cell>
          <table:table-cell office:value-type="string" table:style-name="ce18">
            <text:p><text:a xlink:href="https://www.prefeitura.sp.gov.br/cidade/secretarias/upload/transportes/SPTrans/contratos-convenios-parcerias/CONTRATO_DATAMETRICA_2022-0448-02-00.pdf">2022/0448-02-00</text:a></text:p>
          </table:table-cell>
          <table:table-cell office:value-type="string" table:style-name="ce10">
            <text:p>DATAMÉTRICA PESQUISA DE OPINIÃO E CONSULTORIA LTDA</text:p>
          </table:table-cell>
          <table:table-cell office:value-type="string" table:style-name="ce10">
            <text:p>REALIZAÇÃO DA COLETA DE DADOS POR TELEFONE PARA A PESQUISA DE SATISFAÇÃO DOS USUÁRIOS DO SISTEMA DE TRANSPORTE COLETIVO URBANO DE PASSAGEIROS DO MUNICÍPIO DE SÃO PAULo- LOTE II</text:p>
          </table:table-cell>
          <table:table-cell office:value-type="date" office:date-value="2022-09-16T00:00:00" table:style-name="ce19">
            <text:p>16/09/2022</text:p>
          </table:table-cell>
          <table:table-cell office:value-type="date" office:date-value="2023-01-15T00:00:00" table:style-name="ce19">
            <text:p>15/01/2023</text:p>
          </table:table-cell>
          <table:table-cell office:value-type="currency" office:value="91300" table:style-name="ce20">
            <text:p>R$ 91.300,00</text:p>
          </table:table-cell>
          <table:table-cell office:value-type="string" table:style-name="ce13">
            <text:p>2022</text:p>
          </table:table-cell>
          <table:table-cell office:value-type="string" table:style-name="ce14">
            <text:p>Contrato</text:p>
          </table:table-cell>
          <table:table-cell office:value-type="string" table:style-name="ce15">
            <text:p>10575983000148</text:p>
          </table:table-cell>
          <table:table-cell office:value-type="string" table:style-name="ce10">
            <text:p>Pesquisa</text:p>
          </table:table-cell>
          <table:table-cell office:value-type="string" table:style-name="ce10">
            <text:p>Christina Maria De Marchiori Borges</text:p>
          </table:table-cell>
          <table:table-cell office:value-type="string" table:style-name="ce10">
            <text:p>Assessoria de Pesquisa (DT/SPA/APE)</text:p>
          </table:table-cell>
          <table:table-cell office:value-type="string" table:style-name="ce10">
            <text:p>Paulo Alberto Bossi</text:p>
          </table:table-cell>
          <table:table-cell office:value-type="string" table:style-name="ce10">
            <text:p>.</text:p>
          </table:table-cell>
          <table:table-cell office:value-type="string" table:style-name="ce10">
            <text:p>Fabiana Arcanjo do Carmo</text:p>
          </table:table-cell>
          <table:table-cell table:style-name="ce10"/>
          <table:table-cell table:number-columns-repeated="16367"/>
        </table:table-row>
        <table:table-row table:style-name="ro7">
          <table:table-cell office:value-type="string" table:style-name="ce17">
            <text:p>08</text:p>
          </table:table-cell>
          <table:table-cell office:value-type="string" table:style-name="ce18">
            <text:p><text:a xlink:href="https://www.prefeitura.sp.gov.br/cidade/secretarias/upload/transportes/SPTrans/contratos-convenios-parcerias/CONTRATO_ALLCOMNET_2022-0385-01-00.pdf">2022/0385-01-00</text:a></text:p>
          </table:table-cell>
          <table:table-cell office:value-type="string" table:style-name="ce10">
            <text:p>ALLCOMNET TECNOLOGIA E SISTEMAS LTDA.</text:p>
          </table:table-cell>
          <table:table-cell office:value-type="string" table:style-name="ce10">
            <text:p>AQUISIÇÃO DE SOLUÇÃO DE REDE WIRELESS (WI-FI) COM EQUIPAMENTO ACCESS POINT (AP) MODELO AP325, LICENÇAS DE SEGURANÇA, INSTALAÇÃO DO AP E SUPORTE TÉCNICO, MANUTENÇÃO E TREINAMENTO POR UM PERÍODO DE 36 (TRINTA E SEIS) MESES, CONFORME ESPECIFICAÇÕES CONSTANTES DO TERMO DE REFERÊNCIA</text:p>
          </table:table-cell>
          <table:table-cell office:value-type="date" office:date-value="2022-08-18T00:00:00" table:style-name="ce19">
            <text:p>18/08/2022</text:p>
          </table:table-cell>
          <table:table-cell office:value-type="date" office:date-value="2025-12-17T00:00:00" table:style-name="ce19">
            <text:p>17/12/2025</text:p>
          </table:table-cell>
          <table:table-cell office:value-type="currency" office:value="571122" table:style-name="ce20">
            <text:p>R$ 571.122,00</text:p>
          </table:table-cell>
          <table:table-cell office:value-type="string" table:style-name="ce13">
            <text:p>2022</text:p>
          </table:table-cell>
          <table:table-cell office:value-type="string" table:style-name="ce14">
            <text:p>Contrato</text:p>
          </table:table-cell>
          <table:table-cell office:value-type="string" table:style-name="ce15">
            <text:p>04424094000187</text:p>
          </table:table-cell>
          <table:table-cell office:value-type="string" table:style-name="ce10">
            <text:p>Hardware</text:p>
          </table:table-cell>
          <table:table-cell office:value-type="string" table:style-name="ce16">
            <text:p>Heitor Arantes Farres</text:p>
          </table:table-cell>
          <table:table-cell office:value-type="string" table:style-name="ce16">
            <text:p>Superintendência de Tecnologia da Informação (DG/STI)</text:p>
          </table:table-cell>
          <table:table-cell office:value-type="string" table:style-name="ce10">
            <text:p>Alexandre Mello dos Santos</text:p>
          </table:table-cell>
          <table:table-cell office:value-type="string" table:style-name="ce16">
            <text:p>Gerência de Infraestrutura de Tecnologia da Informação e Comunicação (DG/STI/GIT)</text:p>
          </table:table-cell>
          <table:table-cell office:value-type="string" table:style-name="ce16">
            <text:p>Mauricio de Moraes</text:p>
          </table:table-cell>
          <table:table-cell office:value-type="string" table:style-name="ce10">
            <text:p>Assessoria de Governança de Tecnologia da Informação e Comunicação (STI/AGT)</text:p>
          </table:table-cell>
          <table:table-cell table:number-columns-repeated="16367"/>
        </table:table-row>
        <table:table-row table:style-name="ro2">
          <table:table-cell office:value-type="string" table:style-name="ce17">
            <text:p>09</text:p>
          </table:table-cell>
          <table:table-cell office:value-type="string" table:style-name="ce18">
            <text:p><text:a xlink:href="https://www.prefeitura.sp.gov.br/cidade/secretarias/upload/transportes/SPTrans/contratos-convenios-parcerias/CONTRATO_COMAP_2022-0366-01-00.pdf">2022/0366-01-00 Aditivo 01</text:a></text:p>
          </table:table-cell>
          <table:table-cell office:value-type="string" table:style-name="ce10">
            <text:p>COMAP CONSULTORIA, MARKETING E PLANEJAMENTO LTDA.</text:p>
          </table:table-cell>
          <table:table-cell office:value-type="string" table:style-name="ce10">
            <text:p>REALIZAÇÃO DA SUPERVISÃO TÉCNICA DE COLETA DE DADOS POR TELEFONE PARA A PESQUISA DE SATISFAÇÃO DOS USUÁRIOS DO SISTEMA DE TRANSPORTE COLETIVO URBANO DE PASSAGEIROS DO MUNICÍPIO DE SÃO PAULO</text:p>
          </table:table-cell>
          <table:table-cell office:value-type="date" office:date-value="2022-08-17T00:00:00" table:style-name="ce19">
            <text:p>17/08/2022</text:p>
          </table:table-cell>
          <table:table-cell office:value-type="date" office:date-value="2023-02-16T00:00:00" table:style-name="ce19">
            <text:p>16/02/2023</text:p>
          </table:table-cell>
          <table:table-cell office:value-type="currency" office:value="95000" table:style-name="ce20">
            <text:p>R$ 95.000,00</text:p>
          </table:table-cell>
          <table:table-cell office:value-type="string" table:style-name="ce13">
            <text:p>2022</text:p>
          </table:table-cell>
          <table:table-cell office:value-type="string" table:style-name="ce14">
            <text:p>Contrato</text:p>
          </table:table-cell>
          <table:table-cell office:value-type="string" table:style-name="ce15">
            <text:p>65010415000191</text:p>
          </table:table-cell>
          <table:table-cell office:value-type="string" table:style-name="ce10">
            <text:p>Pesquisa</text:p>
          </table:table-cell>
          <table:table-cell office:value-type="string" table:style-name="ce10">
            <text:p>Christina Maria De Marchiori Borges</text:p>
          </table:table-cell>
          <table:table-cell office:value-type="string" table:style-name="ce10">
            <text:p>Assessoria de Pesquisa (DT/SPA/APE)</text:p>
          </table:table-cell>
          <table:table-cell office:value-type="string" table:style-name="ce10">
            <text:p>Paulo Alberto Bossi</text:p>
          </table:table-cell>
          <table:table-cell office:value-type="string" table:style-name="ce10">
            <text:p>.</text:p>
          </table:table-cell>
          <table:table-cell office:value-type="string" table:style-name="ce10">
            <text:p>Fabiana Arcanjo do Carmo</text:p>
          </table:table-cell>
          <table:table-cell table:style-name="ce10"/>
          <table:table-cell table:number-columns-repeated="16367"/>
        </table:table-row>
        <table:table-row table:style-name="ro8">
          <table:table-cell office:value-type="string" table:style-name="ce17">
            <text:p>10</text:p>
          </table:table-cell>
          <table:table-cell office:value-type="string" table:style-name="ce21">
            <text:p>2021/0273-01-01</text:p>
            <text:p>Aditivo</text:p>
          </table:table-cell>
          <table:table-cell office:value-type="string" table:style-name="ce22">
            <text:p>GARTNER DO BRASIL SERVIÇOS DE PESQUISAS LTDA.</text:p>
          </table:table-cell>
          <table:table-cell office:value-type="string" table:style-name="ce22">
            <text:p>prestação de serviços de apoio técnico especializado para suportar a elaboração/validação do Termo de Referência a ser utilizado na licitação de ampla concorrência para a contratação de serviços de datacenter e ainda dar subsídios à tomada de decisões dos gestores e equipes de planejamento das contratações de TIC da Superintendência de Tecnologia da Informação e Comunicação, através de consulta às pesquisas e análises feitas pela Gartner sobre o posicionamento e desempenho das empresas fornecedoras das soluções de TIC no mercado</text:p>
          </table:table-cell>
          <table:table-cell office:value-type="date" office:date-value="2022-07-27T00:00:00" table:style-name="ce23">
            <text:p>27/07/2022</text:p>
          </table:table-cell>
          <table:table-cell office:value-type="date" office:date-value="2024-07-28T00:00:00" table:style-name="ce23">
            <text:p>28/07/2024</text:p>
          </table:table-cell>
          <table:table-cell office:value-type="currency" office:value="3154800.48" table:style-name="ce24">
            <text:p>R$ 3.154.800,48</text:p>
          </table:table-cell>
          <table:table-cell office:value-type="string" table:style-name="ce13">
            <text:p>2022</text:p>
          </table:table-cell>
          <table:table-cell office:value-type="string" table:style-name="ce14">
            <text:p>Contrato</text:p>
          </table:table-cell>
          <table:table-cell office:value-type="string" table:style-name="ce14">
            <text:p>02593165000140</text:p>
          </table:table-cell>
          <table:table-cell office:value-type="string" table:style-name="ce10">
            <text:p>Consultoria</text:p>
          </table:table-cell>
          <table:table-cell office:value-type="string" table:style-name="ce10">
            <text:p>Douglas Wilson Roman</text:p>
          </table:table-cell>
          <table:table-cell office:value-type="string" table:style-name="ce16">
            <text:p>Superintendência de Tecnologia da Informação (DG/STI)</text:p>
          </table:table-cell>
          <table:table-cell office:value-type="string" table:style-name="ce10">
            <text:p>Heitor Arantes Farres</text:p>
          </table:table-cell>
          <table:table-cell office:value-type="string" table:style-name="ce10">
            <text:p>DG/STI/GST</text:p>
          </table:table-cell>
          <table:table-cell office:value-type="string" table:style-name="ce16">
            <text:p>Mauricio de Moraes</text:p>
          </table:table-cell>
          <table:table-cell office:value-type="string" table:style-name="ce10">
            <text:p>Assessoria de Governança de Tecnologia da Informação e Comunicação (STI/AGT)</text:p>
          </table:table-cell>
          <table:table-cell table:number-columns-repeated="16367"/>
        </table:table-row>
        <table:table-row table:style-name="ro5">
          <table:table-cell office:value-type="string" table:style-name="ce8">
            <text:p>11</text:p>
          </table:table-cell>
          <table:table-cell office:value-type="string" table:style-name="ce18">
            <text:p><text:a xlink:href="https://www.prefeitura.sp.gov.br/cidade/secretarias/upload/transportes/SPTrans/contratos-convenios-parcerias/CONVENIO_IMESC_2022-0593-01-00.pdf">022/0593-01-00</text:a></text:p>
          </table:table-cell>
          <table:table-cell office:value-type="string" table:style-name="ce10">
            <text:p>INSTITUTO SOCIAL DE MEDICINA E CRIMINOLOGIA DE SÃO PAULO - IMESC</text:p>
          </table:table-cell>
          <table:table-cell office:value-type="string" table:style-name="ce10">
            <text:p>CONVÊNIO Nº 2022/0593-01-00 - OBJETO: REALIZAÇÃO DE PERÍCIAS PARA EFEITO DE CONCESSÃO DE ISENÇÃO DO PAGAMENTO DE TARIFAS DE TRANSPORTE PÚBLICO COLETIVO MUNICIPAL ÀS PESSOAS COM DEFICIÊNCIA OU SERVIÇO DE ATENDIMENTO ATENDE +</text:p>
          </table:table-cell>
          <table:table-cell office:value-type="date" office:date-value="2022-11-18T00:00:00" table:style-name="ce19">
            <text:p>18/11/2022</text:p>
          </table:table-cell>
          <table:table-cell office:value-type="date" office:date-value="2027-11-17T00:00:00" table:style-name="ce19">
            <text:p>17/11/2027</text:p>
          </table:table-cell>
          <table:table-cell office:value-type="currency" office:value="61622" table:style-name="ce20">
            <text:p>R$ 61.622,00</text:p>
          </table:table-cell>
          <table:table-cell office:value-type="string" table:style-name="ce13">
            <text:p>2022</text:p>
          </table:table-cell>
          <table:table-cell office:value-type="string" table:style-name="ce14">
            <text:p>Convênio</text:p>
          </table:table-cell>
          <table:table-cell office:value-type="string" table:style-name="ce15">
            <text:p>43054154000179</text:p>
          </table:table-cell>
          <table:table-cell office:value-type="string" table:style-name="ce10">
            <text:p>Logística e emissão de cartões</text:p>
          </table:table-cell>
          <table:table-cell office:value-type="string" table:style-name="ce16">
            <text:p>Thomás Henrique de Oliveira Resende</text:p>
          </table:table-cell>
          <table:table-cell office:value-type="string" table:style-name="ce16">
            <text:p>Gerência de Atendimento (DG/SAC/GAT)</text:p>
          </table:table-cell>
          <table:table-cell office:value-type="string" table:style-name="ce16">
            <text:p>Maria Cristina Massami Takeda</text:p>
          </table:table-cell>
          <table:table-cell office:value-type="string" table:style-name="ce16">
            <text:p>.</text:p>
          </table:table-cell>
          <table:table-cell office:value-type="string" table:style-name="ce16">
            <text:p>Patrícia de Oliveira de Lima</text:p>
          </table:table-cell>
          <table:table-cell office:value-type="string" table:style-name="ce22">
            <text:p>.</text:p>
          </table:table-cell>
          <table:table-cell table:number-columns-repeated="16367"/>
        </table:table-row>
        <table:table-row table:style-name="ro5">
          <table:table-cell office:value-type="string" table:style-name="ce17">
            <text:p>12</text:p>
          </table:table-cell>
          <table:table-cell office:value-type="string" table:style-name="ce21">
            <text:p>2022/0302-01-00</text:p>
          </table:table-cell>
          <table:table-cell office:value-type="string" table:style-name="ce22">
            <text:p>TECHNOLOGY SOLUÇÕES E SISTEMAS INTEGRADOS LTDA</text:p>
          </table:table-cell>
          <table:table-cell office:value-type="string" table:style-name="ce22">
            <text:p>AQUISIÇÃO DE UPGRADE DE SUBSISTEMA DE ARMAZENAMENTO DE DADOS (STORAGE) PRINCIPAL NO DATA CENTER DA SPTRANS COM VOLUMETRIA DE ARMAZENAMENTO NA QUANTIDADE DE DISCOS NECESSÁRIOS PARA A CAPACIDADE LÍQUIDA DE, NO MÍNIMO, 350 TB CONFIGURADO EM RAID 6+2</text:p>
          </table:table-cell>
          <table:table-cell office:value-type="date" office:date-value="2022-07-15T00:00:00" table:style-name="ce23">
            <text:p>15/07/2022</text:p>
          </table:table-cell>
          <table:table-cell table:style-name="ce23"/>
          <table:table-cell office:value-type="currency" office:value="6590000" table:style-name="ce24">
            <text:p>R$ 6.590.000,00</text:p>
          </table:table-cell>
          <table:table-cell office:value-type="string" table:style-name="ce13">
            <text:p>2022</text:p>
          </table:table-cell>
          <table:table-cell office:value-type="string" table:style-name="ce14">
            <text:p>Contrato</text:p>
          </table:table-cell>
          <table:table-cell office:value-type="string" table:style-name="ce14">
            <text:p>17363774000180</text:p>
          </table:table-cell>
          <table:table-cell office:value-type="string" table:style-name="ce16">
            <text:p>Hardware</text:p>
          </table:table-cell>
          <table:table-cell office:value-type="string" table:style-name="ce10">
            <text:p>Heitor Arantes Farres</text:p>
          </table:table-cell>
          <table:table-cell office:value-type="string" table:style-name="ce10">
            <text:p>Gerência de Infraestrutura de Tecnologia da Informação e Comunicação (DG/STI/GIT)</text:p>
          </table:table-cell>
          <table:table-cell office:value-type="string" table:style-name="ce10">
            <text:p>Valdemir Leandro da Costa Filho</text:p>
          </table:table-cell>
          <table:table-cell office:value-type="string" table:style-name="ce10">
            <text:p>.</text:p>
          </table:table-cell>
          <table:table-cell office:value-type="string" table:style-name="ce10">
            <text:p>Mauricio de Moraes</text:p>
          </table:table-cell>
          <table:table-cell office:value-type="string" table:style-name="ce10">
            <text:p>Assessoria de Governança de Tecnologia da Informação e Comunicação (STI/AGT)</text:p>
          </table:table-cell>
          <table:table-cell table:number-columns-repeated="16367"/>
        </table:table-row>
        <table:table-row table:style-name="ro4">
          <table:table-cell office:value-type="string" table:style-name="ce17">
            <text:p>13</text:p>
          </table:table-cell>
          <table:table-cell office:value-type="string" table:style-name="ce21">
            <text:p>2022/0330-01-00</text:p>
          </table:table-cell>
          <table:table-cell office:value-type="string" table:style-name="ce22">
            <text:p>TIVIT TERCEIRIZAÇÃO PROCESSOS, SERV. E TECNOLOGIA</text:p>
          </table:table-cell>
          <table:table-cell office:value-type="string" table:style-name="ce22">
            <text:p>prestação de serviços técnicos integrados de infraestrutura de processamento, armazenamento e comunicação de dados, em dois ambientes de alta disponibilidade e missão crítica (Data Centers), incluindo segurança, escalabilidade, gestão e monitoramento da operação em regime ininterrupto, licenças de softwares de mercado, suporte técnico dedicado de profissionais especializados, para sustentação do SBE - Sistema de Bilhetagem Eletrônica (Bilhete Único) do Município de São Paulo</text:p>
          </table:table-cell>
          <table:table-cell office:value-type="date" office:date-value="2022-07-05T00:00:00" table:style-name="ce23">
            <text:p>05/07/2022</text:p>
          </table:table-cell>
          <table:table-cell table:style-name="ce23"/>
          <table:table-cell office:value-type="currency" office:value="17276790.300000001" table:style-name="ce24">
            <text:p>R$ 17.276.790,30</text:p>
          </table:table-cell>
          <table:table-cell office:value-type="string" table:style-name="ce13">
            <text:p>2022</text:p>
          </table:table-cell>
          <table:table-cell office:value-type="string" table:style-name="ce14">
            <text:p>Contrato</text:p>
          </table:table-cell>
          <table:table-cell office:value-type="string" table:style-name="ce14">
            <text:p>07073027000153</text:p>
          </table:table-cell>
          <table:table-cell office:value-type="string" table:style-name="ce10">
            <text:p>Infraestrutura e gestão de data centers</text:p>
          </table:table-cell>
          <table:table-cell office:value-type="string" table:style-name="ce10">
            <text:p>Mauricio Lima Ferreira</text:p>
          </table:table-cell>
          <table:table-cell office:value-type="string" table:style-name="ce10">
            <text:p>Superintendência de Tecnologia da Informação (DG/STI)</text:p>
          </table:table-cell>
          <table:table-cell office:value-type="string" table:style-name="ce10">
            <text:p>Guilherme Farinácio de Carvalho</text:p>
          </table:table-cell>
          <table:table-cell office:value-type="string" table:style-name="ce10">
            <text:p>.</text:p>
          </table:table-cell>
          <table:table-cell office:value-type="string" table:style-name="ce10">
            <text:p>Vladimir Martins</text:p>
          </table:table-cell>
          <table:table-cell office:value-type="string" table:style-name="ce10">
            <text:p>.</text:p>
          </table:table-cell>
          <table:table-cell table:number-columns-repeated="16367"/>
        </table:table-row>
        <table:table-row table:style-name="ro5">
          <table:table-cell office:value-type="string" table:style-name="ce17">
            <text:p>14</text:p>
          </table:table-cell>
          <table:table-cell office:value-type="string" table:style-name="ce9">
            <text:p><text:a xlink:href="https://www.prefeitura.sp.gov.br/cidade/secretarias/upload/transportes/SPTrans/contratos-convenios-parcerias/CONTRATO_VS_DATA_2022-0263-01-00.pdf">2022/0263-01-00</text:a></text:p>
          </table:table-cell>
          <table:table-cell office:value-type="string" table:style-name="ce10">
            <text:p>VS DATA COMÉRCIO &amp; DISTRIBUIÇÃO LTDA</text:p>
          </table:table-cell>
          <table:table-cell office:value-type="string" table:style-name="ce10">
            <text:p>AQUISIÇÃO DE LICENÇAS DE USO PERPÉTUO DE SOFTWARES DA PLATAFORMA ORACLE NA MODALIDADE DE LICENCIAMENTO DE USO ILIMITADO (UNLIMITED LICENSE AGREEMENT - ULA) COM GARANTIA DE ATUALIZAÇÃO DAS LICENÇAS E SUPORTE TÉCNICO</text:p>
          </table:table-cell>
          <table:table-cell office:value-type="date" office:date-value="2022-05-31T00:00:00" table:style-name="ce11">
            <text:p>31/05/2022</text:p>
          </table:table-cell>
          <table:table-cell office:value-type="date" office:date-value="2025-06-30T00:00:00" table:style-name="ce11">
            <text:p>30/06/2025</text:p>
          </table:table-cell>
          <table:table-cell office:value-type="currency" office:value="37974999.479999997" table:style-name="ce12">
            <text:p>R$ 37.974.999,48</text:p>
          </table:table-cell>
          <table:table-cell office:value-type="string" table:style-name="ce13">
            <text:p>2022</text:p>
          </table:table-cell>
          <table:table-cell office:value-type="string" table:style-name="ce14">
            <text:p>Contrato</text:p>
          </table:table-cell>
          <table:table-cell office:value-type="string" table:style-name="ce15">
            <text:p>07268152000461</text:p>
          </table:table-cell>
          <table:table-cell office:value-type="string" table:style-name="ce10">
            <text:p>Licença de software</text:p>
          </table:table-cell>
          <table:table-cell office:value-type="string" table:style-name="ce10">
            <text:p>Vladimir Martins</text:p>
          </table:table-cell>
          <table:table-cell office:value-type="string" table:style-name="ce10">
            <text:p>DG/STI/ATB</text:p>
          </table:table-cell>
          <table:table-cell office:value-type="string" table:style-name="ce10">
            <text:p>Guilherme Farinácio de Carvalho</text:p>
          </table:table-cell>
          <table:table-cell table:style-name="ce10"/>
          <table:table-cell office:value-type="string" table:style-name="ce10">
            <text:p>Raphael Prieto</text:p>
          </table:table-cell>
          <table:table-cell office:value-type="string" table:style-name="ce10">
            <text:p>.</text:p>
          </table:table-cell>
          <table:table-cell table:number-columns-repeated="16367"/>
        </table:table-row>
        <table:table-row table:style-name="ro2">
          <table:table-cell office:value-type="string" table:style-name="ce17">
            <text:p>15</text:p>
          </table:table-cell>
          <table:table-cell office:value-type="string" table:style-name="ce9">
            <text:p><text:a xlink:href="https://www.prefeitura.sp.gov.br/cidade/secretarias/upload/transportes/SPTrans/contratos-convenios-parcerias/CONTRATO_BRASTORAGE_2022-0280-01-00_pub.pdf">2022/0280-01-00</text:a></text:p>
          </table:table-cell>
          <table:table-cell office:value-type="string" table:style-name="ce10">
            <text:p>BRASTORAGE COMÉRCIO E SEBRASTORAGE COMÉRCIO E SERVIÇOS EM INFORMÁTICA LTDA. (THINK ABOUT IT)</text:p>
          </table:table-cell>
          <table:table-cell office:value-type="string" table:style-name="ce10">
            <text:p>FORNECIMENTO DE SERVIÇOS GERENCIADOS DE SEGURANÇA DA INFORMAÇÃO, VARREDURA DE VULNERABILIDADES, TESTES DE INTRUSÃO/PENETRAÇÃO E GERAÇÃO DE RELATÓRIOS</text:p>
          </table:table-cell>
          <table:table-cell office:value-type="date" office:date-value="2022-05-15T00:00:00" table:style-name="ce11">
            <text:p>15/05/2022</text:p>
          </table:table-cell>
          <table:table-cell office:value-type="date" office:date-value="2022-11-10T00:00:00" table:style-name="ce11">
            <text:p>10/11/2022</text:p>
          </table:table-cell>
          <table:table-cell office:value-type="currency" office:value="2522597.2000000002" table:style-name="ce12">
            <text:p>R$ 2.522.597,20</text:p>
          </table:table-cell>
          <table:table-cell office:value-type="string" table:style-name="ce13">
            <text:p>2022</text:p>
          </table:table-cell>
          <table:table-cell office:value-type="string" table:style-name="ce14">
            <text:p>Contrato</text:p>
          </table:table-cell>
          <table:table-cell office:value-type="string" table:style-name="ce15">
            <text:p>08053426000115</text:p>
          </table:table-cell>
          <table:table-cell office:value-type="string" table:style-name="ce10">
            <text:p>Segurança da informação</text:p>
          </table:table-cell>
          <table:table-cell office:value-type="string" table:style-name="ce10">
            <text:p>Mauricio Lima Ferreira</text:p>
          </table:table-cell>
          <table:table-cell office:value-type="string" table:style-name="ce10">
            <text:p>.</text:p>
          </table:table-cell>
          <table:table-cell office:value-type="string" table:style-name="ce10">
            <text:p>Heitor Arantes Farres</text:p>
          </table:table-cell>
          <table:table-cell office:value-type="string" table:style-name="ce10">
            <text:p>DG/STI/GST</text:p>
          </table:table-cell>
          <table:table-cell office:value-type="string" table:style-name="ce10">
            <text:p>Mauricio de Moraes</text:p>
          </table:table-cell>
          <table:table-cell table:style-name="ce10"/>
          <table:table-cell table:number-columns-repeated="16367"/>
        </table:table-row>
        <table:table-row table:style-name="ro7">
          <table:table-cell office:value-type="string" table:style-name="ce17">
            <text:p>16</text:p>
          </table:table-cell>
          <table:table-cell office:value-type="string" table:style-name="ce25">
            <text:p><text:a xlink:href="https://www.prefeitura.sp.gov.br/cidade/secretarias/upload/transportes/SPTrans/contratos-convenios-parcerias/2022-0027-01-00.pdf">2022/0027-01-00</text:a></text:p>
          </table:table-cell>
          <table:table-cell office:value-type="string" table:style-name="ce22">
            <text:p>THOMAS GREG &amp; SONS GRÁFICA E SERVIÇOS, INDÚSTRIA E COMÉRCIO, IMPORTAÇÃO E EXPORTAÇÃO DE EQUIPAMENTOS LTDA.</text:p>
          </table:table-cell>
          <table:table-cell office:value-type="string" table:style-name="ce22">
            <text:p>PRESTAÇÃO DE SERVIÇOS ESPECIALIZADOS DE PERSONALIZAÇÃO, ENVELOPAMENTO, ACONDICIONAMENTO, ENDEREÇAMENTO E DISPONIBILIZAÇÃO DE 1.486.000 (UM MILHÃO, QUATROCENTOS E OITENTA E SEIS MIL) CARTÕES DE BILHETE ÚNICO PARA AS EMPRESAS DE ENTREGA EM DOMICÍLIO, CONFORME ESPECIFICAÇÕES TÉCNICAS</text:p>
          </table:table-cell>
          <table:table-cell office:value-type="date" office:date-value="2022-03-08T00:00:00" table:style-name="ce23">
            <text:p>08/03/2022</text:p>
          </table:table-cell>
          <table:table-cell office:value-type="date" office:date-value="2023-03-07T00:00:00" table:style-name="ce23">
            <text:p>07/03/2023</text:p>
          </table:table-cell>
          <table:table-cell office:value-type="currency" office:value="5706240" table:style-name="ce24">
            <text:p>R$ 5.706.240,00</text:p>
          </table:table-cell>
          <table:table-cell office:value-type="string" table:style-name="ce13">
            <text:p>2022</text:p>
          </table:table-cell>
          <table:table-cell office:value-type="string" table:style-name="ce14">
            <text:p>Contrato</text:p>
          </table:table-cell>
          <table:table-cell office:value-type="string" table:style-name="ce14">
            <text:p>03514896000115</text:p>
          </table:table-cell>
          <table:table-cell office:value-type="string" table:style-name="ce10">
            <text:p>Logística e emissão de cartões</text:p>
          </table:table-cell>
          <table:table-cell office:value-type="string" table:style-name="ce10">
            <text:p>Nelson Sodré Machado Junior</text:p>
          </table:table-cell>
          <table:table-cell office:value-type="string" table:style-name="ce10">
            <text:p>Gerência de Inteligência do Negócio (SG/SAC/GIG)</text:p>
          </table:table-cell>
          <table:table-cell office:value-type="string" table:style-name="ce10">
            <text:p>Alvaro Aparecido da Silva Ribeiro</text:p>
          </table:table-cell>
          <table:table-cell table:style-name="ce10"/>
          <table:table-cell office:value-type="string" table:style-name="ce10">
            <text:p>Silvania Catharino</text:p>
          </table:table-cell>
          <table:table-cell table:style-name="ce10"/>
          <table:table-cell table:number-columns-repeated="16367" table:style-name="ce1"/>
        </table:table-row>
        <table:table-row table:style-name="ro9">
          <table:table-cell office:value-type="string" table:style-name="ce17">
            <text:p>17</text:p>
          </table:table-cell>
          <table:table-cell office:value-type="string" table:style-name="ce26">
            <text:p><text:a xlink:href="https://www.prefeitura.sp.gov.br/cidade/secretarias/upload/transportes/SPTrans/contratos-convenios-parcerias/jan2023/CONVENIO%20-%202022-0697-01-00%20-%20UMES.pdf">2022/0697-01-00</text:a></text:p>
          </table:table-cell>
          <table:table-cell office:value-type="string" table:style-name="ce10">
            <text:p>UNIÃO MUNICIPAL DOS ESTUDANTES SECUNDARISTAS - UMES</text:p>
          </table:table-cell>
          <table:table-cell office:value-type="string" table:style-name="ce10">
            <text:p>EMISSÃO DE CARTÕES DE BILHETE ÚNICO DE ESTUDANTE PERSONALIZADO COM LAYOUT DA CARTEIRA DE IDENTIFICAÇÃO ESTUDANTIL - CIE</text:p>
          </table:table-cell>
          <table:table-cell office:value-type="date" office:date-value="2022-12-27T00:00:00" table:style-name="ce19">
            <text:p>27/12/2022</text:p>
          </table:table-cell>
          <table:table-cell office:value-type="date" office:date-value="2027-12-26T00:00:00" table:style-name="ce19">
            <text:p>26/12/2027</text:p>
          </table:table-cell>
          <table:table-cell office:value-type="string" table:style-name="ce15">
            <text:p>S/VALOR</text:p>
          </table:table-cell>
          <table:table-cell office:value-type="string" table:style-name="ce13">
            <text:p>2022</text:p>
          </table:table-cell>
          <table:table-cell office:value-type="string" table:style-name="ce14">
            <text:p>Convênio</text:p>
          </table:table-cell>
          <table:table-cell office:value-type="string" table:style-name="ce14">
            <text:p>57277113000156</text:p>
          </table:table-cell>
          <table:table-cell office:value-type="string" table:style-name="ce10">
            <text:p>Logística e emissão de cartões</text:p>
          </table:table-cell>
          <table:table-cell office:value-type="string" table:style-name="ce10">
            <text:p>Thomás Henrique de Oliveira Resende</text:p>
          </table:table-cell>
          <table:table-cell office:value-type="string" table:style-name="ce10">
            <text:p>Gerência de Atendimento (DG/SAC/GAT)</text:p>
          </table:table-cell>
          <table:table-cell office:value-type="string" table:style-name="ce10">
            <text:p>Jailson Silva Almeida</text:p>
          </table:table-cell>
          <table:table-cell office:value-type="string" table:style-name="ce10">
            <text:p>DG/SAC/ACA</text:p>
          </table:table-cell>
          <table:table-cell office:value-type="string" table:style-name="ce10">
            <text:p>Maria Alice Moreira Santos</text:p>
          </table:table-cell>
          <table:table-cell office:value-type="string" table:style-name="ce10">
            <text:p>Gerência de Atendimento (DG/SAC/GAT)</text:p>
          </table:table-cell>
          <table:table-cell table:number-columns-repeated="16367" table:style-name="ce1"/>
        </table:table-row>
        <table:table-row table:style-name="ro9">
          <table:table-cell office:value-type="string" table:style-name="ce17">
            <text:p>18</text:p>
          </table:table-cell>
          <table:table-cell office:value-type="string" table:style-name="ce18">
            <text:p><text:a xlink:href="https://www.prefeitura.sp.gov.br/cidade/secretarias/upload/transportes/SPTrans/contratos-convenios-parcerias/jan2023/CONVENIO%20-%202022-0698-01-00%20-%20UNE.pdf">2022/0698-01-00</text:a></text:p>
          </table:table-cell>
          <table:table-cell office:value-type="string" table:style-name="ce10">
            <text:p>UNIÃO NACIONAL DOS ESTUDANTES - UNE</text:p>
          </table:table-cell>
          <table:table-cell office:value-type="string" table:style-name="ce10">
            <text:p>EMISSÃO DE CARTÕES DE BILHETE ÚNICO DE ESTUDANTE PERSONALIZADO COM LAYOUT DA CARTEIRA DE IDENTIFICAÇÃO ESTUDANTIL - CIE</text:p>
          </table:table-cell>
          <table:table-cell office:value-type="date" office:date-value="2022-12-27T00:00:00" table:style-name="ce19">
            <text:p>27/12/2022</text:p>
          </table:table-cell>
          <table:table-cell office:value-type="date" office:date-value="2027-12-26T00:00:00" table:style-name="ce19">
            <text:p>26/12/2027</text:p>
          </table:table-cell>
          <table:table-cell office:value-type="string" table:style-name="ce15">
            <text:p>S/VALOR</text:p>
          </table:table-cell>
          <table:table-cell office:value-type="string" table:style-name="ce13">
            <text:p>2022</text:p>
          </table:table-cell>
          <table:table-cell office:value-type="string" table:style-name="ce14">
            <text:p>Convênio</text:p>
          </table:table-cell>
          <table:table-cell office:value-type="string" table:style-name="ce14">
            <text:p>29258597000150</text:p>
          </table:table-cell>
          <table:table-cell office:value-type="string" table:style-name="ce10">
            <text:p>Logística e emissão de cartões</text:p>
          </table:table-cell>
          <table:table-cell office:value-type="string" table:style-name="ce10">
            <text:p>Thomás Henrique de Oliveira Resende</text:p>
          </table:table-cell>
          <table:table-cell office:value-type="string" table:style-name="ce10">
            <text:p>Gerência de Atendimento (DG/SAC/GAT)</text:p>
          </table:table-cell>
          <table:table-cell office:value-type="string" table:style-name="ce10">
            <text:p>Jailson Silva Almeida</text:p>
          </table:table-cell>
          <table:table-cell office:value-type="string" table:style-name="ce10">
            <text:p>DG/SAC/ACA</text:p>
          </table:table-cell>
          <table:table-cell office:value-type="string" table:style-name="ce10">
            <text:p>Maria Alice Moreira Santos</text:p>
          </table:table-cell>
          <table:table-cell office:value-type="string" table:style-name="ce10">
            <text:p>Gerência de Atendimento (DG/SAC/GAT)</text:p>
          </table:table-cell>
          <table:table-cell table:number-columns-repeated="16367" table:style-name="ce1"/>
        </table:table-row>
        <table:table-row table:style-name="ro2">
          <table:table-cell office:value-type="string" table:style-name="ce17">
            <text:p>19</text:p>
          </table:table-cell>
          <table:table-cell office:value-type="string" table:style-name="ce25">
            <text:p><text:a xlink:href="http://www.prefeitura.sp.gov.br/cidade/secretarias/upload/transportes/SPTrans/contratos-convenios-parcerias/2021_0474_01_00_brastorage.pdf">2021/0474-01-00</text:a></text:p>
          </table:table-cell>
          <table:table-cell office:value-type="string" table:style-name="ce22">
            <text:p>BRASTORAGE COMÉRCIO E SERVIÇOS EM INFORMÁTICA LTDA. (THINK ABOUT IT)</text:p>
          </table:table-cell>
          <table:table-cell office:value-type="string" table:style-name="ce22">
            <text:p>FORNECIMENTO DE SERVIÇOS GERENCIADOS DE SEGURANÇA DA INFORMAÇÃO, VARREDURA DE VULNERABILIDADES, TESTES DE INSTRUÇÃO/PENETRAÇÃO E GERAÇÃO DE RELATÓRIOS</text:p>
          </table:table-cell>
          <table:table-cell office:value-type="date" office:date-value="2021-11-16T00:00:00" table:style-name="ce27">
            <text:p>16/11/2021</text:p>
          </table:table-cell>
          <table:table-cell office:value-type="date" office:date-value="2022-05-14T00:00:00" table:style-name="ce23">
            <text:p>14/05/2022</text:p>
          </table:table-cell>
          <table:table-cell office:value-type="currency" office:value="2358000" table:style-name="ce24">
            <text:p>R$ 2.358.000,00</text:p>
          </table:table-cell>
          <table:table-cell office:value-type="string" table:style-name="ce13">
            <text:p>2021</text:p>
          </table:table-cell>
          <table:table-cell office:value-type="string" table:style-name="ce14">
            <text:p>Contrato</text:p>
          </table:table-cell>
          <table:table-cell office:value-type="string" table:style-name="ce14">
            <text:p>08053426000115</text:p>
          </table:table-cell>
          <table:table-cell office:value-type="string" table:style-name="ce10">
            <text:p>Segurança da informação</text:p>
          </table:table-cell>
          <table:table-cell office:value-type="string" table:style-name="ce10">
            <text:p>Mauricio Lima Ferreira</text:p>
          </table:table-cell>
          <table:table-cell office:value-type="string" table:style-name="ce10">
            <text:p>Superintendência de Tecnologia da Informação (DG/STI)</text:p>
          </table:table-cell>
          <table:table-cell office:value-type="string" table:style-name="ce10">
            <text:p>Heitor Arantes Farres</text:p>
          </table:table-cell>
          <table:table-cell table:style-name="ce10"/>
          <table:table-cell office:value-type="string" table:style-name="ce10">
            <text:p>Mauricio de Moraes</text:p>
          </table:table-cell>
          <table:table-cell table:style-name="ce10"/>
          <table:table-cell table:number-columns-repeated="16367" table:style-name="ce1"/>
        </table:table-row>
        <table:table-row table:style-name="ro3">
          <table:table-cell office:value-type="string" table:style-name="ce17">
            <text:p>20</text:p>
          </table:table-cell>
          <table:table-cell office:value-type="string" table:style-name="ce25">
            <text:p><text:a xlink:href="http://www.prefeitura.sp.gov.br/cidade/secretarias/upload/transportes/SPTrans/contratos-convenios-parcerias/2021_0534_01_00_tivit.pdf">2021/0534-01-00</text:a></text:p>
          </table:table-cell>
          <table:table-cell office:value-type="string" table:style-name="ce22">
            <text:p>TIVIT TERCEIRIZAÇÃO DE PROCESSOS, SERVIÇOS E TECNOLOGIA S/A</text:p>
          </table:table-cell>
          <table:table-cell office:value-type="string" table:style-name="ce22">
            <text:p>PRESTAÇÃO DE SERVIÇOS TÉCNICOS INTEGRADOS DE INFRAESTRUTURA DE PROCESSAMENTO, ARMAZENAMENTO E COMUNICAÇÃO DE DADOS, EM DOIS AMBIENTES DE ALTA DISPONIBILIDADE E MISSÃO CRÍTICA (DATA CENTERS), INCLUINDO SEGURANÇA, ESCALABILIDADE, GESTÃO E MONITORAMENTO DA OPERAÇÃO EM REGIME ININTERRUPTO, LICENÇAS DE SOFTWARES DE MERCADO, SUPORTE TÉCNICO DEDICADO DE PROFISSIONAIS ESPECIALIZADOS, PARA SUSTENTAÇÃO DO SISTEMA DE BILHETAGEM ELETRÔNICA (BILHETE ÚNICO) DO MUNICÍPIO DE SÃO PAULO</text:p>
          </table:table-cell>
          <table:table-cell office:value-type="date" office:date-value="2021-12-20T00:00:00" table:style-name="ce27">
            <text:p>20/12/2021</text:p>
          </table:table-cell>
          <table:table-cell office:value-type="date" office:date-value="2022-06-15T00:00:00" table:style-name="ce23">
            <text:p>15/06/2022</text:p>
          </table:table-cell>
          <table:table-cell office:value-type="currency" office:value="15524130.060000001" table:style-name="ce24">
            <text:p>R$ 15.524.130,06</text:p>
          </table:table-cell>
          <table:table-cell office:value-type="string" table:style-name="ce13">
            <text:p>2021</text:p>
          </table:table-cell>
          <table:table-cell office:value-type="string" table:style-name="ce14">
            <text:p>Contrato</text:p>
          </table:table-cell>
          <table:table-cell office:value-type="string" table:style-name="ce14">
            <text:p>07073027000153</text:p>
          </table:table-cell>
          <table:table-cell office:value-type="string" table:style-name="ce10">
            <text:p>Infraestrutura e gestão de data centers</text:p>
          </table:table-cell>
          <table:table-cell office:value-type="string" table:style-name="ce10">
            <text:p>Mauricio Lima Ferreira</text:p>
          </table:table-cell>
          <table:table-cell office:value-type="string" table:style-name="ce10">
            <text:p>Superintendência de Tecnologia da Informação (DG/STI)</text:p>
          </table:table-cell>
          <table:table-cell office:value-type="string" table:style-name="ce10">
            <text:p>Guilherme Farinácio de Carvalho</text:p>
          </table:table-cell>
          <table:table-cell table:style-name="ce10"/>
          <table:table-cell office:value-type="string" table:style-name="ce10">
            <text:p>Vladimir Martins</text:p>
          </table:table-cell>
          <table:table-cell table:style-name="ce10"/>
          <table:table-cell table:number-columns-repeated="16367" table:style-name="ce1"/>
        </table:table-row>
        <table:table-row table:style-name="ro5">
          <table:table-cell office:value-type="string" table:style-name="ce17">
            <text:p>21</text:p>
          </table:table-cell>
          <table:table-cell office:value-type="string" table:style-name="ce25">
            <text:p><text:a xlink:href="https://www.prefeitura.sp.gov.br/cidade/secretarias/upload/transportes/SPTrans/contratos-convenios-parcerias/2021_0273_01_00.pdf">2021/0273-01-00</text:a></text:p>
          </table:table-cell>
          <table:table-cell office:value-type="string" table:style-name="ce22">
            <text:p>GARTNER DO BRASIL SERVIÇOS DE PESQUISAS LTDA</text:p>
          </table:table-cell>
          <table:table-cell office:value-type="string" table:style-name="ce22">
            <text:p>PRESTAÇÃO DE SERVIÇOS TECNICOS ESPECIALIZADOS DE PESQUISA E ACONSELHAMENTO IMPARCIAL EM TECNOLOGIA DA INFORMAÇÃO E COMUNICAÇÃO (TIC)</text:p>
          </table:table-cell>
          <table:table-cell office:value-type="date" office:date-value="2021-07-23T00:00:00" table:style-name="ce23">
            <text:p>23/07/2021</text:p>
          </table:table-cell>
          <table:table-cell office:value-type="date" office:date-value="2022-07-22T00:00:00" table:style-name="ce23">
            <text:p>22/07/2022</text:p>
          </table:table-cell>
          <table:table-cell office:value-type="currency" office:value="1577400.24" table:style-name="ce24">
            <text:p>R$ 1.577.400,24</text:p>
          </table:table-cell>
          <table:table-cell office:value-type="string" table:style-name="ce13">
            <text:p>2021</text:p>
          </table:table-cell>
          <table:table-cell office:value-type="string" table:style-name="ce14">
            <text:p>Contrato</text:p>
          </table:table-cell>
          <table:table-cell office:value-type="string" table:style-name="ce14">
            <text:p>02593165000140</text:p>
          </table:table-cell>
          <table:table-cell office:value-type="string" table:style-name="ce10">
            <text:p>Consultoria</text:p>
          </table:table-cell>
          <table:table-cell office:value-type="string" table:style-name="ce10">
            <text:p>Douglas Wilson Roman</text:p>
          </table:table-cell>
          <table:table-cell office:value-type="string" table:style-name="ce16">
            <text:p>Superintendência de Tecnologia da Informação (DG/STI)</text:p>
          </table:table-cell>
          <table:table-cell office:value-type="string" table:style-name="ce10">
            <text:p>Heitor Arantes Farres</text:p>
          </table:table-cell>
          <table:table-cell office:value-type="string" table:style-name="ce10">
            <text:p>DG/STI/GST</text:p>
          </table:table-cell>
          <table:table-cell office:value-type="string" table:style-name="ce16">
            <text:p>Mauricio de Moraes</text:p>
          </table:table-cell>
          <table:table-cell office:value-type="string" table:style-name="ce10">
            <text:p>Assessoria de Governança de Tecnologia da Informação e Comunicação (STI/AGT)</text:p>
          </table:table-cell>
          <table:table-cell table:number-columns-repeated="16367" table:style-name="ce1"/>
        </table:table-row>
        <table:table-row table:style-name="ro3">
          <table:table-cell office:value-type="string" table:style-name="ce17">
            <text:p>22</text:p>
          </table:table-cell>
          <table:table-cell office:value-type="string" table:style-name="ce25">
            <text:p><text:a xlink:href="https://www.prefeitura.sp.gov.br/cidade/secretarias/upload/transportes/SPTrans/contratos-convenios-parcerias/2021_0234_01_00_tivit.pdf">2021/0234-01-00</text:a></text:p>
          </table:table-cell>
          <table:table-cell office:value-type="string" table:style-name="ce22">
            <text:p>TIVIT TERCEIRIZAÇÃO DE PROCESSOS, SERVIÇOS E TECNOLOGIA S/A</text:p>
          </table:table-cell>
          <table:table-cell office:value-type="string" table:style-name="ce22">
            <text:p>PRESTAÇÃO DE SERVIÇOS TÉCNICOS INTEGRADOS DE INFRAESTRUTURA DE PROCESSAMENTO, ARMAZENAMENTO E COMUNICAÇÃO DE DADOS, EM DOIS AMBIENTES DE ALTA DISPONIBILIDADE E MISSÃO CRÍTICA (DATA CENTERS), INCLUINDO SEGURANÇA, ESCALABILIDADE, GESTÃO E MONITORAMENTO DA OPERAÇÃO EM REGIME ININTERRUPTO, LICENÇAS DE SOFTWARES DE MERCADO, SUPORTE TÉCNICO DEDICADO DE PROFISSIONAIS ESPECIALIZADOS, PARA SUSTENTAÇÃO DO SISTEMA DE BILHETAGEM ELETRÔNICA (BILHETE ÚNICO) DO MUNICÍPIO DE SÃO PAULO</text:p>
          </table:table-cell>
          <table:table-cell office:value-type="date" office:date-value="2021-06-23T00:00:00" table:style-name="ce23">
            <text:p>23/06/2021</text:p>
          </table:table-cell>
          <table:table-cell office:value-type="date" office:date-value="2021-12-19T00:00:00" table:style-name="ce27">
            <text:p>19/12/2021</text:p>
          </table:table-cell>
          <table:table-cell office:value-type="currency" office:value="15524130.060000001" table:style-name="ce24">
            <text:p>R$ 15.524.130,06</text:p>
          </table:table-cell>
          <table:table-cell office:value-type="string" table:style-name="ce13">
            <text:p>2021</text:p>
          </table:table-cell>
          <table:table-cell office:value-type="string" table:style-name="ce14">
            <text:p>Contrato</text:p>
          </table:table-cell>
          <table:table-cell office:value-type="string" table:style-name="ce14">
            <text:p>07073027000153</text:p>
          </table:table-cell>
          <table:table-cell office:value-type="string" table:style-name="ce10">
            <text:p>Infraestrutura e gestão de data centers</text:p>
          </table:table-cell>
          <table:table-cell office:value-type="string" table:style-name="ce10">
            <text:p>Douglas Wilson Roman</text:p>
          </table:table-cell>
          <table:table-cell office:value-type="string" table:style-name="ce16">
            <text:p>Superintendência de Tecnologia da Informação (DG/STI)</text:p>
          </table:table-cell>
          <table:table-cell office:value-type="string" table:style-name="ce10">
            <text:p>Guilherme Farinácio de Carvalho</text:p>
          </table:table-cell>
          <table:table-cell table:style-name="ce10"/>
          <table:table-cell office:value-type="string" table:style-name="ce10">
            <text:p>Heitor Arantes Farres</text:p>
          </table:table-cell>
          <table:table-cell table:style-name="ce10"/>
          <table:table-cell table:number-columns-repeated="16367" table:style-name="ce1"/>
        </table:table-row>
        <table:table-row table:style-name="ro2">
          <table:table-cell office:value-type="float" office:value="23" table:style-name="ce17">
            <text:p>23</text:p>
          </table:table-cell>
          <table:table-cell office:value-type="string" table:style-name="ce28">
            <text:p><text:a xlink:href="https://www.prefeitura.sp.gov.br/cidade/secretarias/upload/transportes/SPTrans/contratos-convenios-parcerias/2021_0221_01_00%20EVOLUTION.pdf">2021/0221-01-00 Aditivo 1</text:a></text:p>
          </table:table-cell>
          <table:table-cell office:value-type="string" table:style-name="ce10">
            <text:p>EVOLUTION SMART CARD INDÚSTRIA E COMÉRCIO LTDA.</text:p>
          </table:table-cell>
          <table:table-cell office:value-type="string" table:style-name="ce10">
            <text:p>AQUISIÇÃO DE CARTÕES COM CIRCUITO INTEGRADO SEM CONTATO “CONTACTLESS SMART CARD”, COM MEMÓRIA DE 4K, SEM EXPLORAÇÃO ECONÔMICA DE ESPAÇOS PUBLICITÁRIOS NO VERSO DOS CARTÕES, PARA SEREM UTILIZADOS NO SISTEMA BILHETE ÚNICO</text:p>
          </table:table-cell>
          <table:table-cell office:value-type="date" office:date-value="2021-08-03T00:00:00" table:style-name="ce19">
            <text:p>03/08/2021</text:p>
          </table:table-cell>
          <table:table-cell office:value-type="date" office:date-value="2023-08-02T00:00:00" table:style-name="ce19">
            <text:p>02/08/2023</text:p>
          </table:table-cell>
          <table:table-cell office:value-type="string" table:style-name="ce10">
            <text:p>R$ 15.221.000,00</text:p>
          </table:table-cell>
          <table:table-cell office:value-type="string" table:style-name="ce29">
            <text:p>2021</text:p>
          </table:table-cell>
          <table:table-cell office:value-type="string" table:style-name="ce14">
            <text:p>Contrato</text:p>
          </table:table-cell>
          <table:table-cell office:value-type="string" table:style-name="ce14">
            <text:p>09209480000170</text:p>
          </table:table-cell>
          <table:table-cell office:value-type="string" table:style-name="ce10">
            <text:p>Hardware</text:p>
          </table:table-cell>
          <table:table-cell office:value-type="string" table:style-name="ce10">
            <text:p>Nelson Sodré Machado Junior</text:p>
          </table:table-cell>
          <table:table-cell office:value-type="string" table:style-name="ce10">
            <text:p>Gerência de Inteligência de Negócio (DG/SAC/GIG)</text:p>
          </table:table-cell>
          <table:table-cell office:value-type="string" table:style-name="ce10">
            <text:p>.</text:p>
          </table:table-cell>
          <table:table-cell office:value-type="string" table:style-name="ce10">
            <text:p>.</text:p>
          </table:table-cell>
          <table:table-cell office:value-type="string" table:style-name="ce10">
            <text:p>.</text:p>
          </table:table-cell>
          <table:table-cell table:style-name="ce10"/>
          <table:table-cell table:number-columns-repeated="14" table:style-name="ce30"/>
          <table:table-cell table:number-columns-repeated="16353"/>
        </table:table-row>
        <table:table-row table:style-name="ro2">
          <table:table-cell office:value-type="string" table:style-name="ce17">
            <text:p>24</text:p>
          </table:table-cell>
          <table:table-cell office:value-type="string" table:style-name="ce25">
            <text:p><text:a xlink:href="https://www.prefeitura.sp.gov.br/cidade/secretarias/upload/transportes/SPTrans/contratos-convenios-parcerias/2021-0208_allcomnet.pdf">2021/0208-01-00</text:a></text:p>
          </table:table-cell>
          <table:table-cell office:value-type="string" table:style-name="ce22">
            <text:p>ALLCOMNET TECNOLOGIA E SISTEMAS LTDA.</text:p>
          </table:table-cell>
          <table:table-cell office:value-type="string" table:style-name="ce22">
            <text:p>AQUISIÇÃO DE LICENÇAS DE SUBSCRIÇÃO DE SEGURANÇA PARA NGFW PARA SOLUÇÃO DE FIREWALL DA SPTRANS, CONFORME AS ESPECIFICAÇÕES DO ANEXO II - TERMO DE REFERÊNCIA</text:p>
          </table:table-cell>
          <table:table-cell office:value-type="date" office:date-value="2021-06-25T00:00:00" table:style-name="ce23">
            <text:p>25/06/2021</text:p>
          </table:table-cell>
          <table:table-cell office:value-type="date" office:date-value="2023-06-24T00:00:00" table:style-name="ce23">
            <text:p>24/06/2023</text:p>
          </table:table-cell>
          <table:table-cell office:value-type="currency" office:value="633500" table:style-name="ce24">
            <text:p>R$ 633.500,00</text:p>
          </table:table-cell>
          <table:table-cell office:value-type="string" table:style-name="ce13">
            <text:p>2021</text:p>
          </table:table-cell>
          <table:table-cell office:value-type="string" table:style-name="ce14">
            <text:p>Contrato</text:p>
          </table:table-cell>
          <table:table-cell office:value-type="string" table:style-name="ce14">
            <text:p>04424094000187</text:p>
          </table:table-cell>
          <table:table-cell office:value-type="string" table:style-name="ce10">
            <text:p>Segurança da informação</text:p>
          </table:table-cell>
          <table:table-cell office:value-type="string" table:style-name="ce10">
            <text:p>Heitor Arantes Farres</text:p>
          </table:table-cell>
          <table:table-cell office:value-type="string" table:style-name="ce10">
            <text:p>Gerência de Tecnologia da Informação Corporativa (DG/STI/GTI)</text:p>
          </table:table-cell>
          <table:table-cell office:value-type="string" table:style-name="ce10">
            <text:p>Valdemir Leandro da Costa Filho</text:p>
          </table:table-cell>
          <table:table-cell table:style-name="ce10"/>
          <table:table-cell office:value-type="string" table:style-name="ce10">
            <text:p>Ana Cássia Vasques</text:p>
          </table:table-cell>
          <table:table-cell table:style-name="ce10"/>
          <table:table-cell table:number-columns-repeated="16367" table:style-name="ce1"/>
        </table:table-row>
        <table:table-row table:style-name="ro7">
          <table:table-cell office:value-type="string" table:style-name="ce17">
            <text:p>25</text:p>
          </table:table-cell>
          <table:table-cell office:value-type="string" table:style-name="ce25">
            <text:p><text:a xlink:href="https://www.prefeitura.sp.gov.br/cidade/secretarias/upload/transportes/SPTrans/contratos-convenios-parcerias/2021_0192_01_00_brastorage.pdf">2021/0192-01-00</text:a></text:p>
          </table:table-cell>
          <table:table-cell office:value-type="string" table:style-name="ce22">
            <text:p>BRASTORAGE COMÉRCIO E SERVIÇOS EM INFORMÁTICA LTDA. (THNK ABOUT IT)</text:p>
          </table:table-cell>
          <table:table-cell office:value-type="string" table:style-name="ce22">
            <text:p>FORNECIMENTO DE SERVIÇOS GERENCIADOS DE SEGURANÇA DA INFORMAÇÃO, VARREDURA DE VULNERABILIDADES, TESTES DE INTRUSÃO/PENETRAÇÃO E GERAÇÃO DE RELATÓRIOS. PRAZO DE 180 (CENTO E OITENTA) DIAS. O SERVIÇO PRESTADO COMPREENDE TODOS OS SISTEMAS DE RESPONSABILIDADE DA EMPRESA</text:p>
          </table:table-cell>
          <table:table-cell office:value-type="date" office:date-value="2021-05-19T00:00:00" table:style-name="ce23">
            <text:p>19/05/2021</text:p>
          </table:table-cell>
          <table:table-cell office:value-type="date" office:date-value="2021-11-15T00:00:00" table:style-name="ce27">
            <text:p>15/11/2021</text:p>
          </table:table-cell>
          <table:table-cell office:value-type="currency" office:value="2358000" table:style-name="ce24">
            <text:p>R$ 2.358.000,00</text:p>
          </table:table-cell>
          <table:table-cell office:value-type="string" table:style-name="ce13">
            <text:p>2021</text:p>
          </table:table-cell>
          <table:table-cell office:value-type="string" table:style-name="ce14">
            <text:p>Contrato</text:p>
          </table:table-cell>
          <table:table-cell office:value-type="string" table:style-name="ce14">
            <text:p>08053426000115</text:p>
          </table:table-cell>
          <table:table-cell office:value-type="string" table:style-name="ce10">
            <text:p>Segurança da informação</text:p>
          </table:table-cell>
          <table:table-cell office:value-type="string" table:style-name="ce10">
            <text:p>Douglas Wilson Roman</text:p>
          </table:table-cell>
          <table:table-cell office:value-type="string" table:style-name="ce16">
            <text:p>Superintendência de Tecnologia da Informação (DG/STI)</text:p>
          </table:table-cell>
          <table:table-cell office:value-type="string" table:style-name="ce10">
            <text:p>Heitor Arantes Farres</text:p>
          </table:table-cell>
          <table:table-cell table:style-name="ce10"/>
          <table:table-cell office:value-type="string" table:style-name="ce10">
            <text:p>Mauricio de Moraes</text:p>
          </table:table-cell>
          <table:table-cell office:value-type="string" table:style-name="ce10">
            <text:p>.</text:p>
          </table:table-cell>
          <table:table-cell table:number-columns-repeated="16367" table:style-name="ce1"/>
        </table:table-row>
        <table:table-row table:style-name="ro10">
          <table:table-cell office:value-type="string" table:style-name="ce17">
            <text:p>26</text:p>
          </table:table-cell>
          <table:table-cell office:value-type="string" table:style-name="ce25">
            <text:p><text:a xlink:href="https://www.prefeitura.sp.gov.br/cidade/secretarias/upload/transportes/SPTrans/contratos-convenios-parcerias/2021_0095_01_00_ish.pdf">2021/0095-01-00</text:a></text:p>
          </table:table-cell>
          <table:table-cell office:value-type="string" table:style-name="ce22">
            <text:p>ISH TECNOLOGIA S/A</text:p>
          </table:table-cell>
          <table:table-cell office:value-type="string" table:style-name="ce22">
            <text:p>PRESTAÇÃO DE SERVIÇO PARA MANUTENÇÃO, ATUALIZAÇÃO, GARANTIA E SUPORTE TÉCNICO DA SOLUÇÃO DE PROTEÇÃO CONTRA PERDA DE DADOS PARA A QUANTIDADE DE 55 TERABYTES DA SOLUÇÃO VERITAS NETBACKUP JÁ EXISTENTES E AQUISIÇÃO DE 11 TERABYTES DA SOLUÇÃO VERITAS NETBACKUP, CONTENDO: MANUTENÇÃO, ATUALIZAÇÃO, GARANTIA E SUPORTE TÉCNICO DA SOLUÇÃO DE PROTEÇÃO CONTRA PERDA DE DADOS, TOTALIZANDO 66 TERABYTES. TANTO O SERVIÇO DE MANUTENÇÃO (55) E DE AQUISIÇÃO COM MANUTENÇÃO (11) PELO PERIODO DE 36 MESES, CONFORME ESPECIFICAÇÕES CONSTANTES DO TERMO DE REFERÊNCIA</text:p>
          </table:table-cell>
          <table:table-cell office:value-type="date" office:date-value="2021-04-09T00:00:00" table:style-name="ce23">
            <text:p>09/04/2021</text:p>
          </table:table-cell>
          <table:table-cell office:value-type="date" office:date-value="2024-04-08T00:00:00" table:style-name="ce23">
            <text:p>08/04/2024</text:p>
          </table:table-cell>
          <table:table-cell office:value-type="currency" office:value="2189770" table:style-name="ce24">
            <text:p>R$ 2.189.770,00</text:p>
          </table:table-cell>
          <table:table-cell office:value-type="string" table:style-name="ce13">
            <text:p>2021</text:p>
          </table:table-cell>
          <table:table-cell office:value-type="string" table:style-name="ce14">
            <text:p>Contrato</text:p>
          </table:table-cell>
          <table:table-cell office:value-type="string" table:style-name="ce14">
            <text:p>01707536000104</text:p>
          </table:table-cell>
          <table:table-cell office:value-type="string" table:style-name="ce10">
            <text:p>Segurança da informação</text:p>
          </table:table-cell>
          <table:table-cell office:value-type="string" table:style-name="ce10">
            <text:p>Heitor Arantes Farres</text:p>
          </table:table-cell>
          <table:table-cell office:value-type="string" table:style-name="ce10">
            <text:p>Gerência de Serviços de Tecnologia da Informação e Comunicação (DG/STI/GST)</text:p>
          </table:table-cell>
          <table:table-cell office:value-type="string" table:style-name="ce10">
            <text:p>Valdemir Leandro da Costa Filho</text:p>
          </table:table-cell>
          <table:table-cell office:value-type="string" table:style-name="ce10">
            <text:p>.</text:p>
          </table:table-cell>
          <table:table-cell office:value-type="string" table:style-name="ce10">
            <text:p>Ana Cássia Vasques</text:p>
          </table:table-cell>
          <table:table-cell office:value-type="string" table:style-name="ce10">
            <text:p>.</text:p>
          </table:table-cell>
          <table:table-cell table:number-columns-repeated="16367" table:style-name="ce1"/>
        </table:table-row>
        <table:table-row table:style-name="ro3">
          <table:table-cell office:value-type="string" table:style-name="ce17">
            <text:p>27</text:p>
          </table:table-cell>
          <table:table-cell office:value-type="string" table:style-name="ce25">
            <text:p><text:a xlink:href="https://www.prefeitura.sp.gov.br/cidade/secretarias/upload/transportes/SPTrans/contratos-convenios-parcerias/2020_0604_01_00_tivit.pdf">2020/0604-01-00</text:a></text:p>
          </table:table-cell>
          <table:table-cell office:value-type="string" table:style-name="ce22">
            <text:p>TIVIT TERCEIRIZAÇÃO DE PROCESSOS, SERVIÇOS E TECNOLOGIA S.A.</text:p>
          </table:table-cell>
          <table:table-cell office:value-type="string" table:style-name="ce22">
            <text:p>PRESTAÇÃO DE SERVIÇOS TÉCNICOS INTEGRADOS DE INFRAESTRUTURA DE PROCESSAMENTO, ARMAZENAMENTO E COMUNICAÇÃO DE DADOS, EM DOIS AMBIENTES DE ALTA DISPONIBILIDADE E MISSÃO CRÍTICA (DATA CENTERS), INCLUINDO SEGURANÇA, ESCALABILIDADE, GESTÃO E MONITORAMENTO DA OPERAÇÃO EM REGIME ININTERRUPTO, LICENÇAS DE SOFTWARES DE MERCADO, SUPORTE TÉCNICO DEDICADO DE PROFISSIONAIS ESPECIALIZADOS, PARA SUSTENTAÇÃO DO SISTEMA DE BILHETAGEM ELETRÔNICA (BILHETE ÚNICO) DO MUNICÍPIO DE SÃO PAULO.</text:p>
          </table:table-cell>
          <table:table-cell office:value-type="date" office:date-value="2020-12-25T00:00:00" table:style-name="ce27">
            <text:p>25/12/2020</text:p>
          </table:table-cell>
          <table:table-cell office:value-type="date" office:date-value="2021-06-22T00:00:00" table:style-name="ce23">
            <text:p>22/06/2021</text:p>
          </table:table-cell>
          <table:table-cell office:value-type="currency" office:value="14402187.119999999" table:style-name="ce24">
            <text:p>R$ 14.402.187,12</text:p>
          </table:table-cell>
          <table:table-cell office:value-type="string" table:style-name="ce13">
            <text:p>2020</text:p>
          </table:table-cell>
          <table:table-cell office:value-type="string" table:style-name="ce14">
            <text:p>Contrato</text:p>
          </table:table-cell>
          <table:table-cell office:value-type="string" table:style-name="ce14">
            <text:p>07073027000153</text:p>
          </table:table-cell>
          <table:table-cell office:value-type="string" table:style-name="ce10">
            <text:p>Infraestrutura e gestão de data centers</text:p>
          </table:table-cell>
          <table:table-cell office:value-type="string" table:style-name="ce10">
            <text:p>Douglas Wilson Roman</text:p>
          </table:table-cell>
          <table:table-cell office:value-type="string" table:style-name="ce10">
            <text:p>Superintendência de Tecnologia da Informação (DG/STI)</text:p>
          </table:table-cell>
          <table:table-cell office:value-type="string" table:style-name="ce10">
            <text:p>Guilherme Farinácio de Carvalho</text:p>
          </table:table-cell>
          <table:table-cell office:value-type="string" table:style-name="ce10">
            <text:p>.</text:p>
          </table:table-cell>
          <table:table-cell office:value-type="string" table:style-name="ce10">
            <text:p>Heitor Arantes Farres</text:p>
          </table:table-cell>
          <table:table-cell office:value-type="string" table:style-name="ce10">
            <text:p>.</text:p>
          </table:table-cell>
          <table:table-cell table:number-columns-repeated="16367" table:style-name="ce1"/>
        </table:table-row>
        <table:table-row table:style-name="ro6">
          <table:table-cell office:value-type="string" table:style-name="ce17">
            <text:p>28</text:p>
          </table:table-cell>
          <table:table-cell office:value-type="string" table:style-name="ce25">
            <text:p><text:a xlink:href="https://www.prefeitura.sp.gov.br/cidade/secretarias/upload/transportes/SPTrans/contratos-convenios-parcerias/2020-0306-01-00.pdf">2020/0306-01-00</text:a></text:p>
          </table:table-cell>
          <table:table-cell office:value-type="string" table:style-name="ce22">
            <text:p>DELL COMPUTADORES DO BRASIL LTDA.</text:p>
          </table:table-cell>
          <table:table-cell office:value-type="string" table:style-name="ce22">
            <text:p>AQUISIÇÃO DE 12 (DOZE) SERVIDORES DO TIPO RACK</text:p>
          </table:table-cell>
          <table:table-cell office:value-type="date" office:date-value="2020-06-25T00:00:00" table:style-name="ce23">
            <text:p>25/06/2020</text:p>
          </table:table-cell>
          <table:table-cell office:value-type="date" office:date-value="2020-12-24T00:00:00" table:style-name="ce27">
            <text:p>24/12/2020</text:p>
          </table:table-cell>
          <table:table-cell office:value-type="currency" office:value="2586000" table:style-name="ce24">
            <text:p>R$ 2.586.000,00</text:p>
          </table:table-cell>
          <table:table-cell office:value-type="string" table:style-name="ce13">
            <text:p>2020</text:p>
          </table:table-cell>
          <table:table-cell office:value-type="string" table:style-name="ce14">
            <text:p>Contrato</text:p>
          </table:table-cell>
          <table:table-cell office:value-type="string" table:style-name="ce14">
            <text:p>72381189001001</text:p>
          </table:table-cell>
          <table:table-cell office:value-type="string" table:style-name="ce10">
            <text:p>Hardware</text:p>
          </table:table-cell>
          <table:table-cell office:value-type="string" table:style-name="ce10">
            <text:p>Douglas Wilson Roman</text:p>
          </table:table-cell>
          <table:table-cell office:value-type="string" table:style-name="ce10">
            <text:p>Gerência de Serviços de Tecnologia da Informação e Comunicação (DG/STI/GST)</text:p>
          </table:table-cell>
          <table:table-cell office:value-type="string" table:style-name="ce10">
            <text:p>Geraldo do Nascimento Barros Filho</text:p>
          </table:table-cell>
          <table:table-cell office:value-type="string" table:style-name="ce10">
            <text:p>.</text:p>
          </table:table-cell>
          <table:table-cell office:value-type="string" table:style-name="ce10">
            <text:p>Ana Cássia Vasques</text:p>
          </table:table-cell>
          <table:table-cell office:value-type="string" table:style-name="ce10">
            <text:p>.</text:p>
          </table:table-cell>
          <table:table-cell table:number-columns-repeated="16367" table:style-name="ce1"/>
        </table:table-row>
        <table:table-row table:style-name="ro11">
          <table:table-cell office:value-type="string" table:style-name="ce17">
            <text:p>29</text:p>
          </table:table-cell>
          <table:table-cell office:value-type="string" table:style-name="ce25">
            <text:p><text:a xlink:href="https://www.prefeitura.sp.gov.br/cidade/secretarias/upload/transportes/SPTrans/contratos-convenios-parcerias/2020-0307-01-00.pdf">2020/0307-01-00</text:a></text:p>
          </table:table-cell>
          <table:table-cell office:value-type="string" table:style-name="ce22">
            <text:p>TIVIT TERCEIRIZAÇÃO DE PROCESSOS, SERVIÇOS E TECNOLOGIA S/A</text:p>
          </table:table-cell>
          <table:table-cell office:value-type="string" table:style-name="ce22">
            <text:p>PRESTAÇÃO DE SERVIÇOS TÉCNICOS INTEGRADOS DE INFRAESTRUTURA DE PROCESSAMENTO, ARMAZENAMENTO E COMUNICAÇÃO DE DADOS, EM DOIS AMBIENTES DE ALTA DISPONIBILIDADE E MISSÃO CRÍTICA (DATA CENTERS), INCLUINDO SEGURANÇA, ESCALABILIDADE, GESTÃO E MONITORAMENTO DA OPERAÇÃO EM REGIME ININTERRUPTO, LICENÇAS DE SOFTWARES DE MERCADO, SUPORTE TÉCNICO DEDICADO DE PROFISSIONAIS ESPECIALIZADOS, PARA SUSTENTAÇÃO DO SISTEMA DE BILHETAGEM ELETRÔNICA (BILHETE ÚNICO)</text:p>
          </table:table-cell>
          <table:table-cell office:value-type="date" office:date-value="2020-06-28T00:00:00" table:style-name="ce23">
            <text:p>28/06/2020</text:p>
          </table:table-cell>
          <table:table-cell office:value-type="date" office:date-value="2020-12-24T00:00:00" table:style-name="ce27">
            <text:p>24/12/2020</text:p>
          </table:table-cell>
          <table:table-cell office:value-type="currency" office:value="14402187.119999999" table:style-name="ce24">
            <text:p>R$ 14.402.187,12</text:p>
          </table:table-cell>
          <table:table-cell office:value-type="string" table:style-name="ce13">
            <text:p>2020</text:p>
          </table:table-cell>
          <table:table-cell office:value-type="string" table:style-name="ce14">
            <text:p>Contrato</text:p>
          </table:table-cell>
          <table:table-cell office:value-type="string" table:style-name="ce14">
            <text:p>07073027000153</text:p>
          </table:table-cell>
          <table:table-cell office:value-type="string" table:style-name="ce10">
            <text:p>Infraestrutura e gestão de data centers</text:p>
          </table:table-cell>
          <table:table-cell office:value-type="string" table:style-name="ce10">
            <text:p>Rodrigo Veloso Arcediacono</text:p>
          </table:table-cell>
          <table:table-cell office:value-type="string" table:style-name="ce10">
            <text:p>Superintendência de Tecnologia da Informação (DG/STI)</text:p>
          </table:table-cell>
          <table:table-cell office:value-type="string" table:style-name="ce10">
            <text:p>Guilherme Farinácio de Carvalho</text:p>
          </table:table-cell>
          <table:table-cell office:value-type="string" table:style-name="ce10">
            <text:p>.</text:p>
          </table:table-cell>
          <table:table-cell office:value-type="string" table:style-name="ce10">
            <text:p>Heitor Arantes Farres</text:p>
          </table:table-cell>
          <table:table-cell office:value-type="string" table:style-name="ce10">
            <text:p>.</text:p>
          </table:table-cell>
          <table:table-cell table:number-columns-repeated="16367" table:style-name="ce1"/>
        </table:table-row>
        <table:table-row table:style-name="ro2">
          <table:table-cell office:value-type="string" table:style-name="ce17">
            <text:p>30</text:p>
          </table:table-cell>
          <table:table-cell office:value-type="string" table:style-name="ce25">
            <text:p><text:a xlink:href="https://www.prefeitura.sp.gov.br/cidade/secretarias/upload/transportes/SPTrans/contratos-convenios-parcerias/2020_0443-01-00.pdf">2020/0443-01-00</text:a></text:p>
          </table:table-cell>
          <table:table-cell office:value-type="string" table:style-name="ce22">
            <text:p>ALLCOMNET TECN E SIST LTDA.</text:p>
          </table:table-cell>
          <table:table-cell office:value-type="string" table:style-name="ce22">
            <text:p>AQUISIÇÃO DE EQUIPAMENTOS, LICENÇAS DE SUBSCRIÇÃO DE SEGURANÇA PARA NGFW DA SOLUÇÃO DE FIREWALL DA SPTRANS E SUPORTE TÉCNICO, CONFORME AS ESPECIFICAÇÕES DO TERMO DE REFERÊNCIA.</text:p>
          </table:table-cell>
          <table:table-cell office:value-type="date" office:date-value="2020-10-14T00:00:00" table:style-name="ce27">
            <text:p>14/10/2020</text:p>
          </table:table-cell>
          <table:table-cell office:value-type="date" office:date-value="2022-10-12T00:00:00" table:style-name="ce27">
            <text:p>12/10/2022</text:p>
          </table:table-cell>
          <table:table-cell office:value-type="currency" office:value="383000" table:style-name="ce24">
            <text:p>R$ 383.000,00</text:p>
          </table:table-cell>
          <table:table-cell office:value-type="string" table:style-name="ce13">
            <text:p>2020</text:p>
          </table:table-cell>
          <table:table-cell office:value-type="string" table:style-name="ce14">
            <text:p>Contrato</text:p>
          </table:table-cell>
          <table:table-cell office:value-type="string" table:style-name="ce14">
            <text:p>04424094000187</text:p>
          </table:table-cell>
          <table:table-cell office:value-type="string" table:style-name="ce10">
            <text:p>Segurança da informação</text:p>
          </table:table-cell>
          <table:table-cell office:value-type="string" table:style-name="ce10">
            <text:p>Douglas Wilson Roman</text:p>
          </table:table-cell>
          <table:table-cell office:value-type="string" table:style-name="ce10">
            <text:p>Superintendência de Tecnologia da Informação (DG/STI)</text:p>
          </table:table-cell>
          <table:table-cell office:value-type="string" table:style-name="ce10">
            <text:p>Gerardo do Nacimento Barros Filho</text:p>
          </table:table-cell>
          <table:table-cell office:value-type="string" table:style-name="ce10">
            <text:p>.</text:p>
          </table:table-cell>
          <table:table-cell office:value-type="string" table:style-name="ce10">
            <text:p>Ana Cássia Vasques</text:p>
          </table:table-cell>
          <table:table-cell office:value-type="string" table:style-name="ce10">
            <text:p>.</text:p>
          </table:table-cell>
          <table:table-cell table:number-columns-repeated="16367" table:style-name="ce1"/>
        </table:table-row>
        <table:table-row table:style-name="ro6">
          <table:table-cell office:value-type="string" table:style-name="ce17">
            <text:p>31</text:p>
          </table:table-cell>
          <table:table-cell office:value-type="string" table:style-name="ce25">
            <text:p><text:a xlink:href="https://www.prefeitura.sp.gov.br/cidade/secretarias/upload/transportes/SPTrans/contratos-convenios-parcerias/2019-0064-01-00.pdf">2019/0064-01-00 Aditivo 01</text:a></text:p>
          </table:table-cell>
          <table:table-cell office:value-type="string" table:style-name="ce22">
            <text:p>ALLCOMNET TECNOLOGIA E SISTEMAS EIRELI - EPP</text:p>
          </table:table-cell>
          <table:table-cell office:value-type="string" table:style-name="ce22">
            <text:p>AQUISIÇÃO DE 1.600 (UM MIL E SEISCENTAS) LICENÇAS DE USO SOFTWARE DE SEGURANÇA DA INFORMAÇÃO (ANTIVÍRUS), INCLUINDO INSTALAÇÃO, MIGRAÇÃO, MANUTENÇÃO, TREINAMENTO E SUPORTE TÉCNICO.</text:p>
          </table:table-cell>
          <table:table-cell office:value-type="date" office:date-value="2019-04-01T00:00:00" table:style-name="ce23">
            <text:p>01/04/2019</text:p>
          </table:table-cell>
          <table:table-cell office:value-type="date" office:date-value="2021-03-31T00:00:00" table:style-name="ce23">
            <text:p>31/03/2021</text:p>
          </table:table-cell>
          <table:table-cell office:value-type="currency" office:value="143260" table:style-name="ce24">
            <text:p>R$ 143.260,00</text:p>
          </table:table-cell>
          <table:table-cell office:value-type="string" table:style-name="ce13">
            <text:p>2019</text:p>
          </table:table-cell>
          <table:table-cell office:value-type="string" table:style-name="ce14">
            <text:p>Contrato</text:p>
          </table:table-cell>
          <table:table-cell office:value-type="string" table:style-name="ce14">
            <text:p>04424094000187</text:p>
          </table:table-cell>
          <table:table-cell office:value-type="string" table:style-name="ce10">
            <text:p>Segurança da informação</text:p>
          </table:table-cell>
          <table:table-cell office:value-type="string" table:style-name="ce10">
            <text:p>Douglas Wilson Roman</text:p>
          </table:table-cell>
          <table:table-cell office:value-type="string" table:style-name="ce10">
            <text:p>Superintendência de Tecnologia da Informação (DG/STI)</text:p>
          </table:table-cell>
          <table:table-cell office:value-type="string" table:style-name="ce10">
            <text:p>Gerardo do Nacimento Barros Filho</text:p>
          </table:table-cell>
          <table:table-cell office:value-type="string" table:style-name="ce10">
            <text:p>.</text:p>
          </table:table-cell>
          <table:table-cell office:value-type="string" table:style-name="ce10">
            <text:p>Heitor Arantes Farres</text:p>
          </table:table-cell>
          <table:table-cell office:value-type="string" table:style-name="ce10">
            <text:p>.</text:p>
          </table:table-cell>
          <table:table-cell table:number-columns-repeated="16367" table:style-name="ce1"/>
        </table:table-row>
        <table:table-row table:style-name="ro9">
          <table:table-cell office:value-type="string" table:style-name="ce17">
            <text:p>32</text:p>
          </table:table-cell>
          <table:table-cell office:value-type="string" table:style-name="ce31">
            <text:p><text:a xlink:href="https://www.prefeitura.sp.gov.br/cidade/secretarias/upload/transportes/SPTrans/contratos-convenios-parcerias/2019-0733-01-00.pdf">2019/00733-01-00</text:a></text:p>
          </table:table-cell>
          <table:table-cell office:value-type="string" table:style-name="ce22">
            <text:p>SERVIÇO FEDERAL DE PROCESSAMENTO DE DADOS - SERPRO</text:p>
          </table:table-cell>
          <table:table-cell office:value-type="string" table:style-name="ce22">
            <text:p>PRESTAÇÃO DE SERVIÇOS ESPECIALIZADOS DE TECNOLOGIA DA INFORMAÇÃO – SERVIÇO – SERVIÇO API</text:p>
          </table:table-cell>
          <table:table-cell office:value-type="date" office:date-value="2019-10-01T00:00:00" table:style-name="ce23">
            <text:p>01/10/2019</text:p>
          </table:table-cell>
          <table:table-cell office:value-type="date" office:date-value="2024-09-30T00:00:00" table:style-name="ce23">
            <text:p>30/09/2024</text:p>
          </table:table-cell>
          <table:table-cell office:value-type="currency" office:value="690784.8" table:style-name="ce24">
            <text:p>R$ 690.784,80</text:p>
          </table:table-cell>
          <table:table-cell office:value-type="string" table:style-name="ce13">
            <text:p>2019</text:p>
          </table:table-cell>
          <table:table-cell office:value-type="string" table:style-name="ce14">
            <text:p>Contrato</text:p>
          </table:table-cell>
          <table:table-cell office:value-type="string" table:style-name="ce14">
            <text:p>33683111000107</text:p>
          </table:table-cell>
          <table:table-cell office:value-type="string" table:style-name="ce10">
            <office:annotation draw:style-name="a0" svg:x="18.7083333333333in" svg:y="7.3125in" svg:width="9.26041666666667in" svg:height="0.59375in">
              <dc:creator/>
              <text:p><text:span text:style-name="T1">Avaliar categoria</text:span></text:p>
              <text:p><text:span text:style-name="T1"><text:s/>-Fernanda Campagnucci</text:span></text:p>
            </office:annotation>
            <text:p>Licença de software</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6">
          <table:table-cell office:value-type="string" table:style-name="ce17">
            <text:p>33</text:p>
          </table:table-cell>
          <table:table-cell office:value-type="string" table:style-name="ce25">
            <text:p><text:a xlink:href="https://www.prefeitura.sp.gov.br/cidade/secretarias/upload/transportes/SPTrans/contratos-convenios-parcerias/2019-0167-01-00.pdf">2019/0167-01-00</text:a></text:p>
          </table:table-cell>
          <table:table-cell office:value-type="string" table:style-name="ce22">
            <text:p>ALLCOMNET TECNOLOGIA E SISTEMAS EIRELI - EPP</text:p>
          </table:table-cell>
          <table:table-cell office:value-type="string" table:style-name="ce22">
            <text:p>AQUISIÇÃO DE LICENÇAS DE USO PARA 05 (CINCO) UTM’S DA SOLUÇÃO DE FIREWALL WATCHGUARD MODELOS M400/470 E M300/370, COM SUPORTE TÉCNICO.</text:p>
          </table:table-cell>
          <table:table-cell office:value-type="date" office:date-value="2019-05-10T00:00:00" table:style-name="ce23">
            <text:p>10/05/2019</text:p>
          </table:table-cell>
          <table:table-cell office:value-type="date" office:date-value="2021-05-09T00:00:00" table:style-name="ce23">
            <text:p>09/05/2021</text:p>
          </table:table-cell>
          <table:table-cell office:value-type="currency" office:value="306900" table:style-name="ce24">
            <text:p>R$ 306.900,00</text:p>
          </table:table-cell>
          <table:table-cell office:value-type="string" table:style-name="ce13">
            <text:p>2019</text:p>
          </table:table-cell>
          <table:table-cell office:value-type="string" table:style-name="ce14">
            <text:p>Contrato</text:p>
          </table:table-cell>
          <table:table-cell office:value-type="string" table:style-name="ce14">
            <text:p>04424094000187</text:p>
          </table:table-cell>
          <table:table-cell office:value-type="string" table:style-name="ce10">
            <text:p>Segurança da informação</text:p>
          </table:table-cell>
          <table:table-cell office:value-type="string" table:style-name="ce10">
            <text:p>Douglas Wilson Roman</text:p>
          </table:table-cell>
          <table:table-cell office:value-type="string" table:style-name="ce10">
            <text:p>Gerência de Tecnologia da Informação Corporativa (DG/STI/GTI)</text:p>
          </table:table-cell>
          <table:table-cell office:value-type="string" table:style-name="ce10">
            <text:p>Gerardo do Nacimento Barros Filho</text:p>
          </table:table-cell>
          <table:table-cell office:value-type="string" table:style-name="ce10">
            <text:p>.</text:p>
          </table:table-cell>
          <table:table-cell office:value-type="string" table:style-name="ce10">
            <text:p>Heitor Arantes Farres</text:p>
          </table:table-cell>
          <table:table-cell office:value-type="string" table:style-name="ce10">
            <text:p>.</text:p>
          </table:table-cell>
          <table:table-cell table:number-columns-repeated="16367"/>
        </table:table-row>
        <table:table-row table:style-name="ro9">
          <table:table-cell office:value-type="string" table:style-name="ce17">
            <text:p>34</text:p>
          </table:table-cell>
          <table:table-cell office:value-type="string" table:style-name="ce25">
            <text:p><text:a xlink:href="https://www.prefeitura.sp.gov.br/cidade/secretarias/upload/transportes/SPTrans/contratos-convenios-parcerias/2019-0285-01-00.pdf">2019/0285-01-00</text:a></text:p>
          </table:table-cell>
          <table:table-cell office:value-type="string" table:style-name="ce22">
            <text:p>ALLCOMNET TECNOLOGIA E SISTEMAS – EIRELI – EPP</text:p>
          </table:table-cell>
          <table:table-cell office:value-type="string" table:style-name="ce22">
            <text:p>AQUISIÇÃO DE 6 (SEIS) EQUIPAMENTOS APPLIANCE DO TIPO UTM’S, COM LICENÇAS DE SEGURANÇA, INSTALAÇÃO E SUPORTE TÉCNICO.</text:p>
          </table:table-cell>
          <table:table-cell office:value-type="date" office:date-value="2019-06-17T00:00:00" table:style-name="ce23">
            <text:p>17/06/2019</text:p>
          </table:table-cell>
          <table:table-cell office:value-type="date" office:date-value="2021-06-16T00:00:00" table:style-name="ce23">
            <text:p>16/06/2021</text:p>
          </table:table-cell>
          <table:table-cell office:value-type="currency" office:value="261000" table:style-name="ce24">
            <text:p>R$ 261.000,00</text:p>
          </table:table-cell>
          <table:table-cell office:value-type="string" table:style-name="ce13">
            <text:p>2019</text:p>
          </table:table-cell>
          <table:table-cell office:value-type="string" table:style-name="ce14">
            <text:p>Contrato</text:p>
          </table:table-cell>
          <table:table-cell office:value-type="string" table:style-name="ce14">
            <text:p>04424094000187</text:p>
          </table:table-cell>
          <table:table-cell office:value-type="string" table:style-name="ce10">
            <text:p>Segurança da informação</text:p>
          </table:table-cell>
          <table:table-cell office:value-type="string" table:style-name="ce10">
            <text:p>Douglas Wilson Roman</text:p>
          </table:table-cell>
          <table:table-cell office:value-type="string" table:style-name="ce10">
            <text:p>Gerência de Tecnologia da Informação Corporativa (DG/STI/GTI)</text:p>
          </table:table-cell>
          <table:table-cell office:value-type="string" table:style-name="ce10">
            <text:p>Gerardo do Nacimento Barros Filho</text:p>
          </table:table-cell>
          <table:table-cell office:value-type="string" table:style-name="ce10">
            <text:p>.</text:p>
          </table:table-cell>
          <table:table-cell office:value-type="string" table:style-name="ce10">
            <text:p>Heitor Arantes Farres</text:p>
          </table:table-cell>
          <table:table-cell office:value-type="string" table:style-name="ce10">
            <text:p>.</text:p>
          </table:table-cell>
          <table:table-cell table:number-columns-repeated="16367"/>
        </table:table-row>
        <table:table-row table:style-name="ro5">
          <table:table-cell office:value-type="string" table:style-name="ce17">
            <text:p>35</text:p>
          </table:table-cell>
          <table:table-cell office:value-type="string" table:style-name="ce18">
            <text:p><text:a xlink:href="https://www.prefeitura.sp.gov.br/cidade/secretarias/upload/transportes/SPTrans/contratos-convenios-parcerias/2019-0764-01-00.pdf">2019/0764-01-00 Aditivo 1</text:a></text:p>
          </table:table-cell>
          <table:table-cell office:value-type="string" table:style-name="ce10">
            <text:p>EVOLUTION SMART CARD INDÚSTRIA E COMÉRCIO LTDA.</text:p>
          </table:table-cell>
          <table:table-cell office:value-type="string" table:style-name="ce10">
            <text:p>AQUISIÇÃO DE CARTÕES COM CIRCUITO INTEGRADO SEM CONTATO “CONTACTLESS SMART CARD EV1”, COM MEMÓRIA DE 4K, SEM EXPLORAÇÃO ECONÔMICA DE ESPAÇOS PUBLICITÁRIOS NO VERSO DOS CARTÕES, PARA SEREM UTILIZADOS NO SISTEMA BILHETE ÚNICO – LOTE 01</text:p>
          </table:table-cell>
          <table:table-cell office:value-type="date" office:date-value="2019-12-18T00:00:00" table:style-name="ce19">
            <text:p>18/12/2019</text:p>
          </table:table-cell>
          <table:table-cell office:value-type="date" office:date-value="2021-06-17T00:00:00" table:style-name="ce19">
            <text:p>17/06/2021</text:p>
          </table:table-cell>
          <table:table-cell office:value-type="currency" office:value="7164300" table:style-name="ce20">
            <text:p>R$ 7.164.300,00</text:p>
          </table:table-cell>
          <table:table-cell office:value-type="string" table:style-name="ce13">
            <text:p>2019</text:p>
          </table:table-cell>
          <table:table-cell office:value-type="string" table:style-name="ce14">
            <text:p>Contrato</text:p>
          </table:table-cell>
          <table:table-cell office:value-type="string" table:style-name="ce14">
            <text:p>09209480000170</text:p>
          </table:table-cell>
          <table:table-cell office:value-type="string" table:style-name="ce10">
            <text:p>Hardware</text:p>
          </table:table-cell>
          <table:table-cell office:value-type="string" table:style-name="ce10">
            <text:p>Lioncio de Faria</text:p>
          </table:table-cell>
          <table:table-cell office:value-type="string" table:style-name="ce10">
            <text:p>Gerência de Comercialização e Prevenção de Fraude</text:p>
          </table:table-cell>
          <table:table-cell office:value-type="string" table:style-name="ce10">
            <text:p>Álvaro Aparecido da Silva Ribeiro</text:p>
          </table:table-cell>
          <table:table-cell office:value-type="string" table:style-name="ce10">
            <text:p>.</text:p>
          </table:table-cell>
          <table:table-cell office:value-type="string" table:style-name="ce10">
            <text:p>Silvania Catharino</text:p>
          </table:table-cell>
          <table:table-cell office:value-type="string" table:style-name="ce10">
            <text:p>.</text:p>
          </table:table-cell>
          <table:table-cell table:number-columns-repeated="16367"/>
        </table:table-row>
        <table:table-row table:style-name="ro9">
          <table:table-cell office:value-type="string" table:style-name="ce17">
            <text:p>36</text:p>
          </table:table-cell>
          <table:table-cell office:value-type="string" table:style-name="ce25">
            <text:p><text:a xlink:href="https://www.prefeitura.sp.gov.br/cidade/secretarias/upload/transportes/SPTrans/contratos-convenios-parcerias/2019-0681-01-00.pdf">2019/0681-01-00</text:a></text:p>
          </table:table-cell>
          <table:table-cell office:value-type="string" table:style-name="ce22">
            <text:p>ISH TECNOLOGIA S/A</text:p>
          </table:table-cell>
          <table:table-cell office:value-type="string" table:style-name="ce22">
            <text:p>AQUISIÇÃO DE 60 (SESSENTA) ATIVOS DE REDE (SWITCH DE ACESSO) E GARANTIA DE 60 (SESSENTA) MESES.</text:p>
          </table:table-cell>
          <table:table-cell office:value-type="date" office:date-value="2019-09-05T00:00:00" table:style-name="ce23">
            <text:p>05/09/2019</text:p>
          </table:table-cell>
          <table:table-cell office:value-type="date" office:date-value="2019-12-03T00:00:00" table:style-name="ce23">
            <text:p>03/12/2019</text:p>
          </table:table-cell>
          <table:table-cell office:value-type="currency" office:value="841974" table:style-name="ce24">
            <text:p>R$ 841.974,00</text:p>
          </table:table-cell>
          <table:table-cell office:value-type="string" table:style-name="ce13">
            <text:p>2019</text:p>
          </table:table-cell>
          <table:table-cell office:value-type="string" table:style-name="ce14">
            <text:p>Contrato</text:p>
          </table:table-cell>
          <table:table-cell office:value-type="string" table:style-name="ce14">
            <text:p>01707536000104</text:p>
          </table:table-cell>
          <table:table-cell office:value-type="string" table:style-name="ce10">
            <text:p>Hardware</text:p>
          </table:table-cell>
          <table:table-cell office:value-type="string" table:style-name="ce10">
            <text:p>Douglas Wilson Roman</text:p>
          </table:table-cell>
          <table:table-cell office:value-type="string" table:style-name="ce10">
            <text:p>Gerência de Tecnologia da Informação Corporativa (DG/STI/GTI)</text:p>
          </table:table-cell>
          <table:table-cell office:value-type="string" table:style-name="ce10">
            <text:p>Gerardo do Nacimento Barros Filho</text:p>
          </table:table-cell>
          <table:table-cell office:value-type="string" table:style-name="ce10">
            <text:p>.</text:p>
          </table:table-cell>
          <table:table-cell office:value-type="string" table:style-name="ce10">
            <text:p>Heitor Arantes Farres</text:p>
          </table:table-cell>
          <table:table-cell office:value-type="string" table:style-name="ce10">
            <text:p>.</text:p>
          </table:table-cell>
          <table:table-cell table:number-columns-repeated="16367"/>
        </table:table-row>
        <table:table-row table:style-name="ro9">
          <table:table-cell office:value-type="string" table:style-name="ce17">
            <text:p>37</text:p>
          </table:table-cell>
          <table:table-cell office:value-type="string" table:style-name="ce21">
            <text:p>2018/0555</text:p>
          </table:table-cell>
          <table:table-cell office:value-type="string" table:style-name="ce22">
            <text:p>ISH TECNOLOGIA S/A</text:p>
          </table:table-cell>
          <table:table-cell office:value-type="string" table:style-name="ce22">
            <text:p>aquisição de licenciamento da solução Veritas Netbackup, com manutenção, atualização, garantia e suporte técnico</text:p>
          </table:table-cell>
          <table:table-cell office:value-type="date" office:date-value="2018-11-22T00:00:00" table:style-name="ce23">
            <text:p>22/11/2018</text:p>
          </table:table-cell>
          <table:table-cell office:value-type="date" office:date-value="2019-11-23T00:00:00" table:style-name="ce23">
            <text:p>23/11/2019</text:p>
          </table:table-cell>
          <table:table-cell office:value-type="currency" office:value="1913385" table:style-name="ce24">
            <text:p>R$ 1.913.385,00</text:p>
          </table:table-cell>
          <table:table-cell office:value-type="string" table:style-name="ce13">
            <text:p>2018</text:p>
          </table:table-cell>
          <table:table-cell office:value-type="string" table:style-name="ce14">
            <text:p>Contrato</text:p>
          </table:table-cell>
          <table:table-cell office:value-type="string" table:style-name="ce14">
            <text:p>01707536000104</text:p>
          </table:table-cell>
          <table:table-cell office:value-type="string" table:style-name="ce10">
            <text:p>Segurança da informação</text:p>
          </table:table-cell>
          <table:table-cell office:value-type="string" table:style-name="ce10">
            <text:p>Douglas Wilson Roman</text:p>
          </table:table-cell>
          <table:table-cell office:value-type="string" table:style-name="ce10">
            <text:p>Gerência de Tecnologia da Informação Corporativa (DG/STI/GTI)</text:p>
          </table:table-cell>
          <table:table-cell office:value-type="string" table:style-name="ce10">
            <text:p>Gerardo do Nacimento Barros Filho</text:p>
          </table:table-cell>
          <table:table-cell office:value-type="string" table:style-name="ce10">
            <text:p>.</text:p>
          </table:table-cell>
          <table:table-cell office:value-type="string" table:style-name="ce10">
            <text:p>Heitor Arantes Farres</text:p>
          </table:table-cell>
          <table:table-cell office:value-type="string" table:style-name="ce10">
            <text:p>.</text:p>
          </table:table-cell>
          <table:table-cell table:number-columns-repeated="16367"/>
        </table:table-row>
        <table:table-row table:style-name="ro6">
          <table:table-cell office:value-type="string" table:style-name="ce17">
            <text:p>38</text:p>
          </table:table-cell>
          <table:table-cell office:value-type="string" table:style-name="ce21">
            <text:p>2017/0589-01-00</text:p>
          </table:table-cell>
          <table:table-cell office:value-type="string" table:style-name="ce22">
            <text:p>INTELIGÊNCIA DE NEGÓCIOS, SISTEMAS E INFOR. LTDA</text:p>
          </table:table-cell>
          <table:table-cell office:value-type="string" table:style-name="ce22">
            <text:p>AQUISIÇÃO DE SOLUÇÃO DE SOFTWARE PARA DATA DISCOVERY E BUSINESS DISCOVERY</text:p>
            <text:p/>
            <text:p/>
          </table:table-cell>
          <table:table-cell office:value-type="date" office:date-value="2017-12-27T00:00:00" table:style-name="ce23">
            <text:p>27/12/2017</text:p>
          </table:table-cell>
          <table:table-cell office:value-type="date" office:date-value="2018-12-28T00:00:00" table:style-name="ce23">
            <text:p>28/12/2018</text:p>
          </table:table-cell>
          <table:table-cell office:value-type="currency" office:value="535835" table:style-name="ce24">
            <text:p>R$ 535.835,00</text:p>
          </table:table-cell>
          <table:table-cell office:value-type="string" table:style-name="ce13">
            <text:p>2018</text:p>
          </table:table-cell>
          <table:table-cell office:value-type="string" table:style-name="ce14">
            <text:p>Contrato</text:p>
          </table:table-cell>
          <table:table-cell office:value-type="string" table:style-name="ce14">
            <text:p>06984836000154</text:p>
          </table:table-cell>
          <table:table-cell office:value-type="string" table:style-name="ce10">
            <text:p>Licença de software</text:p>
          </table:table-cell>
          <table:table-cell office:value-type="string" table:style-name="ce10">
            <text:p>Fernando Farias</text:p>
          </table:table-cell>
          <table:table-cell office:value-type="string" table:style-name="ce10">
            <text:p>Superintendência de Tecnologia da Informação (DG/STI)</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6">
          <table:table-cell office:value-type="string" table:style-name="ce17">
            <text:p>39</text:p>
          </table:table-cell>
          <table:table-cell office:value-type="string" table:style-name="ce21">
            <text:p>2017/0591-01-00</text:p>
          </table:table-cell>
          <table:table-cell office:value-type="string" table:style-name="ce22">
            <text:p>RJR COMÉRCIO E SERVIÇOS DE INFORMÁTICA LTDA.</text:p>
          </table:table-cell>
          <table:table-cell office:value-type="string" table:style-name="ce22">
            <text:p>fornecimento de solução integrada de colaboração e comunicação corporativa baseada em computação em nuvem (cloud computing), incluindo suporte técnico, implantação e treinamento</text:p>
          </table:table-cell>
          <table:table-cell office:value-type="date" office:date-value="2017-12-27T00:00:00" table:style-name="ce23">
            <text:p>27/12/2017</text:p>
          </table:table-cell>
          <table:table-cell office:value-type="date" office:date-value="2018-12-28T00:00:00" table:style-name="ce23">
            <text:p>28/12/2018</text:p>
          </table:table-cell>
          <table:table-cell office:value-type="currency" office:value="290919" table:style-name="ce24">
            <text:p>R$ 290.919,00</text:p>
          </table:table-cell>
          <table:table-cell office:value-type="string" table:style-name="ce13">
            <text:p>2018</text:p>
          </table:table-cell>
          <table:table-cell office:value-type="string" table:style-name="ce14">
            <text:p>Contrato</text:p>
          </table:table-cell>
          <table:table-cell office:value-type="string" table:style-name="ce14">
            <text:p>11508825000138</text:p>
          </table:table-cell>
          <table:table-cell office:value-type="string" table:style-name="ce10">
            <text:p>Licença de software</text:p>
          </table:table-cell>
          <table:table-cell office:value-type="string" table:style-name="ce10">
            <text:p>Alberto N. Ohnuki Júnior</text:p>
          </table:table-cell>
          <table:table-cell office:value-type="string" table:style-name="ce10">
            <text:p>Gerência de Sistemas Operacionais e Corporativos (DG/STI/GOC)</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6">
          <table:table-cell office:value-type="string" table:style-name="ce17">
            <text:p>40</text:p>
          </table:table-cell>
          <table:table-cell office:value-type="string" table:style-name="ce25">
            <text:p><text:a xlink:href="https://www.prefeitura.sp.gov.br/cidade/secretarias/upload/transportes/SPTrans/acesso_a_informacao/2017/convenio/2017-0405-01-00%20-%20IMESC_compressed.pdf">2017/0405-01-00 Adtivos nº 1 e 3</text:a></text:p>
          </table:table-cell>
          <table:table-cell office:value-type="string" table:style-name="ce10">
            <text:p>REALIZAÇAO DE PERICIAS MEDICAS AOS SOLICITANTES DO BILHETE UNICO ESPECIAL - PESSOA COM DEFICIENCIA E SERVIÇO ATENDE</text:p>
          </table:table-cell>
          <table:table-cell office:value-type="string" table:style-name="ce10">
            <text:p>INSTITUTO DE MEDICINA SOCIAL E DE CRIMINOLOGIA DE SÃO PAULO - IMESC</text:p>
          </table:table-cell>
          <table:table-cell office:value-type="string" table:style-name="ce10">
            <text:p>-</text:p>
          </table:table-cell>
          <table:table-cell office:value-type="date" office:date-value="2022-10-01T00:00:00" table:style-name="ce19">
            <text:p>01/10/2022</text:p>
          </table:table-cell>
          <table:table-cell office:value-type="currency" office:value="25455.599999999999" table:style-name="ce20">
            <text:p>R$ 25.455,60</text:p>
          </table:table-cell>
          <table:table-cell office:value-type="string" table:style-name="ce13">
            <text:p>2017</text:p>
          </table:table-cell>
          <table:table-cell office:value-type="string" table:style-name="ce14">
            <text:p>Convênio</text:p>
          </table:table-cell>
          <table:table-cell office:value-type="string" table:style-name="ce15">
            <text:p>43054154000179</text:p>
          </table:table-cell>
          <table:table-cell office:value-type="string" table:style-name="ce10">
            <text:p>Logística e emissão de cartões</text:p>
          </table:table-cell>
          <table:table-cell office:value-type="string" table:style-name="ce10">
            <text:p>Não há</text:p>
          </table:table-cell>
          <table:table-cell office:value-type="string" table:style-name="ce10">
            <text:p>Gerência de Atendimento (DG/SAC/GAT)</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2">
          <table:table-cell office:value-type="string" table:style-name="ce17">
            <text:p>41</text:p>
          </table:table-cell>
          <table:table-cell office:value-type="string" table:style-name="ce18">
            <text:p><text:a xlink:href="https://www.prefeitura.sp.gov.br/cidade/secretarias/upload/transportes/SPTrans/acesso_a_informacao/2017/convenio/2017-0597-01-00%20-%20UMES_compressed.pdf">2017/0597-01-00 Aditivo 4</text:a></text:p>
          </table:table-cell>
          <table:table-cell office:value-type="string" table:style-name="ce10">
            <text:p>EMISSAO DE CARTEIRAS DE IDENTIFICACAO ESTUDANTIL E COTAS DE CREDITOS ELETRONICOS ESCOLARES - UNIAO MUNICIPAL DOS ESTUDANTES SECUNDARISTAS - UMES</text:p>
          </table:table-cell>
          <table:table-cell office:value-type="string" table:style-name="ce10">
            <text:p>UNIÃO MUNICIPAL ESTUDANTES SECUNDARISTAS - UMES</text:p>
          </table:table-cell>
          <table:table-cell office:value-type="date" office:date-value="2017-12-27T00:00:00" table:style-name="ce32">
            <text:p>27/12/2017</text:p>
          </table:table-cell>
          <table:table-cell office:value-type="date" office:date-value="2022-12-26T00:00:00" table:style-name="ce19">
            <text:p>26/12/2022</text:p>
          </table:table-cell>
          <table:table-cell table:style-name="ce20"/>
          <table:table-cell office:value-type="string" table:style-name="ce13">
            <text:p>2017</text:p>
          </table:table-cell>
          <table:table-cell office:value-type="string" table:style-name="ce14">
            <text:p>Convênio</text:p>
          </table:table-cell>
          <table:table-cell office:value-type="string" table:style-name="ce14">
            <text:p>57277113000156</text:p>
          </table:table-cell>
          <table:table-cell office:value-type="string" table:style-name="ce10">
            <text:p>Logística e emissão de cartões</text:p>
          </table:table-cell>
          <table:table-cell office:value-type="string" table:style-name="ce10">
            <text:p>Isabela Maria de Almeida Muniz</text:p>
          </table:table-cell>
          <table:table-cell office:value-type="string" table:style-name="ce10">
            <text:p>Gerência de Atendimento (DG/SAC/GAT)</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2">
          <table:table-cell office:value-type="string" table:style-name="ce17">
            <text:p>42</text:p>
          </table:table-cell>
          <table:table-cell office:value-type="string" table:style-name="ce18">
            <text:p><text:a xlink:href="https://www.prefeitura.sp.gov.br/cidade/secretarias/upload/transportes/SPTrans/acesso_a_informacao/2017/convenio/2017-0598-01-00%20-%20UNE.pdf">2017/0598-01-00 Aditivo 4</text:a></text:p>
          </table:table-cell>
          <table:table-cell office:value-type="string" table:style-name="ce10">
            <text:p>EMISSAO DE CARTEIRAS DE IDENTIFICACAO ESTUDANTIL E COTAS DE CREDITOS ELETRONICOS ESCOLARES - UNIAO MUNICIPAL DOS ESTUDANTES SECUNDARISTAS - UNE</text:p>
          </table:table-cell>
          <table:table-cell office:value-type="string" table:style-name="ce10">
            <text:p>UNIÃO NACIONAL DOS ESTUDANTES - UNE</text:p>
          </table:table-cell>
          <table:table-cell office:value-type="date" office:date-value="2017-12-27T00:00:00" table:style-name="ce32">
            <text:p>27/12/2017</text:p>
          </table:table-cell>
          <table:table-cell office:value-type="date" office:date-value="2022-12-26T00:00:00" table:style-name="ce19">
            <text:p>26/12/2022</text:p>
          </table:table-cell>
          <table:table-cell table:style-name="ce20"/>
          <table:table-cell office:value-type="string" table:style-name="ce13">
            <text:p>2017</text:p>
          </table:table-cell>
          <table:table-cell office:value-type="string" table:style-name="ce14">
            <text:p>Convênio</text:p>
          </table:table-cell>
          <table:table-cell office:value-type="string" table:style-name="ce14">
            <text:p>29258597000150</text:p>
          </table:table-cell>
          <table:table-cell office:value-type="string" table:style-name="ce10">
            <text:p>Logística e emissão de cartões</text:p>
          </table:table-cell>
          <table:table-cell office:value-type="string" table:style-name="ce10">
            <text:p>Isabela Maria de Almeida Muniz</text:p>
          </table:table-cell>
          <table:table-cell office:value-type="string" table:style-name="ce10">
            <text:p>Gerência de Atendimento (DG/SAC/GAT)</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5">
          <table:table-cell office:value-type="string" table:style-name="ce17">
            <text:p>43</text:p>
          </table:table-cell>
          <table:table-cell office:value-type="string" table:style-name="ce21">
            <text:p>2013/0346-01-06</text:p>
          </table:table-cell>
          <table:table-cell office:value-type="string" table:style-name="ce22">
            <text:p>UOL DIVEO TECNOLOGIA LTDA.</text:p>
          </table:table-cell>
          <table:table-cell office:value-type="string" table:style-name="ce22">
            <text:p>prestação de serviços de processamento e comunicação de dados nos ambientes de produção e contingência (Data Center) do Sistema de Bilhetagem Eletrônica (Bilhete Único) do Transporte Público Coletivo de Passageiros do Município de São Paulo, e comunicação de dados do SIM – Sistema Integrado de Monitoramento</text:p>
          </table:table-cell>
          <table:table-cell office:value-type="date" office:date-value="2017-12-29T00:00:00" table:style-name="ce23">
            <text:p>29/12/2017</text:p>
          </table:table-cell>
          <table:table-cell office:value-type="date" office:date-value="2018-12-30T00:00:00" table:style-name="ce23">
            <text:p>30/12/2018</text:p>
          </table:table-cell>
          <table:table-cell office:value-type="currency" office:value="915060.9" table:style-name="ce24">
            <text:p>R$ 915.060,90</text:p>
          </table:table-cell>
          <table:table-cell office:value-type="string" table:style-name="ce13">
            <text:p>2017</text:p>
          </table:table-cell>
          <table:table-cell office:value-type="string" table:style-name="ce14">
            <text:p>Contrato</text:p>
          </table:table-cell>
          <table:table-cell office:value-type="string" table:style-name="ce14">
            <text:p>Não há</text:p>
          </table:table-cell>
          <table:table-cell office:value-type="string" table:style-name="ce10">
            <text:p>Infraestrutura e gestão de data centers</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2">
          <table:table-cell office:value-type="string" table:style-name="ce17">
            <text:p>44</text:p>
          </table:table-cell>
          <table:table-cell office:value-type="string" table:style-name="ce21">
            <text:p>2015/0517-01-02</text:p>
          </table:table-cell>
          <table:table-cell office:value-type="string" table:style-name="ce22">
            <text:p>ALLCOMNET TECNOLOGIA E SISTEMAS LTDA</text:p>
          </table:table-cell>
          <table:table-cell office:value-type="string" table:style-name="ce22">
            <text:p>RENOVAÇÃO DE LICENÇA DE 01 (UM) UTM INSTALADO E AQUISIÇÃO DE 03 (TRÊS) UTMS PARA AMPLIAÇÃO DA SOLUÇÃO DE FIREWALL, PARA SEGURANÇA DE ACESSO E PROTEÇÃO DE DADOS DA REDE, NAS UNIDADES DA SPTRANS.</text:p>
          </table:table-cell>
          <table:table-cell office:value-type="date" office:date-value="2017-12-23T00:00:00" table:style-name="ce23">
            <text:p>23/12/2017</text:p>
          </table:table-cell>
          <table:table-cell office:value-type="date" office:date-value="2018-12-24T00:00:00" table:style-name="ce23">
            <text:p>24/12/2018</text:p>
          </table:table-cell>
          <table:table-cell office:value-type="currency" office:value="173300" table:style-name="ce24">
            <text:p>R$ 173.300,00</text:p>
          </table:table-cell>
          <table:table-cell office:value-type="string" table:style-name="ce13">
            <text:p>2017</text:p>
          </table:table-cell>
          <table:table-cell office:value-type="string" table:style-name="ce14">
            <text:p>Contrato</text:p>
          </table:table-cell>
          <table:table-cell office:value-type="string" table:style-name="ce14">
            <text:p>04424094000187</text:p>
          </table:table-cell>
          <table:table-cell office:value-type="string" table:style-name="ce10">
            <text:p>Segurança da informação</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5">
          <table:table-cell office:value-type="string" table:style-name="ce17">
            <text:p>45</text:p>
          </table:table-cell>
          <table:table-cell office:value-type="string" table:style-name="ce21">
            <text:p>2017/0460</text:p>
          </table:table-cell>
          <table:table-cell office:value-type="string" table:style-name="ce22">
            <text:p>LANLINK SOLUÇOES E COMERC EM INFORM S.A.</text:p>
          </table:table-cell>
          <table:table-cell office:value-type="string" table:style-name="ce22">
            <text:p>AQUISIÇÃO DE 80 (OITENTA) LICENÇAS DO SISTEMA OPERACIONAL WINDOWS SERVER DATACENTER PARA ATENDER OS SERVIDORES HP DL360, VISANDO A INTEGRAÇÃO DO SISTEMA DE BILHETAGEM ELETRÔNICA – SBE COM SISTEMAS CONTRATADOS E DE GEOPOSICIONAMENTO DE FROTA DE ÔNIBUS.</text:p>
          </table:table-cell>
          <table:table-cell office:value-type="date" office:date-value="2017-12-14T00:00:00" table:style-name="ce23">
            <text:p>14/12/2017</text:p>
          </table:table-cell>
          <table:table-cell office:value-type="date" office:date-value="2018-12-15T00:00:00" table:style-name="ce23">
            <text:p>15/12/2018</text:p>
          </table:table-cell>
          <table:table-cell office:value-type="currency" office:value="282122.86" table:style-name="ce24">
            <text:p>R$ 282.122,86</text:p>
          </table:table-cell>
          <table:table-cell office:value-type="string" table:style-name="ce13">
            <text:p>2017</text:p>
          </table:table-cell>
          <table:table-cell office:value-type="string" table:style-name="ce14">
            <text:p>Contrato</text:p>
          </table:table-cell>
          <table:table-cell office:value-type="string" table:style-name="ce14">
            <text:p>19877285000252</text:p>
          </table:table-cell>
          <table:table-cell office:value-type="string" table:style-name="ce10">
            <text:p>Licença de software</text:p>
          </table:table-cell>
          <table:table-cell office:value-type="string" table:style-name="ce10">
            <text:p>Douglas Wilson Roman</text:p>
          </table:table-cell>
          <table:table-cell office:value-type="string" table:style-name="ce10">
            <text:p>Superintendência de Tecnologia da Informação (DG/STI)</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9">
          <table:table-cell office:value-type="string" table:style-name="ce17">
            <text:p>46</text:p>
          </table:table-cell>
          <table:table-cell office:value-type="string" table:style-name="ce21">
            <text:p>20170416-01-00</text:p>
          </table:table-cell>
          <table:table-cell office:value-type="string" table:style-name="ce22">
            <text:p>TECHNOLOGY SOLUCÕES E SISTEMAS INTEGRADOS LTDA</text:p>
          </table:table-cell>
          <table:table-cell office:value-type="string" table:style-name="ce22">
            <text:p>Aquisição de equipamentos servidores visando a Integração do Sistema de Bilhetagem Eletrônica – SBE com outros sistemas na SPTrans.</text:p>
          </table:table-cell>
          <table:table-cell office:value-type="date" office:date-value="2017-10-26T00:00:00" table:style-name="ce23">
            <text:p>26/10/2017</text:p>
          </table:table-cell>
          <table:table-cell office:value-type="date" office:date-value="2018-10-27T00:00:00" table:style-name="ce23">
            <text:p>27/10/2018</text:p>
          </table:table-cell>
          <table:table-cell office:value-type="currency" office:value="396900" table:style-name="ce24">
            <text:p>R$ 396.900,00</text:p>
          </table:table-cell>
          <table:table-cell office:value-type="string" table:style-name="ce13">
            <text:p>2017</text:p>
          </table:table-cell>
          <table:table-cell office:value-type="string" table:style-name="ce14">
            <text:p>Contrato</text:p>
          </table:table-cell>
          <table:table-cell office:value-type="string" table:style-name="ce14">
            <text:p>17363774000180</text:p>
          </table:table-cell>
          <table:table-cell office:value-type="string" table:style-name="ce10">
            <text:p>Hardware</text:p>
          </table:table-cell>
          <table:table-cell office:value-type="string" table:style-name="ce10">
            <text:p>Fernando Farias</text:p>
          </table:table-cell>
          <table:table-cell office:value-type="string" table:style-name="ce10">
            <text:p>Superintendência de Tecnologia da Informação (DG/STI)</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5">
          <table:table-cell office:value-type="string" table:style-name="ce17">
            <text:p>47</text:p>
          </table:table-cell>
          <table:table-cell office:value-type="string" table:style-name="ce21">
            <text:p>2015/0528-01-01</text:p>
          </table:table-cell>
          <table:table-cell office:value-type="string" table:style-name="ce22">
            <text:p>ALLEN RIO SERV E COM DE PROD DE INFORM LTDA.</text:p>
          </table:table-cell>
          <table:table-cell office:value-type="string" table:style-name="ce22">
            <text:p>Aquisição de licenças de uso de softwares da plataforma Microsoft para servidores, para ampliação do CCO – Centro de Controle Operacional para a operação de domingo e para o projeto de modernização do sistema de transporte em sua infraestrutura do sistema SIM – Sistema Integrado de Monitoramento</text:p>
          </table:table-cell>
          <table:table-cell office:value-type="date" office:date-value="2017-10-10T00:00:00" table:style-name="ce23">
            <text:p>10/10/2017</text:p>
          </table:table-cell>
          <table:table-cell table:style-name="ce23"/>
          <table:table-cell table:style-name="ce24"/>
          <table:table-cell office:value-type="string" table:style-name="ce13">
            <text:p>2017</text:p>
          </table:table-cell>
          <table:table-cell office:value-type="string" table:style-name="ce14">
            <text:p>Contrato</text:p>
          </table:table-cell>
          <table:table-cell office:value-type="string" table:style-name="ce14">
            <text:p>Não há</text:p>
          </table:table-cell>
          <table:table-cell office:value-type="string" table:style-name="ce10">
            <text:p>Licença de software</text:p>
          </table:table-cell>
          <table:table-cell office:value-type="string" table:style-name="ce10">
            <text:p>Fernando Farias</text:p>
          </table:table-cell>
          <table:table-cell office:value-type="string" table:style-name="ce10">
            <text:p>Superintendência de Tecnologia da Informação (DG/STI)</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2">
          <table:table-cell office:value-type="string" table:style-name="ce17">
            <text:p>48</text:p>
          </table:table-cell>
          <table:table-cell office:value-type="string" table:style-name="ce21">
            <text:p>2017/0404</text:p>
          </table:table-cell>
          <table:table-cell office:value-type="string" table:style-name="ce22">
            <text:p>ARROW ECS BRASIL DISTRIBUIDORA LTDA</text:p>
          </table:table-cell>
          <table:table-cell office:value-type="string" table:style-name="ce22">
            <text:p>aquisição de equipamento de armazenamento de dados do tipo storage e serviços de instalação, configuração e treinamento, visando à integração do sistema de bilhetagem eletrônica – SBE com sistemas contratados e de geoposicionamento de frota de ônibus</text:p>
          </table:table-cell>
          <table:table-cell office:value-type="date" office:date-value="2017-10-07T00:00:00" table:style-name="ce23">
            <text:p>07/10/2017</text:p>
          </table:table-cell>
          <table:table-cell office:value-type="date" office:date-value="2018-10-08T00:00:00" table:style-name="ce23">
            <text:p>08/10/2018</text:p>
          </table:table-cell>
          <table:table-cell office:value-type="currency" office:value="666602.88" table:style-name="ce24">
            <text:p>R$ 666.602,88</text:p>
          </table:table-cell>
          <table:table-cell office:value-type="string" table:style-name="ce13">
            <text:p>2017</text:p>
          </table:table-cell>
          <table:table-cell office:value-type="string" table:style-name="ce14">
            <text:p>Contrato</text:p>
          </table:table-cell>
          <table:table-cell office:value-type="string" table:style-name="ce14">
            <text:p>10646995000116</text:p>
          </table:table-cell>
          <table:table-cell office:value-type="string" table:style-name="ce10">
            <text:p>Hardware</text:p>
          </table:table-cell>
          <table:table-cell office:value-type="string" table:style-name="ce10">
            <text:p>Fernando Farias</text:p>
          </table:table-cell>
          <table:table-cell office:value-type="string" table:style-name="ce10">
            <text:p>Superintendência de Tecnologia da Informação (DG/STI)</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5">
          <table:table-cell office:value-type="string" table:style-name="ce17">
            <text:p>49</text:p>
          </table:table-cell>
          <table:table-cell office:value-type="string" table:style-name="ce21">
            <text:p>2017/0153-01-00</text:p>
          </table:table-cell>
          <table:table-cell office:value-type="string" table:style-name="ce22">
            <text:p>SECRET MUN DE ASSIST E DES SOCIAL</text:p>
          </table:table-cell>
          <table:table-cell office:value-type="string" table:style-name="ce22">
            <text:p>viabilizar o compartilhamento de arquivos contendo dados de usuários do Bilhete Único do Sistema Integrado do Transporte Coletivo Público de Passageiros, sob a responsabilidade da SPTrans, e dados relativos aos usuários de CadÚnico, de responsabilidade da SMADS, objetivando a atualização e validação das informações</text:p>
          </table:table-cell>
          <table:table-cell office:value-type="date" office:date-value="2017-09-13T00:00:00" table:style-name="ce23">
            <text:p>13/09/2017</text:p>
          </table:table-cell>
          <table:table-cell office:value-type="date" office:date-value="2022-09-13T00:00:00" table:style-name="ce23">
            <text:p>13/09/2022</text:p>
          </table:table-cell>
          <table:table-cell table:style-name="ce24"/>
          <table:table-cell office:value-type="string" table:style-name="ce13">
            <text:p>2017</text:p>
          </table:table-cell>
          <table:table-cell office:value-type="string" table:style-name="ce14">
            <text:p>Convênio</text:p>
          </table:table-cell>
          <table:table-cell office:value-type="string" table:style-name="ce14">
            <text:p>Não há</text:p>
          </table:table-cell>
          <table:table-cell office:value-type="string" table:style-name="ce10">
            <text:p>Logística e emissão de cartões</text:p>
          </table:table-cell>
          <table:table-cell office:value-type="string" table:style-name="ce10">
            <text:p>José Aécio de Sousa</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5">
          <table:table-cell office:value-type="string" table:style-name="ce17">
            <text:p>50</text:p>
          </table:table-cell>
          <table:table-cell office:value-type="string" table:style-name="ce21">
            <text:p>2013/0346-01-05</text:p>
          </table:table-cell>
          <table:table-cell office:value-type="string" table:style-name="ce22">
            <text:p>UOL DIVEO TECNOLOGIA LTDA.</text:p>
          </table:table-cell>
          <table:table-cell office:value-type="string" table:style-name="ce22">
            <text:p>prestação de serviços de processamento e comunicação de dados nos ambientes de produção e contingência (Data Center) do Sistema de Bilhetagem Eletrônica (Bilhete Único) do Transporte Público Coletivo de Passageiros do Município de São Paulo, e comunicação de dados do SIM – Sistema Integrado de Monitoramento</text:p>
          </table:table-cell>
          <table:table-cell office:value-type="date" office:date-value="2017-06-21T00:00:00" table:style-name="ce23">
            <text:p>21/06/2017</text:p>
          </table:table-cell>
          <table:table-cell office:value-type="date" office:date-value="2018-06-21T00:00:00" table:style-name="ce23">
            <text:p>21/06/2018</text:p>
          </table:table-cell>
          <table:table-cell office:value-type="currency" office:value="915060.9" table:style-name="ce24">
            <text:p>R$ 915.060,90</text:p>
          </table:table-cell>
          <table:table-cell office:value-type="string" table:style-name="ce13">
            <text:p>2017</text:p>
          </table:table-cell>
          <table:table-cell office:value-type="string" table:style-name="ce14">
            <text:p>Contrato</text:p>
          </table:table-cell>
          <table:table-cell office:value-type="string" table:style-name="ce33">
            <text:p>01588770000160</text:p>
          </table:table-cell>
          <table:table-cell office:value-type="string" table:style-name="ce10">
            <text:p>Infraestrutura e gestão de data centers</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12">
          <table:table-cell office:value-type="string" table:style-name="ce17">
            <text:p>51</text:p>
          </table:table-cell>
          <table:table-cell office:value-type="string" table:style-name="ce21">
            <text:p>2012/0038-01-01</text:p>
          </table:table-cell>
          <table:table-cell office:value-type="string" table:style-name="ce22">
            <text:p>TIVIT TERCEIRIZAÇÃO DE PROC, SERV E TEC S/A</text:p>
          </table:table-cell>
          <table:table-cell office:value-type="string" table:style-name="ce22">
            <text:p>PRESTAÇÃO DE SERVIÇOS TÉCNICOS INTEGRADOS DE PROCESSAMENTO, ARMAZENAMENTO E COMUNICAÇÃO DE DADOS EM AMBIENTE DE ALTA DISPONIBILIDADE (DATA CENTER), MONITORAMENTO DA OPERAÇÃO DO SISTEMA EM REGIME ININTERRUPTO, ATUALIZAÇÃO TECNOLÓGICA E MANUTENÇÃO DOS SOFTWARES APLICATIVOS, OBJETIVANDO UMA ÚNICA SOLUÇÃO INTEGRADA DE TECNOLOGIA DA INFORMAÇÃO DO SISTEMA DE BILHETAGEM ELETRÔNICA (BILHETE ÚNICO), ATUALMENTE IMPLANTADO NO SISTEMA DE TRANSPORTE PÚBLICO COLETIVO DE PASSAGEIROS DO MUNICÍPIO DE SÃO PAULO, NO METRÔ E NA CPTM</text:p>
          </table:table-cell>
          <table:table-cell office:value-type="date" office:date-value="2017-01-18T00:00:00" table:style-name="ce23">
            <text:p>18/01/2017</text:p>
          </table:table-cell>
          <table:table-cell table:style-name="ce23"/>
          <table:table-cell office:value-type="currency" office:value="10438998.16" table:style-name="ce24">
            <text:p>R$ 10.438.998,16</text:p>
          </table:table-cell>
          <table:table-cell office:value-type="string" table:style-name="ce13">
            <text:p>2017</text:p>
          </table:table-cell>
          <table:table-cell office:value-type="string" table:style-name="ce14">
            <text:p>Contrato</text:p>
          </table:table-cell>
          <table:table-cell office:value-type="string" table:style-name="ce14">
            <text:p>07073027000153</text:p>
          </table:table-cell>
          <table:table-cell office:value-type="string" table:style-name="ce10">
            <text:p>Infraestrutura e gestão de data centers</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13">
          <table:table-cell office:value-type="string" table:style-name="ce17">
            <text:p>52</text:p>
            <text:p>Aditivo</text:p>
          </table:table-cell>
          <table:table-cell office:value-type="string" table:style-name="ce21">
            <text:p>2016/0351-01-00</text:p>
          </table:table-cell>
          <table:table-cell office:value-type="string" table:style-name="ce22">
            <text:p>ALLCOMNET TECNOLOGIA E SISTEMAS EIRELI - EPP</text:p>
          </table:table-cell>
          <table:table-cell office:value-type="string" table:style-name="ce22">
            <text:p>OBJETO: CONTRATAÇÃO DE EMPRESA ESPECIALIZADA PARA O FORNECIMENTO DE 1.600 (MIL E SEISCENTAS) LICENÇAS DE USO DE SOFTWARES DE SEGURANÇA DA INFORMAÇÃO (ANTIVÍRUS/ANTISPAM), INCLUINDO INSTALAÇÃO, MIGRAÇÃO, MANUTENÇÃO, TREINAMENTO E SUPORTE TÉCNICO, PELO PERÍODO DE 24 (VINTE E QUATRO) MESES.</text:p>
          </table:table-cell>
          <table:table-cell office:value-type="date" office:date-value="2017-01-03T00:00:00" table:style-name="ce23">
            <text:p>03/01/2017</text:p>
          </table:table-cell>
          <table:table-cell office:value-type="date" office:date-value="2019-01-03T00:00:00" table:style-name="ce23">
            <text:p>03/01/2019</text:p>
          </table:table-cell>
          <table:table-cell office:value-type="currency" office:value="148000" table:style-name="ce24">
            <text:p>R$ 148.000,00</text:p>
          </table:table-cell>
          <table:table-cell office:value-type="string" table:style-name="ce13">
            <text:p>2017</text:p>
          </table:table-cell>
          <table:table-cell office:value-type="string" table:style-name="ce14">
            <text:p>Contrato</text:p>
          </table:table-cell>
          <table:table-cell office:value-type="string" table:style-name="ce14">
            <text:p>04424094000187</text:p>
          </table:table-cell>
          <table:table-cell office:value-type="string" table:style-name="ce10">
            <text:p>Segurança da informação</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2">
          <table:table-cell office:value-type="string" table:style-name="ce17">
            <text:p>53</text:p>
          </table:table-cell>
          <table:table-cell office:value-type="string" table:style-name="ce21">
            <text:p>2015/0517-01-01</text:p>
          </table:table-cell>
          <table:table-cell office:value-type="string" table:style-name="ce22">
            <text:p>ALLCOMNET TECNOLOGIA E SISTEMAS LTDA. EPP</text:p>
          </table:table-cell>
          <table:table-cell office:value-type="string" table:style-name="ce22">
            <text:p>RENOVAÇÃO DE LICENÇA DE 01 (UM) UTM INSTALADO E AQUISIÇÃO DE 03 (TRÊS) UTMS PARA AMPLIAÇÃO DA SOLUÇÃO DE FIREWALL, PARA SEGURANÇA DE ACESSO E PROTEÇÃO DE DADOS DA REDE, NAS UNIDADES DA SPTRANS.</text:p>
          </table:table-cell>
          <table:table-cell office:value-type="date" office:date-value="2016-12-20T00:00:00" table:style-name="ce23">
            <text:p>20/12/2016</text:p>
          </table:table-cell>
          <table:table-cell table:style-name="ce23"/>
          <table:table-cell office:value-type="currency" office:value="184200" table:style-name="ce24">
            <text:p>R$ 184.200,00</text:p>
          </table:table-cell>
          <table:table-cell office:value-type="string" table:style-name="ce13">
            <text:p>2016</text:p>
          </table:table-cell>
          <table:table-cell office:value-type="string" table:style-name="ce14">
            <text:p>Contrato</text:p>
          </table:table-cell>
          <table:table-cell office:value-type="string" table:style-name="ce14">
            <text:p>04424094000187</text:p>
          </table:table-cell>
          <table:table-cell office:value-type="string" table:style-name="ce10">
            <text:p>Segurança da informação</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9">
          <table:table-cell office:value-type="string" table:style-name="ce17">
            <text:p>54</text:p>
          </table:table-cell>
          <table:table-cell office:value-type="string" table:style-name="ce21">
            <text:p>2015/0481-01-01</text:p>
          </table:table-cell>
          <table:table-cell office:value-type="string" table:style-name="ce22">
            <text:p>VERT SOLUÇÕES EM INFORMATICA</text:p>
          </table:table-cell>
          <table:table-cell office:value-type="string" table:style-name="ce22">
            <text:p>Aquisição de licença de uso do software Symantec Netbackup Plataform Base Complete Edition versão 7.5, com suporte técnico e manutenção evolutiva.</text:p>
          </table:table-cell>
          <table:table-cell office:value-type="date" office:date-value="2016-11-11T00:00:00" table:style-name="ce23">
            <text:p>11/11/2016</text:p>
          </table:table-cell>
          <table:table-cell table:style-name="ce23"/>
          <table:table-cell office:value-type="currency" office:value="162000" table:style-name="ce24">
            <text:p>R$ 162.000,00</text:p>
          </table:table-cell>
          <table:table-cell office:value-type="string" table:style-name="ce13">
            <text:p>2016</text:p>
          </table:table-cell>
          <table:table-cell office:value-type="string" table:style-name="ce14">
            <text:p>Contrato</text:p>
          </table:table-cell>
          <table:table-cell office:value-type="string" table:style-name="ce14">
            <text:p>02277205000144</text:p>
          </table:table-cell>
          <table:table-cell office:value-type="string" table:style-name="ce10">
            <text:p>Segurança da informação</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5">
          <table:table-cell office:value-type="string" table:style-name="ce17">
            <text:p>55</text:p>
          </table:table-cell>
          <table:table-cell office:value-type="string" table:style-name="ce21">
            <text:p>2013/0346-01-04</text:p>
          </table:table-cell>
          <table:table-cell office:value-type="string" table:style-name="ce22">
            <text:p>UOL DIVEO TECNOLOGIA LTDA</text:p>
          </table:table-cell>
          <table:table-cell office:value-type="string" table:style-name="ce22">
            <text:p>prestação de serviços de processamento e comunicação de dados nos ambientes de produção e contingência (Data Center) do Sistema de Bilhetagem Eletrônica (Bilhete Único) do Transporte Público Coletivo de Passageiros do Município de São Paulo, e comunicação de dados do SIM – Sistema Integrado de Monitoramento</text:p>
          </table:table-cell>
          <table:table-cell office:value-type="date" office:date-value="2016-06-18T00:00:00" table:style-name="ce23">
            <text:p>18/06/2016</text:p>
          </table:table-cell>
          <table:table-cell office:value-type="date" office:date-value="2017-06-17T00:00:00" table:style-name="ce23">
            <text:p>17/06/2017</text:p>
          </table:table-cell>
          <table:table-cell office:value-type="currency" office:value="1926444" table:style-name="ce24">
            <text:p>R$ 1.926.444,00</text:p>
          </table:table-cell>
          <table:table-cell office:value-type="string" table:style-name="ce13">
            <text:p>2016</text:p>
          </table:table-cell>
          <table:table-cell office:value-type="string" table:style-name="ce14">
            <text:p>Contrato</text:p>
          </table:table-cell>
          <table:table-cell office:value-type="string" table:style-name="ce14">
            <text:p>01588770000160</text:p>
          </table:table-cell>
          <table:table-cell office:value-type="string" table:style-name="ce10">
            <text:p>Infraestrutura e gestão de data centers</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6">
          <table:table-cell office:value-type="string" table:style-name="ce17">
            <text:p>56</text:p>
          </table:table-cell>
          <table:table-cell office:value-type="string" table:style-name="ce21">
            <text:p>2021/0507-01-00</text:p>
          </table:table-cell>
          <table:table-cell office:value-type="string" table:style-name="ce22">
            <text:p>PLDEVICE TECNOLOGIA EM SISTEMAS DE COMPUTADORES LTDA</text:p>
          </table:table-cell>
          <table:table-cell office:value-type="string" table:style-name="ce22">
            <text:p>Doação de software que consiste em um canal de comunicação (API) a ser utilizado pelas empresas credenciadas a SPTrans. Objeto detalhado está descrito em anexo</text:p>
          </table:table-cell>
          <table:table-cell office:value-type="date" office:date-value="2021-07-12T00:00:00" table:style-name="ce23">
            <text:p>12/07/2021</text:p>
          </table:table-cell>
          <table:table-cell table:style-name="ce23"/>
          <table:table-cell office:value-type="currency" office:value="5000" table:style-name="ce24">
            <text:p>R$ 5.000,00</text:p>
          </table:table-cell>
          <table:table-cell office:value-type="float" office:value="2021" table:style-name="ce13">
            <text:p>2021</text:p>
          </table:table-cell>
          <table:table-cell office:value-type="string" table:style-name="ce34">
            <text:p>Doação</text:p>
          </table:table-cell>
          <table:table-cell office:value-type="string" table:style-name="ce14">
            <text:p>05931416000147</text:p>
          </table:table-cell>
          <table:table-cell office:value-type="string" table:style-name="ce10">
            <text:p>Infraestrutura e gestão de data centers</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2">
          <table:table-cell office:value-type="string" table:style-name="ce17">
            <text:p>57</text:p>
          </table:table-cell>
          <table:table-cell office:value-type="string" table:style-name="ce21">
            <text:p>2020/0201-01-00</text:p>
          </table:table-cell>
          <table:table-cell office:value-type="string" table:style-name="ce10">
            <text:p>UP MOBILE MANEGEMENT LTDA</text:p>
          </table:table-cell>
          <table:table-cell office:value-type="string" table:style-name="ce10">
            <text:p>DOAÇÃO SEM ENCARGO OU QUALQUER ÔNUS DO DESENVOLVIMENTO DE SOFTWARE DE “GERADOR DE QR CODE” PARA QUE POSSA SER TESTADO E IMPLEMENTADO NO SISTEMA DE TRANSPORTE PÚBLICO MUNICIPAL</text:p>
          </table:table-cell>
          <table:table-cell office:value-type="date" office:date-value="2020-02-11T00:00:00" table:style-name="ce23">
            <text:p>11/02/2020</text:p>
          </table:table-cell>
          <table:table-cell table:style-name="ce23"/>
          <table:table-cell office:value-type="currency" office:value="60000" table:style-name="ce24">
            <text:p>R$ 60.000,00</text:p>
          </table:table-cell>
          <table:table-cell office:value-type="string" table:style-name="ce13">
            <text:p>2020</text:p>
          </table:table-cell>
          <table:table-cell office:value-type="string" table:style-name="ce34">
            <text:p>Doação</text:p>
          </table:table-cell>
          <table:table-cell office:value-type="string" table:style-name="ce14">
            <text:p>10448550000121</text:p>
          </table:table-cell>
          <table:table-cell office:value-type="string" table:style-name="ce10">
            <text:p>Infraestrutura e gestão de data centers</text:p>
          </table:table-cell>
          <table:table-cell office:value-type="string" table:style-name="ce10">
            <text:p>Não há</text:p>
          </table:table-cell>
          <table:table-cell office:value-type="string" table:style-name="ce10">
            <text:p>DG/STI</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6">
          <table:table-cell office:value-type="string" table:style-name="ce17">
            <text:p>58</text:p>
          </table:table-cell>
          <table:table-cell office:value-type="string" table:style-name="ce21">
            <text:p>2019/0861-01-00</text:p>
          </table:table-cell>
          <table:table-cell office:value-type="string" table:style-name="ce10">
            <text:p>CITTAMOBI DESENVOLVIMENTO EM TECNOLOGIA LTDA.</text:p>
          </table:table-cell>
          <table:table-cell office:value-type="string" table:style-name="ce10">
            <text:p>DOAÇÃO DE UMA PLATAFORMA DE AGENDAMENTO ELETRÔNICO DE SERVIÇOS PARA OS USUÁRIOS DO BILHETE ÚNICO E DEMAIS FUNCIONALIDADES CONEXAS</text:p>
          </table:table-cell>
          <table:table-cell office:value-type="date" office:date-value="2020-01-09T00:00:00" table:style-name="ce23">
            <text:p>09/01/2020</text:p>
          </table:table-cell>
          <table:table-cell table:style-name="ce23"/>
          <table:table-cell office:value-type="currency" office:value="160000" table:style-name="ce24">
            <text:p>R$ 160.000,00</text:p>
          </table:table-cell>
          <table:table-cell office:value-type="string" table:style-name="ce13">
            <text:p>2019</text:p>
          </table:table-cell>
          <table:table-cell office:value-type="string" table:style-name="ce34">
            <text:p>Doação</text:p>
          </table:table-cell>
          <table:table-cell office:value-type="string" table:style-name="ce14">
            <text:p>10237278000130</text:p>
          </table:table-cell>
          <table:table-cell office:value-type="string" table:style-name="ce10">
            <text:p>Licença de software</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5">
          <table:table-cell office:value-type="string" table:style-name="ce17">
            <text:p>59</text:p>
          </table:table-cell>
          <table:table-cell office:value-type="string" table:style-name="ce25">
            <text:p><text:a xlink:href="https://www.prefeitura.sp.gov.br/cidade/secretarias/upload/transportes/SPTrans/acesso_a_informacao/2017/termocoop/2017_0298_02_00%20CITTAMOBI_TERMO_DE_COOPERACAO.pdf">2017/0298-02-00</text:a></text:p>
          </table:table-cell>
          <table:table-cell office:value-type="string" table:style-name="ce10">
            <text:p>CITTAMOBI DESENVOLVIMENTO EM TECNOLOGIA LTDA.</text:p>
          </table:table-cell>
          <table:table-cell office:value-type="string" table:style-name="ce10">
            <text:p>VIABILIZAÇÃO DE TESTES DE PERFORMANCE NOS VALIDADORES ELETRÔNICOS, EM AMBIENTE CONTROLADO PELA SPTRANS, COM VISTAS AO DESENVOLVIMENTO DE APLICATIVO PARA PAGAMENTO DA PASSAGEM NO SISTEMA DE TRANSPORTE PÚBLICO DE PASSAGEIROS</text:p>
          </table:table-cell>
          <table:table-cell office:value-type="date" office:date-value="2021-08-11T00:00:00" table:style-name="ce23">
            <text:p>11/08/2021</text:p>
          </table:table-cell>
          <table:table-cell office:value-type="date" office:date-value="2020-01-09T00:00:00" table:style-name="ce23">
            <text:p>09/01/2020</text:p>
          </table:table-cell>
          <table:table-cell office:value-type="currency" office:value="0" table:style-name="ce24">
            <text:p>R$ 0,00</text:p>
          </table:table-cell>
          <table:table-cell office:value-type="string" table:style-name="ce13">
            <text:p>2017</text:p>
          </table:table-cell>
          <table:table-cell office:value-type="string" table:style-name="ce34">
            <text:p>Acordo</text:p>
          </table:table-cell>
          <table:table-cell office:value-type="string" table:style-name="ce14">
            <text:p>10237278000130</text:p>
          </table:table-cell>
          <table:table-cell office:value-type="string" table:style-name="ce10">
            <text:p>Consultoria</text:p>
          </table:table-cell>
          <table:table-cell office:value-type="string" table:style-name="ce14">
            <text:p>Nelson Sodré Machado Junior</text:p>
          </table:table-cell>
          <table:table-cell office:value-type="string" table:style-name="ce14">
            <text:p>Gerência de Inteligência e Negócios</text:p>
          </table:table-cell>
          <table:table-cell office:value-type="string" table:style-name="ce14">
            <text:p>Gustavo Gonçalves Alvim</text:p>
          </table:table-cell>
          <table:table-cell office:value-type="string" table:style-name="ce14">
            <text:p>Não há</text:p>
          </table:table-cell>
          <table:table-cell office:value-type="string" table:style-name="ce10">
            <text:p>Não há</text:p>
          </table:table-cell>
          <table:table-cell office:value-type="string" table:style-name="ce10">
            <text:p>Não há</text:p>
          </table:table-cell>
          <table:table-cell table:number-columns-repeated="16367"/>
        </table:table-row>
        <table:table-row table:style-name="ro5">
          <table:table-cell office:value-type="string" table:style-name="ce17">
            <text:p>60</text:p>
          </table:table-cell>
          <table:table-cell office:value-type="string" table:style-name="ce18">
            <text:p><text:a xlink:href="https://www.prefeitura.sp.gov.br/cidade/secretarias/upload/transportes/SPTrans/acesso_a_informacao/2017/termocoop/2017-0528-06-00%20-%20CITTAMOBI.pdf">2017/0528-06-00 Aditivo 1</text:a></text:p>
          </table:table-cell>
          <table:table-cell office:value-type="string" table:style-name="ce10">
            <text:p>CITTAMOBI DESENVOLVIMENTO EM TECNOLOGIA LTDA.</text:p>
          </table:table-cell>
          <table:table-cell office:value-type="string" table:style-name="ce10">
            <text:p>VIABILIZAÇÃO DE TESTES DE PERFORMANCE NOS VALIDADORES ELETRÔNICOS, EM AMBIENTE CONTROLADO PELA SPTRANS, COM VISTAS AO DESENVOLVIMENTO DE APLICATIVO PARA PAGAMENTO DA PASSAGEM NO SISTEMA DE TRANSPORTE PÚBLICO</text:p>
          </table:table-cell>
          <table:table-cell office:value-type="date" office:date-value="2018-10-30T00:00:00" table:style-name="ce32">
            <text:p>30/10/2018</text:p>
          </table:table-cell>
          <table:table-cell office:value-type="date" office:date-value="2020-10-29T00:00:00" table:style-name="ce23">
            <text:p>29/10/2020</text:p>
          </table:table-cell>
          <table:table-cell office:value-type="currency" office:value="0" table:style-name="ce24">
            <text:p>R$ 0,00</text:p>
          </table:table-cell>
          <table:table-cell office:value-type="string" table:style-name="ce13">
            <text:p>2017</text:p>
          </table:table-cell>
          <table:table-cell office:value-type="string" table:style-name="ce34">
            <text:p>Acordo</text:p>
          </table:table-cell>
          <table:table-cell office:value-type="string" table:style-name="ce14">
            <text:p>10237278000130</text:p>
          </table:table-cell>
          <table:table-cell office:value-type="string" table:style-name="ce10">
            <text:p>Consultoria</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table:number-columns-repeated="16367"/>
        </table:table-row>
        <table:table-row table:style-name="ro5">
          <table:table-cell office:value-type="string" table:style-name="ce17">
            <text:p>61</text:p>
          </table:table-cell>
          <table:table-cell office:value-type="string" table:style-name="ce9">
            <text:p><text:a xlink:href="https://www.prefeitura.sp.gov.br/cidade/secretarias/upload/transportes/SPTrans/acesso_a_informacao/2017/termocoop/2017-0298-01-00%20-%20ONBOARD%20MOBILITY.pdf">2017/0298-01-00 Aditivo 1 Aditivo 2 Aditivo 3</text:a></text:p>
          </table:table-cell>
          <table:table-cell office:value-type="string" table:style-name="ce35">
            <text:p>ONBOARD MOBILITY BRASIL LTDA.</text:p>
          </table:table-cell>
          <table:table-cell office:value-type="string" table:style-name="ce10">
            <text:p>VIABILIZAÇÃO DE TESTES DE PERFORMANCE NOS VALIDADORES ELETRÔNICOS, EM AMBIENTE CONTROLADO PELA SPTRANS, COM VISTAS AO DESENVOLVIMENTO DE APLICATIVO PARA PAGAMENTO DA PASSAGEM NO SISTEMA DE TRANSPORTE PÚBLICO DE PASSAGEIROS</text:p>
          </table:table-cell>
          <table:table-cell office:value-type="date" office:date-value="2021-08-07T00:00:00" table:style-name="ce11">
            <text:p>07/08/2021</text:p>
          </table:table-cell>
          <table:table-cell office:value-type="date" office:date-value="2022-08-06T00:00:00" table:style-name="ce23">
            <text:p>06/08/2022</text:p>
          </table:table-cell>
          <table:table-cell office:value-type="currency" office:value="0" table:style-name="ce24">
            <text:p>R$ 0,00</text:p>
          </table:table-cell>
          <table:table-cell office:value-type="string" table:style-name="ce13">
            <text:p>2017</text:p>
          </table:table-cell>
          <table:table-cell office:value-type="string" table:style-name="ce34">
            <text:p>Acordo</text:p>
          </table:table-cell>
          <table:table-cell office:value-type="string" table:style-name="ce14">
            <text:p>24738036000135</text:p>
          </table:table-cell>
          <table:table-cell office:value-type="string" table:style-name="ce10">
            <text:p>Consultoria</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table:number-columns-repeated="16367"/>
        </table:table-row>
        <table:table-row table:style-name="ro5">
          <table:table-cell office:value-type="string" table:style-name="ce17">
            <text:p>62</text:p>
          </table:table-cell>
          <table:table-cell office:value-type="string" table:style-name="ce9">
            <text:p><text:a xlink:href="https://www.prefeitura.sp.gov.br/cidade/secretarias/upload/transportes/SPTrans/acesso_a_informacao/2017/termocoop/2017-0528-01-00%20-%20UP%20MOBILE.pdf">2017/0528-01-00 Termo de encerramento</text:a></text:p>
          </table:table-cell>
          <table:table-cell office:value-type="string" table:style-name="ce10">
            <text:p>UP MOBILE MARKETING LTDAUP MOBILE.</text:p>
          </table:table-cell>
          <table:table-cell office:value-type="string" table:style-name="ce10">
            <text:p>VIABILIZAÇÃO DE TESTES DE PERFORMANCE NOS VALIDADORES ELETRÔNICOS, EM AMBIENTE CONTROLADO PELA SPTRANS, COM VISTAS AO DESENVOLVIMENTO DE APLICATIVO PARA PAGAMENTO DA PASSAGEM NO SISTEMA DE TRANSPORTE PÚBLICO DE PASSAGEIROS</text:p>
          </table:table-cell>
          <table:table-cell office:value-type="date" office:date-value="2017-11-30T00:00:00" table:style-name="ce36">
            <text:p>30/11/2017</text:p>
          </table:table-cell>
          <table:table-cell office:value-type="date" office:date-value="2018-11-29T00:00:00" table:style-name="ce23">
            <text:p>29/11/2018</text:p>
          </table:table-cell>
          <table:table-cell office:value-type="currency" office:value="0" table:style-name="ce24">
            <text:p>R$ 0,00</text:p>
          </table:table-cell>
          <table:table-cell office:value-type="string" table:style-name="ce13">
            <text:p>2017</text:p>
          </table:table-cell>
          <table:table-cell office:value-type="string" table:style-name="ce34">
            <text:p>Acordo</text:p>
          </table:table-cell>
          <table:table-cell office:value-type="string" table:style-name="ce14">
            <text:p>10448550000121</text:p>
          </table:table-cell>
          <table:table-cell office:value-type="string" table:style-name="ce10">
            <text:p>Consultoria</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table:number-columns-repeated="16367"/>
        </table:table-row>
        <table:table-row table:style-name="ro5">
          <table:table-cell office:value-type="string" table:style-name="ce17">
            <text:p>63</text:p>
          </table:table-cell>
          <table:table-cell office:value-type="string" table:style-name="ce9">
            <text:p><text:a xlink:href="https://www.prefeitura.sp.gov.br/cidade/secretarias/upload/transportes/SPTrans/acesso_a_informacao/2017/termocoop/2017-0528-02-00%20-%20MOOV%20SERVICOS.pdf">2017/0528-02-00 Aditivo 1</text:a></text:p>
          </table:table-cell>
          <table:table-cell office:value-type="string" table:style-name="ce10">
            <text:p>MOOV SERVIÇOS E TECNOLOGIA S.A.</text:p>
          </table:table-cell>
          <table:table-cell office:value-type="string" table:style-name="ce10">
            <text:p>VIABILIZAÇÃO DE TESTES DE PERFORMANCE NOS VALIDADORES ELETRÔNICOS, EM AMBIENTE CONTROLADO PELA SPTRANS, COM VISTAS AO DESENVOLVIMENTO DE APLICATIVO PARA PAGAMENTO DA PASSAGEM NO SISTEMA DE TRANSPORTE PÚBLICO DE PASSAGEIROS</text:p>
          </table:table-cell>
          <table:table-cell office:value-type="date" office:date-value="2018-01-10T00:00:00" table:style-name="ce11">
            <text:p>10/01/2018</text:p>
          </table:table-cell>
          <table:table-cell office:value-type="date" office:date-value="2020-01-09T00:00:00" table:style-name="ce11">
            <text:p>09/01/2020</text:p>
          </table:table-cell>
          <table:table-cell office:value-type="currency" office:value="0" table:style-name="ce24">
            <text:p>R$ 0,00</text:p>
          </table:table-cell>
          <table:table-cell office:value-type="string" table:style-name="ce13">
            <text:p>2017</text:p>
          </table:table-cell>
          <table:table-cell office:value-type="string" table:style-name="ce34">
            <text:p>Acordo</text:p>
          </table:table-cell>
          <table:table-cell office:value-type="string" table:style-name="ce14">
            <text:p>25345073000146</text:p>
          </table:table-cell>
          <table:table-cell office:value-type="string" table:style-name="ce10">
            <text:p>Consultoria</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table:number-columns-repeated="16367"/>
        </table:table-row>
        <table:table-row table:style-name="ro5">
          <table:table-cell office:value-type="string" table:style-name="ce17">
            <text:p>64</text:p>
          </table:table-cell>
          <table:table-cell office:value-type="string" table:style-name="ce9">
            <text:p><text:a xlink:href="https://www.prefeitura.sp.gov.br/cidade/secretarias/upload/transportes/SPTrans/acesso_a_informacao/2017/termocoop/2017-0528-04-00%20-%20PRODATA%20MOBILITY.pdf">2017/0528-04-00 Aditivo 1</text:a></text:p>
          </table:table-cell>
          <table:table-cell office:value-type="string" table:style-name="ce10">
            <text:p>PRODATA MOBILITY BRASIL S.A.</text:p>
          </table:table-cell>
          <table:table-cell office:value-type="string" table:style-name="ce10">
            <text:p>VIABILIZAÇÃO DE TESTES DE PERFORMANCE NOS VALIDADORES ELETRÔNICOS, EM AMBIENTE CONTROLADO PELA SPTRANS, COM VISTAS AO DESENVOLVIMENTO DE APLICATIVO PARA PAGAMENTO DA PASSAGEM NO SISTEMA DE TRANSPORTE PÚBLICO DE PASSAGEIROS</text:p>
          </table:table-cell>
          <table:table-cell office:value-type="date" office:date-value="2018-05-02T00:00:00" table:style-name="ce11">
            <text:p>02/05/2018</text:p>
          </table:table-cell>
          <table:table-cell office:value-type="date" office:date-value="2020-05-01T00:00:00" table:style-name="ce11">
            <text:p>01/05/2020</text:p>
          </table:table-cell>
          <table:table-cell office:value-type="currency" office:value="0" table:style-name="ce24">
            <text:p>R$ 0,00</text:p>
          </table:table-cell>
          <table:table-cell office:value-type="string" table:style-name="ce13">
            <text:p>2017</text:p>
          </table:table-cell>
          <table:table-cell office:value-type="string" table:style-name="ce34">
            <text:p>Acordo</text:p>
          </table:table-cell>
          <table:table-cell office:value-type="string" table:style-name="ce14">
            <text:p>05535694000185</text:p>
          </table:table-cell>
          <table:table-cell office:value-type="string" table:style-name="ce10">
            <text:p>Consultoria</text:p>
          </table:table-cell>
          <table:table-cell office:value-type="string" table:style-name="ce14">
            <text:p>Lioncio de Faria</text:p>
          </table:table-cell>
          <table:table-cell office:value-type="string" table:style-name="ce14">
            <text:p>Diretoria de Gestão da Receita e Remuneração - DG</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table:number-columns-repeated="16367"/>
        </table:table-row>
        <table:table-row table:style-name="ro5">
          <table:table-cell office:value-type="string" table:style-name="ce17">
            <text:p>65</text:p>
          </table:table-cell>
          <table:table-cell office:value-type="string" table:style-name="ce9">
            <text:p><text:a xlink:href="https://www.prefeitura.sp.gov.br/cidade/secretarias/upload/transportes/SPTrans/acesso_a_informacao/2017/termocoop/2017-0528-05-00%20-%20RPC.pdf">2017/0528-05-00 Aditivo 1</text:a></text:p>
          </table:table-cell>
          <table:table-cell office:value-type="string" table:style-name="ce10">
            <text:p>RPC REDE PONTO CERTO TECNOLOGIA E SERVIÇOS LTDA.</text:p>
          </table:table-cell>
          <table:table-cell office:value-type="string" table:style-name="ce10">
            <text:p>VIABILIZAÇÃO DE TESTES DE PERFORMANCE NOS VALIDADORES ELETRÔNICOS, EM AMBIENTE CONTROLADO PELA SPTRANS, COM VISTAS AO DESENVOLVIMENTO DE APLICATIVO PARA PAGAMENTO DA PASSAGEM NO SISTEMA DE TRANSPORTE PÚBLICO DE PASSAGEIROS</text:p>
          </table:table-cell>
          <table:table-cell office:value-type="date" office:date-value="2018-06-11T00:00:00" table:style-name="ce11">
            <text:p>11/06/2018</text:p>
          </table:table-cell>
          <table:table-cell office:value-type="date" office:date-value="2020-06-10T00:00:00" table:style-name="ce11">
            <text:p>10/06/2020</text:p>
          </table:table-cell>
          <table:table-cell office:value-type="currency" office:value="0" table:style-name="ce24">
            <text:p>R$ 0,00</text:p>
          </table:table-cell>
          <table:table-cell office:value-type="string" table:style-name="ce13">
            <text:p>2017</text:p>
          </table:table-cell>
          <table:table-cell office:value-type="string" table:style-name="ce34">
            <text:p>Acordo</text:p>
          </table:table-cell>
          <table:table-cell office:value-type="string" table:style-name="ce14">
            <text:p>04235110000193</text:p>
          </table:table-cell>
          <table:table-cell office:value-type="string" table:style-name="ce10">
            <text:p>Consultoria</text:p>
          </table:table-cell>
          <table:table-cell office:value-type="string" table:style-name="ce14">
            <text:p>Lioncio de Faria</text:p>
          </table:table-cell>
          <table:table-cell office:value-type="string" table:style-name="ce14">
            <text:p>Diretoria de Gestão da Receita e Remuneração - DG</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office:value-type="string" table:style-name="ce14">
            <text:p>Não há</text:p>
          </table:table-cell>
          <table:table-cell table:number-columns-repeated="16367"/>
        </table:table-row>
        <table:table-row table:style-name="ro7">
          <table:table-cell office:value-type="string" table:style-name="ce17">
            <text:p>66</text:p>
          </table:table-cell>
          <table:table-cell office:value-type="string" table:style-name="ce17">
            <text:p>11/SMT/2020 - Aditamento</text:p>
          </table:table-cell>
          <table:table-cell office:value-type="string" table:style-name="ce10">
            <text:p>FUNDAÇÃO INSTITUTO DE PESQUISAS ECONÔMICAS – FIPE</text:p>
          </table:table-cell>
          <table:table-cell office:value-type="string" table:style-name="ce10">
            <text:p>Constitui objeto do presente contrato a execução, pela CONTRATADA, dos serviços da pesquisa "INDICE DE PREÇOS AO CONSUMIDOR NO MUNICÍPIO DE SÃO PAULO", nos termos da Proposta no documento SEI nº 358473 dos autos do administrativo processo SEI nº 6017.2016/0003694-4, que passa a fazer parte integrante deste Contrato.</text:p>
          </table:table-cell>
          <table:table-cell office:value-type="date" office:date-value="2020-06-05T00:00:00" table:style-name="ce11">
            <text:p>05/06/2020</text:p>
          </table:table-cell>
          <table:table-cell office:value-type="date" office:date-value="2021-06-04T00:00:00" table:style-name="ce11">
            <text:p>04/06/2021</text:p>
          </table:table-cell>
          <table:table-cell office:value-type="currency" office:value="4622000" table:style-name="ce24">
            <text:p>R$ 4.622.000,00</text:p>
          </table:table-cell>
          <table:table-cell office:value-type="string" table:style-name="ce13">
            <text:p>2020</text:p>
          </table:table-cell>
          <table:table-cell office:value-type="string" table:style-name="ce34">
            <text:p>Contrato</text:p>
          </table:table-cell>
          <table:table-cell office:value-type="string" table:style-name="ce14">
            <text:p>43942358000146</text:p>
          </table:table-cell>
          <table:table-cell office:value-type="string" table:style-name="ce10">
            <text:p>Consultoria</text:p>
          </table:table-cell>
          <table:table-cell office:value-type="string" table:style-name="ce14">
            <text:p>-</text:p>
          </table:table-cell>
          <table:table-cell office:value-type="string" table:style-name="ce14">
            <text:p>-</text:p>
          </table:table-cell>
          <table:table-cell office:value-type="string" table:style-name="ce14">
            <text:p>-</text:p>
          </table:table-cell>
          <table:table-cell office:value-type="string" table:style-name="ce14">
            <text:p>-</text:p>
          </table:table-cell>
          <table:table-cell office:value-type="string" table:style-name="ce14">
            <text:p>-</text:p>
          </table:table-cell>
          <table:table-cell table:style-name="ce14"/>
          <table:table-cell table:number-columns-repeated="16367"/>
        </table:table-row>
        <table:table-row table:style-name="ro12">
          <table:table-cell office:value-type="string" table:style-name="ce17">
            <text:p>67</text:p>
          </table:table-cell>
          <table:table-cell office:value-type="string" table:style-name="ce9">
            <text:p><text:a xlink:href="https://www.prefeitura.sp.gov.br/cidade/secretarias/upload/transportes/SPTrans/contratos-convenios-parcerias/CONTRATO-TIVIT_2022-0420-01-00.pdf">2022/0420-01-00</text:a></text:p>
          </table:table-cell>
          <table:table-cell office:value-type="string" table:style-name="ce35">
            <text:p>CONSÓRCIO TIVIT</text:p>
          </table:table-cell>
          <table:table-cell office:value-type="string" table:style-name="ce10">
            <text:p>PRESTAÇÃO DE SERVIÇOS TÉCNICOS INTEGRADOS DE INFRAESTRUTURA DE PROCESSAMENTO, ARMAZENAMENTO E COMUNICAÇÃO DE DADOS, COM O CONCEITO DE NUVEM SOB DEMANDA, EM DOIS AMBIENTES DE ALTA DISPONIBILIDADE E MISSÃO CRÍTICA (DATACENTER), INCLUINDO SEGURANÇA, ESCALABILIDADE, GESTÃO E MONITORAMENTO DA OPERAÇÃO EM REGIME ININTERRUPTO, LICENÇAS DE SOFTWARES DE MERCADO, SUPORTE TÉCNICO DEDICADO DE PROFISSIONAIS ESPECIALIZADOS, PARA SUSTENTAÇÃO DO SBE - SISTEMA DE BILHETAGEM ELETRÔNICA (BILHETE ÚNICO) DO MUNICÍPIO DE SÃO PAULO</text:p>
          </table:table-cell>
          <table:table-cell office:value-type="date" office:date-value="2023-02-16T00:00:00" table:style-name="ce11">
            <text:p>16/02/2023</text:p>
          </table:table-cell>
          <table:table-cell office:value-type="date" office:date-value="2028-02-15T00:00:00" table:style-name="ce11">
            <text:p>15/02/2028</text:p>
          </table:table-cell>
          <table:table-cell office:value-type="currency" office:value="182577013" table:style-name="ce12">
            <text:p>R$ 182.577.013,00</text:p>
          </table:table-cell>
          <table:table-cell office:value-type="string" table:style-name="ce13">
            <text:p>2023</text:p>
          </table:table-cell>
          <table:table-cell office:value-type="string" table:style-name="ce34">
            <text:p>Contrato</text:p>
          </table:table-cell>
          <table:table-cell office:value-type="string" table:style-name="ce15">
            <text:p>07073027000153</text:p>
          </table:table-cell>
          <table:table-cell office:value-type="string" table:style-name="ce10">
            <text:p>Infraestrutura e gestão de data centers</text:p>
          </table:table-cell>
          <table:table-cell office:value-type="string" table:style-name="ce14">
            <text:p>Mauricio Lima Ferreira</text:p>
          </table:table-cell>
          <table:table-cell office:value-type="string" table:style-name="ce14">
            <text:p>DG/STI</text:p>
          </table:table-cell>
          <table:table-cell office:value-type="string" table:style-name="ce14">
            <text:p>Guilherme Farinácio de Carvalho</text:p>
          </table:table-cell>
          <table:table-cell office:value-type="string" table:style-name="ce14">
            <text:p>DG/STI/ATB</text:p>
          </table:table-cell>
          <table:table-cell office:value-type="string" table:style-name="ce14">
            <text:p>Vladimir Martins</text:p>
          </table:table-cell>
          <table:table-cell office:value-type="string" table:style-name="ce14">
            <text:p>DG/STI/ATB</text:p>
          </table:table-cell>
          <table:table-cell table:number-columns-repeated="16367"/>
        </table:table-row>
        <table:table-row table:style-name="ro4">
          <table:table-cell office:value-type="string" table:style-name="ce17">
            <text:p>68</text:p>
          </table:table-cell>
          <table:table-cell office:value-type="string" table:style-name="ce18">
            <text:p><text:a xlink:href="https://www.prefeitura.sp.gov.br/cidade/secretarias/upload/transportes/SPTrans/contratos-convenios-parcerias/CONTRATO-EZUTE_2023-0080-01-00.pdf">2023/0080-01-00</text:a></text:p>
          </table:table-cell>
          <table:table-cell office:value-type="string" table:style-name="ce10">
            <text:p>FUNDAÇÃO EZUTE</text:p>
          </table:table-cell>
          <table:table-cell office:value-type="string" table:style-name="ce10">
            <text:p>PRESTAÇÃO DE SERVIÇOS TÉCNICOS ESPECIALIZADOS PARA MODERNIZAÇÃO DO SISTEMA DE BILHETAGEM E MANUTENÇÃO EVOLUTIVA E CORRETIVA DE SISTEMAS LEGADOS (SISTEMA BILHETAGEM ELETRÔNICA E SISTEMA DE MONITORAMENTO DE FROTA) VISANDO A EVOLUÇÃO TECNOLÓGICA DOS PROCESSOS OPERACIONAIS E DE GESTÃO DO TRANSPORTE PÚBLICO COLETIVO DA CIDADE DE SÃO PAULO</text:p>
          </table:table-cell>
          <table:table-cell office:value-type="date" office:date-value="2023-02-27T00:00:00" table:style-name="ce19">
            <text:p>27/02/2023</text:p>
          </table:table-cell>
          <table:table-cell office:value-type="date" office:date-value="2025-08-26T00:00:00" table:style-name="ce19">
            <text:p>26/08/2025</text:p>
          </table:table-cell>
          <table:table-cell office:value-type="currency" office:value="27099045" table:style-name="ce12">
            <text:p>R$ 27.099.045,00</text:p>
          </table:table-cell>
          <table:table-cell office:value-type="string" table:style-name="ce13">
            <text:p>2023</text:p>
          </table:table-cell>
          <table:table-cell office:value-type="string" table:style-name="ce34">
            <text:p>Contrato</text:p>
          </table:table-cell>
          <table:table-cell table:style-name="ce15"/>
          <table:table-cell office:value-type="string" table:style-name="ce10">
            <text:p>Desenvolvimento de Software</text:p>
          </table:table-cell>
          <table:table-cell office:value-type="string" table:style-name="ce14">
            <text:p>Mauricio Lima Ferreira</text:p>
          </table:table-cell>
          <table:table-cell office:value-type="string" table:style-name="ce14">
            <text:p>DG/STI</text:p>
          </table:table-cell>
          <table:table-cell office:value-type="string" table:style-name="ce14">
            <text:p>Vladimir Martins</text:p>
            <text:p>Etore Costa Bellino</text:p>
          </table:table-cell>
          <table:table-cell office:value-type="string" table:style-name="ce14">
            <text:p>Não há</text:p>
          </table:table-cell>
          <table:table-cell office:value-type="string" table:style-name="ce14">
            <text:p>Raphael Prieto</text:p>
          </table:table-cell>
          <table:table-cell office:value-type="string" table:style-name="ce14">
            <text:p>Não há</text:p>
          </table:table-cell>
          <table:table-cell table:number-columns-repeated="16367"/>
        </table:table-row>
        <table:table-row table:number-rows-repeated="11" table:style-name="ro14">
          <table:table-cell table:style-name="ce38"/>
          <table:table-cell table:style-name="ce1"/>
          <table:table-cell table:number-columns-repeated="2" table:style-name="ce30"/>
          <table:table-cell table:number-columns-repeated="2" table:style-name="ce1"/>
          <table:table-cell table:style-name="ce39"/>
          <table:table-cell table:style-name="ce38"/>
          <table:table-cell table:number-columns-repeated="2" table:style-name="ce37"/>
          <table:table-cell table:style-name="ce40"/>
          <table:table-cell table:number-columns-repeated="16373" table:style-name="ce1"/>
        </table:table-row>
        <table:table-row table:number-rows-repeated="945" table:style-name="ro14">
          <table:table-cell table:style-name="ce38"/>
          <table:table-cell table:style-name="ce1"/>
          <table:table-cell table:number-columns-repeated="2" table:style-name="ce30"/>
          <table:table-cell table:number-columns-repeated="2" table:style-name="ce1"/>
          <table:table-cell table:style-name="ce39"/>
          <table:table-cell table:style-name="ce38"/>
          <table:table-cell table:number-columns-repeated="2" table:style-name="ce37"/>
          <table:table-cell table:style-name="ce40"/>
          <table:table-cell table:number-columns-repeated="16373"/>
        </table:table-row>
        <table:table-row table:number-rows-repeated="1047551" table:style-name="ro1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number:text>
      <number:month/>
      <number:text>/</number:text>
      <number:year number:style="long"/>
    </number:date-style>
    <number:currency-style style:name="N37" number:language="pt" number:country="BR">
      <number:currency-symbol number:language="pt" number:country="BR">R$ </number:currency-symbol>
      <number:number number:decimal-places="2" number:min-decimal-places="2" number:min-integer-digits="1" number:grouping="true"/>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Fernanda Campagnucci</dc:creator>
    <meta:creation-date>2023-09-16T22:59:48Z</meta:creation-date>
    <dc:date>2023-09-16T22:59:48Z</dc:date>
  </office:meta>
</office:document-meta>
</file>